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72.43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33.21mm"/>
    </style:style>
    <style:style style:name="co10" style:family="table-column">
      <style:table-column-properties fo:break-before="auto" style:column-width="73.8mm"/>
    </style:style>
    <style:style style:name="co11" style:family="table-column">
      <style:table-column-properties fo:break-before="auto" style:column-width="77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7.13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.92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a9f883" style:text-align-source="fix" style:repeat-content="false" fo:border="0.06pt solid #000000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ackground-color="#a9f883" style:text-align-source="fix" style:repeat-content="false" fo:border-left="0.06pt solid #000000" fo:border-right="0.06pt solid #000000" fo:border-top="non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a9f883" style:text-align-source="fix" style:repeat-content="false" fo:border-left="0.06pt solid #000000" fo:border-right="0.06pt solid #000000" fo:border-top="non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a9f883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a9f883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 style:data-style-name="N1">
      <style:table-cell-properties fo:background-color="#d5fcc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1">
      <style:table-cell-properties fo:border-bottom="0.06pt solid #000000" fo:background-color="#d5fcc2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 style:data-style-name="N113">
      <style:table-cell-properties fo:background-color="#d5fcc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 style:data-style-name="N113">
      <style:table-cell-properties fo:border-bottom="0.06pt solid #000000" fo:background-color="#d5fcc2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a9f883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a9f883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 style:data-style-name="N113">
      <style:table-cell-properties fo:border-bottom="none" fo:background-color="#d5fcc2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 style:data-style-name="N113">
      <style:table-cell-properties fo:border-bottom="0.06pt solid #000000" fo:background-color="#d5fcc2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adadfc" style:text-align-source="fix" style:repeat-content="false" fo:border="0.06pt solid #000000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none" fo:background-color="#adadfc" fo:border-left="0.06pt solid #000000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adadfc" fo:border-left="0.06pt solid #000000" fo:border-right="0.06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adadfc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 style:data-style-name="N113">
      <style:table-cell-properties fo:background-color="#c8c8f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 style:data-style-name="N113">
      <style:table-cell-properties fo:border-bottom="0.06pt solid #000000" fo:background-color="#c8c8fc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8c8f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adadf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none" fo:background-color="#c8c8f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 style:data-style-name="N113">
      <style:table-cell-properties fo:border-bottom="none" fo:background-color="#c8c8f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 style:data-style-name="N113">
      <style:table-cell-properties fo:border-bottom="0.06pt solid #000000" fo:background-color="#c8c8f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Explanations" table:style-name="ta1">
        <table:table-column table:style-name="co1" table:number-columns-repeated="2" table:default-cell-style-name="Default"/>
        <table:table-row table:style-name="ro1" table:number-rows-repeated="28">
          <table:table-cell table:number-columns-repeated="2"/>
        </table:table-row>
        <table:table-row table:style-name="ro1">
          <table:table-cell table:style-name="ce1" office:value-type="string" calcext:value-type="string">
            <text:p>General notations</text:p>
          </table:table-cell>
          <table:table-cell/>
        </table:table-row>
        <table:table-row table:style-name="ro1">
          <table:table-cell office:value-type="string" calcext:value-type="string">
            <text:p>This 2k analysis follows the notation conventions of the course slides. We define for our experiment :</text:p>
          </table:table-cell>
          <table:table-cell/>
        </table:table-row>
        <table:table-row table:style-name="ro1">
          <table:table-cell office:value-type="string" calcext:value-type="string">
            <text:p>xS : the indicator for the number of serv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: 2 servers</text:p>
          </table:table-cell>
        </table:table-row>
        <table:table-row table:style-name="ro1">
          <table:table-cell/>
          <table:table-cell office:value-type="string" calcext:value-type="string">
            <text:p>1 : 3 servers</text:p>
          </table:table-cell>
        </table:table-row>
        <table:table-row table:style-name="ro1">
          <table:table-cell office:value-type="string" calcext:value-type="string">
            <text:p>xM : the indicator for the number of middlewa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: 1 middleware</text:p>
          </table:table-cell>
        </table:table-row>
        <table:table-row table:style-name="ro1">
          <table:table-cell/>
          <table:table-cell office:value-type="string" calcext:value-type="string">
            <text:p>1 : 2 middlewares</text:p>
          </table:table-cell>
        </table:table-row>
        <table:table-row table:style-name="ro1">
          <table:table-cell office:value-type="string" calcext:value-type="string">
            <text:p>xT : the indicator for the number of worker threa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: 8 worker threads</text:p>
          </table:table-cell>
        </table:table-row>
        <table:table-row table:style-name="ro1">
          <table:table-cell/>
          <table:table-cell office:value-type="string" calcext:value-type="string">
            <text:p>1 : 32 worker threa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ure measures file</text:p>
          </table:table-cell>
          <table:table-cell/>
        </table:table-row>
        <table:table-row table:style-name="ro1">
          <table:table-cell office:value-type="string" calcext:value-type="string">
            <text:p>for each repetition, for each client, we write down the throughput (t1,t2,t3 under rep1, rep2 and rep3) for the different configurations</text:p>
          </table:table-cell>
          <table:table-cell/>
        </table:table-row>
        <table:table-row table:style-name="ro1">
          <table:table-cell office:value-type="string" calcext:value-type="string">
            <text:p>For the latency, we just take the latency measured on the first client for the first repetition</text:p>
          </table:table-cell>
          <table:table-cell/>
        </table:table-row>
        <table:table-row table:style-name="ro1">
          <table:table-cell office:value-type="string" calcext:value-type="string">
            <text:p>If we have xM=1, we take the throughput of the sum of the two middlewares. </text:p>
          </table:table-cell>
          <table:table-cell/>
        </table:table-row>
        <table:table-row table:style-name="ro1">
          <table:table-cell office:value-type="string" calcext:value-type="string">
            <text:p>The total throughput for each repetition (t) is the sum of the throughput from the 3 clients</text:p>
          </table:table-cell>
          <table:table-cell/>
        </table:table-row>
        <table:table-row table:style-name="ro1">
          <table:table-cell office:value-type="string" calcext:value-type="string">
            <text:p>All statistics are taken on the client and not the middleware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With errors file</text:p>
          </table:table-cell>
          <table:table-cell/>
        </table:table-row>
        <table:table-row table:style-name="ro1">
          <table:table-cell office:value-type="string" calcext:value-type="string">
            <text:p>In this file, we calculate first the errors corresponding to each repetition. For example, et1 represents the error of the throughput from the first repetition compared to the mean (columm K)</text:p>
          </table:table-cell>
          <table:table-cell/>
        </table:table-row>
        <table:table-row table:style-name="ro1">
          <table:table-cell office:value-type="string" calcext:value-type="string">
            <text:p>We do this for both r and t</text:p>
          </table:table-cell>
          <table:table-cell/>
        </table:table-row>
        <table:table-row table:style-name="ro1">
          <table:table-cell office:value-type="string" calcext:value-type="string">
            <text:p>Once done, we compute the SSE for both t and 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hroughput and response time file</text:p>
          </table:table-cell>
          <table:table-cell/>
        </table:table-row>
        <table:table-row table:style-name="ro1">
          <table:table-cell office:value-type="string" calcext:value-type="string">
            <text:p>Here we add the combined indicators and calculate the explained variation for the throughput respectively the response time, this for all the indicators. </text:p>
          </table:table-cell>
          <table:table-cell/>
        </table:table-row>
        <table:table-row table:style-name="ro1">
          <table:table-cell office:value-type="string" calcext:value-type="string">
            <text:p>This variance is computed in %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ummary for report</text:p>
          </table:table-cell>
          <table:table-cell/>
        </table:table-row>
        <table:table-row table:style-name="ro1">
          <table:table-cell office:value-type="string" calcext:value-type="string">
            <text:p>The values are brought back into a nice form, and some colors are added :) </text:p>
          </table:table-cell>
          <table:table-cell/>
        </table:table-row>
      </table:table>
      <table:table table:name="Pure measures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Ratio 0:1</text:p>
          </table:table-cell>
          <table:table-cell table:number-columns-repeated="2"/>
          <table:table-cell table:style-name="Default"/>
          <table:table-cell table:style-name="ce4" office:value-type="string" calcext:value-type="string" table:number-columns-spanned="5" table:number-rows-spanned="1">
            <text:p>rep1</text:p>
          </table:table-cell>
          <table:covered-table-cell table:number-columns-repeated="3"/>
          <table:covered-table-cell table:style-name="Default"/>
          <table:table-cell table:style-name="ce5" office:value-type="string" calcext:value-type="string" table:number-columns-spanned="5" table:number-rows-spanned="1">
            <text:p>rep2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rep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199" calcext:value-type="float">
            <text:p>1199</text:p>
          </table:table-cell>
          <table:table-cell office:value-type="float" office:value="1247" calcext:value-type="float">
            <text:p>1247</text:p>
          </table:table-cell>
          <table:table-cell office:value-type="float" office:value="1264" calcext:value-type="float">
            <text:p>1264</text:p>
          </table:table-cell>
          <table:table-cell table:formula="of:=SUM([.E3:.G3])" office:value-type="float" office:value="3710" calcext:value-type="float">
            <text:p>3710</text:p>
          </table:table-cell>
          <table:table-cell office:value-type="float" office:value="26.67" calcext:value-type="float">
            <text:p>26.67</text:p>
          </table:table-cell>
          <table:table-cell office:value-type="float" office:value="1233" calcext:value-type="float">
            <text:p>1233</text:p>
          </table:table-cell>
          <table:table-cell office:value-type="float" office:value="1289" calcext:value-type="float">
            <text:p>1289</text:p>
          </table:table-cell>
          <table:table-cell office:value-type="float" office:value="1304" calcext:value-type="float">
            <text:p>1304</text:p>
          </table:table-cell>
          <table:table-cell table:formula="of:=SUM([.J3:.L3])" office:value-type="float" office:value="3826" calcext:value-type="float">
            <text:p>3826</text:p>
          </table:table-cell>
          <table:table-cell office:value-type="float" office:value="25.96" calcext:value-type="float">
            <text:p>25.96</text:p>
          </table:table-cell>
          <table:table-cell office:value-type="float" office:value="1253" calcext:value-type="float">
            <text:p>1253</text:p>
          </table:table-cell>
          <table:table-cell office:value-type="float" office:value="1292" calcext:value-type="float">
            <text:p>1292</text:p>
          </table:table-cell>
          <table:table-cell office:value-type="float" office:value="1332" calcext:value-type="float">
            <text:p>1332</text:p>
          </table:table-cell>
          <table:table-cell table:formula="of:=SUM([.O3:.Q3])" office:value-type="float" office:value="3877" calcext:value-type="float">
            <text:p>3877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559" calcext:value-type="float">
            <text:p>2559</text:p>
          </table:table-cell>
          <table:table-cell office:value-type="float" office:value="2958" calcext:value-type="float">
            <text:p>2958</text:p>
          </table:table-cell>
          <table:table-cell office:value-type="float" office:value="2976" calcext:value-type="float">
            <text:p>2976</text:p>
          </table:table-cell>
          <table:table-cell table:formula="of:=SUM([.E4:.G4])" office:value-type="float" office:value="8493" calcext:value-type="float">
            <text:p>8493</text:p>
          </table:table-cell>
          <table:table-cell office:value-type="float" office:value="12.49" calcext:value-type="float">
            <text:p>12.49</text:p>
          </table:table-cell>
          <table:table-cell office:value-type="float" office:value="2522" calcext:value-type="float">
            <text:p>2522</text:p>
          </table:table-cell>
          <table:table-cell office:value-type="float" office:value="2917" calcext:value-type="float">
            <text:p>2917</text:p>
          </table:table-cell>
          <table:table-cell office:value-type="float" office:value="2981" calcext:value-type="float">
            <text:p>2981</text:p>
          </table:table-cell>
          <table:table-cell table:formula="of:=SUM([.J4:.L4])" office:value-type="float" office:value="8420" calcext:value-type="float">
            <text:p>8420</text:p>
          </table:table-cell>
          <table:table-cell office:value-type="float" office:value="12.68" calcext:value-type="float">
            <text:p>12.68</text:p>
          </table:table-cell>
          <table:table-cell office:value-type="float" office:value="2584" calcext:value-type="float">
            <text:p>2584</text:p>
          </table:table-cell>
          <table:table-cell office:value-type="float" office:value="2974" calcext:value-type="float">
            <text:p>2974</text:p>
          </table:table-cell>
          <table:table-cell office:value-type="float" office:value="2997" calcext:value-type="float">
            <text:p>2997</text:p>
          </table:table-cell>
          <table:table-cell table:formula="of:=SUM([.O4:.Q4])" office:value-type="float" office:value="8555" calcext:value-type="float">
            <text:p>8555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403" calcext:value-type="float">
            <text:p>2403</text:p>
          </table:table-cell>
          <table:table-cell office:value-type="float" office:value="2492" calcext:value-type="float">
            <text:p>2492</text:p>
          </table:table-cell>
          <table:table-cell office:value-type="float" office:value="2523" calcext:value-type="float">
            <text:p>2523</text:p>
          </table:table-cell>
          <table:table-cell table:formula="of:=SUM([.E5:.G5])" office:value-type="float" office:value="7418" calcext:value-type="float">
            <text:p>7418</text:p>
          </table:table-cell>
          <table:table-cell office:value-type="float" office:value="24.99" calcext:value-type="float">
            <text:p>24.99</text:p>
          </table:table-cell>
          <table:table-cell office:value-type="float" office:value="2319" calcext:value-type="float">
            <text:p>2319</text:p>
          </table:table-cell>
          <table:table-cell office:value-type="float" office:value="2405" calcext:value-type="float">
            <text:p>2405</text:p>
          </table:table-cell>
          <table:table-cell office:value-type="float" office:value="2455" calcext:value-type="float">
            <text:p>2455</text:p>
          </table:table-cell>
          <table:table-cell table:formula="of:=SUM([.J5:.L5])" office:value-type="float" office:value="7179" calcext:value-type="float">
            <text:p>7179</text:p>
          </table:table-cell>
          <table:table-cell office:value-type="float" office:value="26.76" calcext:value-type="float">
            <text:p>26.76</text:p>
          </table:table-cell>
          <table:table-cell office:value-type="float" office:value="2324" calcext:value-type="float">
            <text:p>2324</text:p>
          </table:table-cell>
          <table:table-cell office:value-type="float" office:value="2412" calcext:value-type="float">
            <text:p>2412</text:p>
          </table:table-cell>
          <table:table-cell office:value-type="float" office:value="2444" calcext:value-type="float">
            <text:p>2444</text:p>
          </table:table-cell>
          <table:table-cell table:formula="of:=SUM([.O5:.Q5])" office:value-type="float" office:value="7180" calcext:value-type="float">
            <text:p>7180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63" calcext:value-type="float">
            <text:p>4563</text:p>
          </table:table-cell>
          <table:table-cell office:value-type="float" office:value="5184" calcext:value-type="float">
            <text:p>5184</text:p>
          </table:table-cell>
          <table:table-cell office:value-type="float" office:value="5217" calcext:value-type="float">
            <text:p>5217</text:p>
          </table:table-cell>
          <table:table-cell table:formula="of:=SUM([.E6:.G6])" office:value-type="float" office:value="14964" calcext:value-type="float">
            <text:p>14964</text:p>
          </table:table-cell>
          <table:table-cell office:value-type="float" office:value="12.47" calcext:value-type="float">
            <text:p>12.47</text:p>
          </table:table-cell>
          <table:table-cell office:value-type="float" office:value="4455" calcext:value-type="float">
            <text:p>4455</text:p>
          </table:table-cell>
          <table:table-cell office:value-type="float" office:value="5159" calcext:value-type="float">
            <text:p>5159</text:p>
          </table:table-cell>
          <table:table-cell office:value-type="float" office:value="5198" calcext:value-type="float">
            <text:p>5198</text:p>
          </table:table-cell>
          <table:table-cell table:formula="of:=SUM([.J6:.L6])" office:value-type="float" office:value="14812" calcext:value-type="float">
            <text:p>14812</text:p>
          </table:table-cell>
          <table:table-cell office:value-type="float" office:value="12.45" calcext:value-type="float">
            <text:p>12.45</text:p>
          </table:table-cell>
          <table:table-cell office:value-type="float" office:value="4886" calcext:value-type="float">
            <text:p>4886</text:p>
          </table:table-cell>
          <table:table-cell office:value-type="float" office:value="5534" calcext:value-type="float">
            <text:p>5534</text:p>
          </table:table-cell>
          <table:table-cell office:value-type="float" office:value="5572" calcext:value-type="float">
            <text:p>5572</text:p>
          </table:table-cell>
          <table:table-cell table:formula="of:=SUM([.O6:.Q6])" office:value-type="float" office:value="15992" calcext:value-type="float">
            <text:p>15992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81" calcext:value-type="float">
            <text:p>1281</text:p>
          </table:table-cell>
          <table:table-cell office:value-type="float" office:value="1341" calcext:value-type="float">
            <text:p>1341</text:p>
          </table:table-cell>
          <table:table-cell office:value-type="float" office:value="1355" calcext:value-type="float">
            <text:p>1355</text:p>
          </table:table-cell>
          <table:table-cell table:formula="of:=SUM([.E7:.G7])" office:value-type="float" office:value="3977" calcext:value-type="float">
            <text:p>3977</text:p>
          </table:table-cell>
          <table:table-cell office:value-type="float" office:value="25.39" calcext:value-type="float">
            <text:p>25.39</text:p>
          </table:table-cell>
          <table:table-cell office:value-type="float" office:value="1347" calcext:value-type="float">
            <text:p>1347</text:p>
          </table:table-cell>
          <table:table-cell office:value-type="float" office:value="1411" calcext:value-type="float">
            <text:p>1411</text:p>
          </table:table-cell>
          <table:table-cell office:value-type="float" office:value="1422" calcext:value-type="float">
            <text:p>1422</text:p>
          </table:table-cell>
          <table:table-cell table:formula="of:=SUM([.J7:.L7])" office:value-type="float" office:value="4180" calcext:value-type="float">
            <text:p>4180</text:p>
          </table:table-cell>
          <table:table-cell office:value-type="float" office:value="24.14" calcext:value-type="float">
            <text:p>24.14</text:p>
          </table:table-cell>
          <table:table-cell office:value-type="float" office:value="1213" calcext:value-type="float">
            <text:p>1213</text:p>
          </table:table-cell>
          <table:table-cell office:value-type="float" office:value="1285" calcext:value-type="float">
            <text:p>1285</text:p>
          </table:table-cell>
          <table:table-cell office:value-type="float" office:value="1305" calcext:value-type="float">
            <text:p>1305</text:p>
          </table:table-cell>
          <table:table-cell table:formula="of:=SUM([.O7:.Q7])" office:value-type="float" office:value="3803" calcext:value-type="float">
            <text:p>3803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535" calcext:value-type="float">
            <text:p>2535</text:p>
          </table:table-cell>
          <table:table-cell office:value-type="float" office:value="3212" calcext:value-type="float">
            <text:p>3212</text:p>
          </table:table-cell>
          <table:table-cell office:value-type="float" office:value="3234" calcext:value-type="float">
            <text:p>3234</text:p>
          </table:table-cell>
          <table:table-cell table:formula="of:=SUM([.E8:.G8])" office:value-type="float" office:value="8981" calcext:value-type="float">
            <text:p>8981</text:p>
          </table:table-cell>
          <table:table-cell office:value-type="float" office:value="12.61" calcext:value-type="float">
            <text:p>12.61</text:p>
          </table:table-cell>
          <table:table-cell office:value-type="float" office:value="2741" calcext:value-type="float">
            <text:p>2741</text:p>
          </table:table-cell>
          <table:table-cell office:value-type="float" office:value="3488" calcext:value-type="float">
            <text:p>3488</text:p>
          </table:table-cell>
          <table:table-cell office:value-type="float" office:value="3505" calcext:value-type="float">
            <text:p>3505</text:p>
          </table:table-cell>
          <table:table-cell table:formula="of:=SUM([.J8:.L8])" office:value-type="float" office:value="9734" calcext:value-type="float">
            <text:p>9734</text:p>
          </table:table-cell>
          <table:table-cell office:value-type="float" office:value="11.67" calcext:value-type="float">
            <text:p>11.67</text:p>
          </table:table-cell>
          <table:table-cell office:value-type="float" office:value="2790" calcext:value-type="float">
            <text:p>2790</text:p>
          </table:table-cell>
          <table:table-cell office:value-type="float" office:value="3547" calcext:value-type="float">
            <text:p>3547</text:p>
          </table:table-cell>
          <table:table-cell office:value-type="float" office:value="3580" calcext:value-type="float">
            <text:p>3580</text:p>
          </table:table-cell>
          <table:table-cell table:formula="of:=SUM([.O8:.Q8])" office:value-type="float" office:value="9917" calcext:value-type="float">
            <text:p>9917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36" calcext:value-type="float">
            <text:p>2236</text:p>
          </table:table-cell>
          <table:table-cell office:value-type="float" office:value="2377" calcext:value-type="float">
            <text:p>2377</text:p>
          </table:table-cell>
          <table:table-cell office:value-type="float" office:value="2420" calcext:value-type="float">
            <text:p>2420</text:p>
          </table:table-cell>
          <table:table-cell table:formula="of:=SUM([.E9:.G9])" office:value-type="float" office:value="7033" calcext:value-type="float">
            <text:p>7033</text:p>
          </table:table-cell>
          <table:table-cell office:value-type="float" office:value="25.22" calcext:value-type="float">
            <text:p>25.22</text:p>
          </table:table-cell>
          <table:table-cell office:value-type="float" office:value="2422" calcext:value-type="float">
            <text:p>2422</text:p>
          </table:table-cell>
          <table:table-cell office:value-type="float" office:value="2578" calcext:value-type="float">
            <text:p>2578</text:p>
          </table:table-cell>
          <table:table-cell office:value-type="float" office:value="2620" calcext:value-type="float">
            <text:p>2620</text:p>
          </table:table-cell>
          <table:table-cell table:formula="of:=SUM([.J9:.L9])" office:value-type="float" office:value="7620" calcext:value-type="float">
            <text:p>7620</text:p>
          </table:table-cell>
          <table:table-cell office:value-type="float" office:value="23.32" calcext:value-type="float">
            <text:p>23.32</text:p>
          </table:table-cell>
          <table:table-cell office:value-type="float" office:value="2348" calcext:value-type="float">
            <text:p>2348</text:p>
          </table:table-cell>
          <table:table-cell office:value-type="float" office:value="2494" calcext:value-type="float">
            <text:p>2494</text:p>
          </table:table-cell>
          <table:table-cell office:value-type="float" office:value="2533" calcext:value-type="float">
            <text:p>2533</text:p>
          </table:table-cell>
          <table:table-cell table:formula="of:=SUM([.O9:.Q9])" office:value-type="float" office:value="7375" calcext:value-type="float">
            <text:p>7375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99" calcext:value-type="float">
            <text:p>4799</text:p>
          </table:table-cell>
          <table:table-cell table:number-columns-repeated="2" office:value-type="float" office:value="6037" calcext:value-type="float">
            <text:p>6037</text:p>
          </table:table-cell>
          <table:table-cell table:formula="of:=SUM([.E10:.G10])" office:value-type="float" office:value="16873" calcext:value-type="float">
            <text:p>16873</text:p>
          </table:table-cell>
          <table:table-cell office:value-type="float" office:value="11.13" calcext:value-type="float">
            <text:p>11.13</text:p>
          </table:table-cell>
          <table:table-cell office:value-type="float" office:value="4891" calcext:value-type="float">
            <text:p>4891</text:p>
          </table:table-cell>
          <table:table-cell office:value-type="float" office:value="6138" calcext:value-type="float">
            <text:p>6138</text:p>
          </table:table-cell>
          <table:table-cell office:value-type="float" office:value="6340" calcext:value-type="float">
            <text:p>6340</text:p>
          </table:table-cell>
          <table:table-cell table:formula="of:=SUM([.J10:.L10])" office:value-type="float" office:value="17369" calcext:value-type="float">
            <text:p>17369</text:p>
          </table:table-cell>
          <table:table-cell table:style-name="Default" office:value-type="float" office:value="11.08" calcext:value-type="float">
            <text:p>11.08</text:p>
          </table:table-cell>
          <table:table-cell office:value-type="float" office:value="4447" calcext:value-type="float">
            <text:p>4447</text:p>
          </table:table-cell>
          <table:table-cell office:value-type="float" office:value="5500" calcext:value-type="float">
            <text:p>5500</text:p>
          </table:table-cell>
          <table:table-cell office:value-type="float" office:value="5667" calcext:value-type="float">
            <text:p>5667</text:p>
          </table:table-cell>
          <table:table-cell table:formula="of:=SUM([.O10:.Q10])" office:value-type="float" office:value="15614" calcext:value-type="float">
            <text:p>15614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Ratio 1:0</text:p>
          </table:table-cell>
          <table:table-cell table:number-columns-repeated="2"/>
          <table:table-cell table:style-name="Default"/>
          <table:table-cell table:style-name="ce4" office:value-type="string" calcext:value-type="string" table:number-columns-spanned="5" table:number-rows-spanned="1">
            <text:p>rep1</text:p>
          </table:table-cell>
          <table:covered-table-cell table:number-columns-repeated="3"/>
          <table:covered-table-cell table:style-name="Default"/>
          <table:table-cell table:style-name="ce5" office:value-type="string" calcext:value-type="string" table:number-columns-spanned="5" table:number-rows-spanned="1">
            <text:p>rep2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rep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053" calcext:value-type="float">
            <text:p>1053</text:p>
          </table:table-cell>
          <table:table-cell office:value-type="float" office:value="1065" calcext:value-type="float">
            <text:p>1065</text:p>
          </table:table-cell>
          <table:table-cell office:value-type="float" office:value="1076" calcext:value-type="float">
            <text:p>1076</text:p>
          </table:table-cell>
          <table:table-cell table:formula="of:=SUM([.E14:.G14])" office:value-type="float" office:value="3194" calcext:value-type="float">
            <text:p>3194</text:p>
          </table:table-cell>
          <table:table-cell office:value-type="float" office:value="30.36" calcext:value-type="float">
            <text:p>30.36</text:p>
          </table:table-cell>
          <table:table-cell office:value-type="float" office:value="1076" calcext:value-type="float">
            <text:p>1076</text:p>
          </table:table-cell>
          <table:table-cell office:value-type="float" office:value="1088" calcext:value-type="float">
            <text:p>1088</text:p>
          </table:table-cell>
          <table:table-cell office:value-type="float" office:value="1099" calcext:value-type="float">
            <text:p>1099</text:p>
          </table:table-cell>
          <table:table-cell table:formula="of:=SUM([.J14:.L14])" office:value-type="float" office:value="3263" calcext:value-type="float">
            <text:p>3263</text:p>
          </table:table-cell>
          <table:table-cell office:value-type="float" office:value="29.723" calcext:value-type="float">
            <text:p>29.723</text:p>
          </table:table-cell>
          <table:table-cell office:value-type="float" office:value="1080" calcext:value-type="float">
            <text:p>1080</text:p>
          </table:table-cell>
          <table:table-cell office:value-type="float" office:value="1094" calcext:value-type="float">
            <text:p>1094</text:p>
          </table:table-cell>
          <table:table-cell office:value-type="float" office:value="1109" calcext:value-type="float">
            <text:p>1109</text:p>
          </table:table-cell>
          <table:table-cell table:formula="of:=SUM([.O14:.Q14])" office:value-type="float" office:value="3283" calcext:value-type="float">
            <text:p>3283</text:p>
          </table:table-cell>
          <table:table-cell office:value-type="float" office:value="29.62" calcext:value-type="float">
            <text:p>29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164" calcext:value-type="float">
            <text:p>2164</text:p>
          </table:table-cell>
          <table:table-cell office:value-type="float" office:value="2416" calcext:value-type="float">
            <text:p>2416</text:p>
          </table:table-cell>
          <table:table-cell office:value-type="float" office:value="2435" calcext:value-type="float">
            <text:p>2435</text:p>
          </table:table-cell>
          <table:table-cell table:formula="of:=SUM([.E15:.G15])" office:value-type="float" office:value="7015" calcext:value-type="float">
            <text:p>7015</text:p>
          </table:table-cell>
          <table:table-cell office:value-type="float" office:value="14.78" calcext:value-type="float">
            <text:p>14.78</text:p>
          </table:table-cell>
          <table:table-cell office:value-type="float" office:value="2194" calcext:value-type="float">
            <text:p>2194</text:p>
          </table:table-cell>
          <table:table-cell office:value-type="float" office:value="2423" calcext:value-type="float">
            <text:p>2423</text:p>
          </table:table-cell>
          <table:table-cell office:value-type="float" office:value="2388" calcext:value-type="float">
            <text:p>2388</text:p>
          </table:table-cell>
          <table:table-cell table:formula="of:=SUM([.J15:.L15])" office:value-type="float" office:value="7005" calcext:value-type="float">
            <text:p>7005</text:p>
          </table:table-cell>
          <table:table-cell office:value-type="float" office:value="14.57" calcext:value-type="float">
            <text:p>14.57</text:p>
          </table:table-cell>
          <table:table-cell office:value-type="float" office:value="2140" calcext:value-type="float">
            <text:p>2140</text:p>
          </table:table-cell>
          <table:table-cell office:value-type="float" office:value="2375" calcext:value-type="float">
            <text:p>2375</text:p>
          </table:table-cell>
          <table:table-cell office:value-type="float" office:value="2398" calcext:value-type="float">
            <text:p>2398</text:p>
          </table:table-cell>
          <table:table-cell table:formula="of:=SUM([.O15:.Q15])" office:value-type="float" office:value="6913" calcext:value-type="float">
            <text:p>691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69" calcext:value-type="float">
            <text:p>2169</text:p>
          </table:table-cell>
          <table:table-cell office:value-type="float" office:value="2210" calcext:value-type="float">
            <text:p>2210</text:p>
          </table:table-cell>
          <table:table-cell office:value-type="float" office:value="2230" calcext:value-type="float">
            <text:p>2230</text:p>
          </table:table-cell>
          <table:table-cell table:formula="of:=SUM([.E16:.G16])" office:value-type="float" office:value="6609" calcext:value-type="float">
            <text:p>6609</text:p>
          </table:table-cell>
          <table:table-cell office:value-type="float" office:value="28.12" calcext:value-type="float">
            <text:p>28.12</text:p>
          </table:table-cell>
          <table:table-cell office:value-type="float" office:value="2076" calcext:value-type="float">
            <text:p>2076</text:p>
          </table:table-cell>
          <table:table-cell office:value-type="float" office:value="2079" calcext:value-type="float">
            <text:p>2079</text:p>
          </table:table-cell>
          <table:table-cell office:value-type="float" office:value="2113" calcext:value-type="float">
            <text:p>2113</text:p>
          </table:table-cell>
          <table:table-cell table:formula="of:=SUM([.J16:.L16])" office:value-type="float" office:value="6268" calcext:value-type="float">
            <text:p>6268</text:p>
          </table:table-cell>
          <table:table-cell office:value-type="float" office:value="29.59" calcext:value-type="float">
            <text:p>29.59</text:p>
          </table:table-cell>
          <table:table-cell office:value-type="float" office:value="2030" calcext:value-type="float">
            <text:p>2030</text:p>
          </table:table-cell>
          <table:table-cell office:value-type="float" office:value="2064" calcext:value-type="float">
            <text:p>2064</text:p>
          </table:table-cell>
          <table:table-cell office:value-type="float" office:value="2090" calcext:value-type="float">
            <text:p>2090</text:p>
          </table:table-cell>
          <table:table-cell table:formula="of:=SUM([.O16:.Q16])" office:value-type="float" office:value="6184" calcext:value-type="float">
            <text:p>6184</text:p>
          </table:table-cell>
          <table:table-cell office:value-type="float" office:value="29.09" calcext:value-type="float">
            <text:p>29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3559" calcext:value-type="float">
            <text:p>3559</text:p>
          </table:table-cell>
          <table:table-cell office:value-type="float" office:value="3572" calcext:value-type="float">
            <text:p>3572</text:p>
          </table:table-cell>
          <table:table-cell table:formula="of:=SUM([.E17:.G17])" office:value-type="float" office:value="10331" calcext:value-type="float">
            <text:p>10331</text:p>
          </table:table-cell>
          <table:table-cell office:value-type="float" office:value="18.21" calcext:value-type="float">
            <text:p>18.21</text:p>
          </table:table-cell>
          <table:table-cell office:value-type="float" office:value="3431" calcext:value-type="float">
            <text:p>3431</text:p>
          </table:table-cell>
          <table:table-cell office:value-type="float" office:value="3804" calcext:value-type="float">
            <text:p>3804</text:p>
          </table:table-cell>
          <table:table-cell office:value-type="float" office:value="3813" calcext:value-type="float">
            <text:p>3813</text:p>
          </table:table-cell>
          <table:table-cell table:formula="of:=SUM([.J17:.L17])" office:value-type="float" office:value="11048" calcext:value-type="float">
            <text:p>11048</text:p>
          </table:table-cell>
          <table:table-cell office:value-type="float" office:value="17.28" calcext:value-type="float">
            <text:p>17.28</text:p>
          </table:table-cell>
          <table:table-cell office:value-type="float" office:value="3392" calcext:value-type="float">
            <text:p>3392</text:p>
          </table:table-cell>
          <table:table-cell office:value-type="float" office:value="3770" calcext:value-type="float">
            <text:p>3770</text:p>
          </table:table-cell>
          <table:table-cell office:value-type="float" office:value="3796" calcext:value-type="float">
            <text:p>3796</text:p>
          </table:table-cell>
          <table:table-cell table:formula="of:=SUM([.O17:.Q17])" office:value-type="float" office:value="10958" calcext:value-type="float">
            <text:p>10958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67" calcext:value-type="float">
            <text:p>1067</text:p>
          </table:table-cell>
          <table:table-cell office:value-type="float" office:value="1080" calcext:value-type="float">
            <text:p>1080</text:p>
          </table:table-cell>
          <table:table-cell office:value-type="float" office:value="1091" calcext:value-type="float">
            <text:p>1091</text:p>
          </table:table-cell>
          <table:table-cell table:formula="of:=SUM([.E18:.G18])" office:value-type="float" office:value="3238" calcext:value-type="float">
            <text:p>3238</text:p>
          </table:table-cell>
          <table:table-cell office:value-type="float" office:value="29.98" calcext:value-type="float">
            <text:p>29.98</text:p>
          </table:table-cell>
          <table:table-cell office:value-type="float" office:value="998" calcext:value-type="float">
            <text:p>998</text:p>
          </table:table-cell>
          <table:table-cell office:value-type="float" office:value="1015" calcext:value-type="float">
            <text:p>1015</text:p>
          </table:table-cell>
          <table:table-cell office:value-type="float" office:value="1031" calcext:value-type="float">
            <text:p>1031</text:p>
          </table:table-cell>
          <table:table-cell table:formula="of:=SUM([.J18:.L18])" office:value-type="float" office:value="3044" calcext:value-type="float">
            <text:p>3044</text:p>
          </table:table-cell>
          <table:table-cell office:value-type="float" office:value="32.05" calcext:value-type="float">
            <text:p>32.05</text:p>
          </table:table-cell>
          <table:table-cell office:value-type="float" office:value="1045" calcext:value-type="float">
            <text:p>1045</text:p>
          </table:table-cell>
          <table:table-cell office:value-type="float" office:value="1064" calcext:value-type="float">
            <text:p>1064</text:p>
          </table:table-cell>
          <table:table-cell office:value-type="float" office:value="1078" calcext:value-type="float">
            <text:p>1078</text:p>
          </table:table-cell>
          <table:table-cell table:formula="of:=SUM([.O18:.Q18])" office:value-type="float" office:value="3187" calcext:value-type="float">
            <text:p>3187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float" office:value="2198" calcext:value-type="float">
            <text:p>2198</text:p>
          </table:table-cell>
          <table:table-cell office:value-type="float" office:value="2208" calcext:value-type="float">
            <text:p>2208</text:p>
          </table:table-cell>
          <table:table-cell table:formula="of:=SUM([.E19:.G19])" office:value-type="float" office:value="6342" calcext:value-type="float">
            <text:p>6342</text:p>
          </table:table-cell>
          <table:table-cell office:value-type="float" office:value="16.52" calcext:value-type="float">
            <text:p>16.52</text:p>
          </table:table-cell>
          <table:table-cell office:value-type="float" office:value="1890" calcext:value-type="float">
            <text:p>1890</text:p>
          </table:table-cell>
          <table:table-cell office:value-type="float" office:value="2143" calcext:value-type="float">
            <text:p>2143</text:p>
          </table:table-cell>
          <table:table-cell office:value-type="float" office:value="2162" calcext:value-type="float">
            <text:p>2162</text:p>
          </table:table-cell>
          <table:table-cell table:formula="of:=SUM([.J19:.L19])" office:value-type="float" office:value="6195" calcext:value-type="float">
            <text:p>6195</text:p>
          </table:table-cell>
          <table:table-cell office:value-type="float" office:value="16.92" calcext:value-type="float">
            <text:p>16.92</text:p>
          </table:table-cell>
          <table:table-cell office:value-type="float" office:value="1938" calcext:value-type="float">
            <text:p>1938</text:p>
          </table:table-cell>
          <table:table-cell office:value-type="float" office:value="2202" calcext:value-type="float">
            <text:p>2202</text:p>
          </table:table-cell>
          <table:table-cell office:value-type="float" office:value="2223" calcext:value-type="float">
            <text:p>2223</text:p>
          </table:table-cell>
          <table:table-cell table:formula="of:=SUM([.O19:.Q19])" office:value-type="float" office:value="6363" calcext:value-type="float">
            <text:p>6363</text:p>
          </table:table-cell>
          <table:table-cell office:value-type="float" office:value="16.51" calcext:value-type="float">
            <text:p>16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887" calcext:value-type="float">
            <text:p>1887</text:p>
          </table:table-cell>
          <table:table-cell office:value-type="float" office:value="1898" calcext:value-type="float">
            <text:p>1898</text:p>
          </table:table-cell>
          <table:table-cell office:value-type="float" office:value="1919" calcext:value-type="float">
            <text:p>1919</text:p>
          </table:table-cell>
          <table:table-cell table:formula="of:=SUM([.E20:.G20])" office:value-type="float" office:value="5704" calcext:value-type="float">
            <text:p>5704</text:p>
          </table:table-cell>
          <table:table-cell office:value-type="float" office:value="30.86" calcext:value-type="float">
            <text:p>30.86</text:p>
          </table:table-cell>
          <table:table-cell office:value-type="float" office:value="1924" calcext:value-type="float">
            <text:p>1924</text:p>
          </table:table-cell>
          <table:table-cell office:value-type="float" office:value="1966" calcext:value-type="float">
            <text:p>1966</text:p>
          </table:table-cell>
          <table:table-cell office:value-type="float" office:value="2006" calcext:value-type="float">
            <text:p>2006</text:p>
          </table:table-cell>
          <table:table-cell table:formula="of:=SUM([.J20:.L20])" office:value-type="float" office:value="5896" calcext:value-type="float">
            <text:p>5896</text:p>
          </table:table-cell>
          <table:table-cell office:value-type="float" office:value="31.99" calcext:value-type="float">
            <text:p>31.99</text:p>
          </table:table-cell>
          <table:table-cell office:value-type="float" office:value="1962" calcext:value-type="float">
            <text:p>1962</text:p>
          </table:table-cell>
          <table:table-cell office:value-type="float" office:value="2031" calcext:value-type="float">
            <text:p>2031</text:p>
          </table:table-cell>
          <table:table-cell office:value-type="float" office:value="2075" calcext:value-type="float">
            <text:p>2075</text:p>
          </table:table-cell>
          <table:table-cell table:formula="of:=SUM([.O20:.Q20])" office:value-type="float" office:value="6068" calcext:value-type="float">
            <text:p>6068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79" calcext:value-type="float">
            <text:p>2879</text:p>
          </table:table-cell>
          <table:table-cell office:value-type="float" office:value="3258" calcext:value-type="float">
            <text:p>3258</text:p>
          </table:table-cell>
          <table:table-cell office:value-type="float" office:value="3293" calcext:value-type="float">
            <text:p>3293</text:p>
          </table:table-cell>
          <table:table-cell table:formula="of:=SUM([.E21:.G21])" office:value-type="float" office:value="9430" calcext:value-type="float">
            <text:p>9430</text:p>
          </table:table-cell>
          <table:table-cell office:value-type="float" office:value="20.15" calcext:value-type="float">
            <text:p>20.15</text:p>
          </table:table-cell>
          <table:table-cell office:value-type="float" office:value="2806" calcext:value-type="float">
            <text:p>2806</text:p>
          </table:table-cell>
          <table:table-cell office:value-type="float" office:value="3213" calcext:value-type="float">
            <text:p>3213</text:p>
          </table:table-cell>
          <table:table-cell office:value-type="float" office:value="3258" calcext:value-type="float">
            <text:p>3258</text:p>
          </table:table-cell>
          <table:table-cell table:formula="of:=SUM([.J21:.L21])" office:value-type="float" office:value="9277" calcext:value-type="float">
            <text:p>9277</text:p>
          </table:table-cell>
          <table:table-cell table:style-name="Default" office:value-type="float" office:value="19.54" calcext:value-type="float">
            <text:p>19.54</text:p>
          </table:table-cell>
          <table:table-cell office:value-type="float" office:value="2936" calcext:value-type="float">
            <text:p>2936</text:p>
          </table:table-cell>
          <table:table-cell office:value-type="float" office:value="3325" calcext:value-type="float">
            <text:p>3325</text:p>
          </table:table-cell>
          <table:table-cell office:value-type="float" office:value="3368" calcext:value-type="float">
            <text:p>3368</text:p>
          </table:table-cell>
          <table:table-cell table:formula="of:=SUM([.O21:.Q21])" office:value-type="float" office:value="9629" calcext:value-type="float">
            <text:p>9629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Ratio 1:1</text:p>
          </table:table-cell>
          <table:table-cell table:number-columns-repeated="2"/>
          <table:table-cell table:style-name="Default"/>
          <table:table-cell table:style-name="ce4" office:value-type="string" calcext:value-type="string" table:number-columns-spanned="5" table:number-rows-spanned="1">
            <text:p>rep1</text:p>
          </table:table-cell>
          <table:covered-table-cell table:number-columns-repeated="3"/>
          <table:covered-table-cell table:style-name="Default"/>
          <table:table-cell table:style-name="ce5" office:value-type="string" calcext:value-type="string" table:number-columns-spanned="5" table:number-rows-spanned="1">
            <text:p>rep2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rep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124" calcext:value-type="float">
            <text:p>1124</text:p>
          </table:table-cell>
          <table:table-cell office:value-type="float" office:value="1173" calcext:value-type="float">
            <text:p>1173</text:p>
          </table:table-cell>
          <table:table-cell office:value-type="float" office:value="1188" calcext:value-type="float">
            <text:p>1188</text:p>
          </table:table-cell>
          <table:table-cell table:formula="of:=SUM([.E25:.G25])" office:value-type="float" office:value="3485" calcext:value-type="float">
            <text:p>3485</text:p>
          </table:table-cell>
          <table:table-cell office:value-type="float" office:value="28.44" calcext:value-type="float">
            <text:p>28.44</text:p>
          </table:table-cell>
          <table:table-cell office:value-type="float" office:value="1134" calcext:value-type="float">
            <text:p>1134</text:p>
          </table:table-cell>
          <table:table-cell office:value-type="float" office:value="1182" calcext:value-type="float">
            <text:p>1182</text:p>
          </table:table-cell>
          <table:table-cell office:value-type="float" office:value="1198" calcext:value-type="float">
            <text:p>1198</text:p>
          </table:table-cell>
          <table:table-cell table:formula="of:=SUM([.J25:.L25])" office:value-type="float" office:value="3514" calcext:value-type="float">
            <text:p>3514</text:p>
          </table:table-cell>
          <table:table-cell office:value-type="float" office:value="28.19" calcext:value-type="float">
            <text:p>28.19</text:p>
          </table:table-cell>
          <table:table-cell office:value-type="float" office:value="1152" calcext:value-type="float">
            <text:p>1152</text:p>
          </table:table-cell>
          <table:table-cell office:value-type="float" office:value="1191" calcext:value-type="float">
            <text:p>1191</text:p>
          </table:table-cell>
          <table:table-cell office:value-type="float" office:value="1205" calcext:value-type="float">
            <text:p>1205</text:p>
          </table:table-cell>
          <table:table-cell table:formula="of:=SUM([.O25:.Q25])" office:value-type="float" office:value="3548" calcext:value-type="float">
            <text:p>3548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2603" calcext:value-type="float">
            <text:p>2603</text:p>
          </table:table-cell>
          <table:table-cell office:value-type="float" office:value="2625" calcext:value-type="float">
            <text:p>2625</text:p>
          </table:table-cell>
          <table:table-cell table:formula="of:=SUM([.E26:.G26])" office:value-type="float" office:value="7500" calcext:value-type="float">
            <text:p>7500</text:p>
          </table:table-cell>
          <table:table-cell office:value-type="float" office:value="14.08" calcext:value-type="float">
            <text:p>14.08</text:p>
          </table:table-cell>
          <table:table-cell office:value-type="float" office:value="2406" calcext:value-type="float">
            <text:p>2406</text:p>
          </table:table-cell>
          <table:table-cell office:value-type="float" office:value="2755" calcext:value-type="float">
            <text:p>2755</text:p>
          </table:table-cell>
          <table:table-cell office:value-type="float" office:value="2784" calcext:value-type="float">
            <text:p>2784</text:p>
          </table:table-cell>
          <table:table-cell table:formula="of:=SUM([.J26:.L26])" office:value-type="float" office:value="7945" calcext:value-type="float">
            <text:p>7945</text:p>
          </table:table-cell>
          <table:table-cell office:value-type="float" office:value="13.29" calcext:value-type="float">
            <text:p>13.29</text:p>
          </table:table-cell>
          <table:table-cell office:value-type="float" office:value="2382" calcext:value-type="float">
            <text:p>2382</text:p>
          </table:table-cell>
          <table:table-cell office:value-type="float" office:value="2725" calcext:value-type="float">
            <text:p>2725</text:p>
          </table:table-cell>
          <table:table-cell office:value-type="float" office:value="2748" calcext:value-type="float">
            <text:p>2748</text:p>
          </table:table-cell>
          <table:table-cell table:formula="of:=SUM([.O26:.Q26])" office:value-type="float" office:value="7855" calcext:value-type="float">
            <text:p>7855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74" calcext:value-type="float">
            <text:p>2074</text:p>
          </table:table-cell>
          <table:table-cell office:value-type="float" office:value="2149" calcext:value-type="float">
            <text:p>2149</text:p>
          </table:table-cell>
          <table:table-cell office:value-type="float" office:value="2183" calcext:value-type="float">
            <text:p>2183</text:p>
          </table:table-cell>
          <table:table-cell table:formula="of:=SUM([.E27:.G27])" office:value-type="float" office:value="6406" calcext:value-type="float">
            <text:p>6406</text:p>
          </table:table-cell>
          <table:table-cell office:value-type="float" office:value="28.82" calcext:value-type="float">
            <text:p>28.82</text:p>
          </table:table-cell>
          <table:table-cell office:value-type="float" office:value="2165" calcext:value-type="float">
            <text:p>2165</text:p>
          </table:table-cell>
          <table:table-cell office:value-type="float" office:value="2244" calcext:value-type="float">
            <text:p>2244</text:p>
          </table:table-cell>
          <table:table-cell office:value-type="float" office:value="2278" calcext:value-type="float">
            <text:p>2278</text:p>
          </table:table-cell>
          <table:table-cell table:formula="of:=SUM([.J27:.L27])" office:value-type="float" office:value="6687" calcext:value-type="float">
            <text:p>6687</text:p>
          </table:table-cell>
          <table:table-cell office:value-type="float" office:value="27.67" calcext:value-type="float">
            <text:p>27.67</text:p>
          </table:table-cell>
          <table:table-cell office:value-type="float" office:value="2144" calcext:value-type="float">
            <text:p>2144</text:p>
          </table:table-cell>
          <table:table-cell office:value-type="float" office:value="2189" calcext:value-type="float">
            <text:p>2189</text:p>
          </table:table-cell>
          <table:table-cell office:value-type="float" office:value="2219" calcext:value-type="float">
            <text:p>2219</text:p>
          </table:table-cell>
          <table:table-cell table:formula="of:=SUM([.O27:.Q27])" office:value-type="float" office:value="6552" calcext:value-type="float">
            <text:p>6552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56" calcext:value-type="float">
            <text:p>3656</text:p>
          </table:table-cell>
          <table:table-cell office:value-type="float" office:value="4153" calcext:value-type="float">
            <text:p>4153</text:p>
          </table:table-cell>
          <table:table-cell office:value-type="float" office:value="4205" calcext:value-type="float">
            <text:p>4205</text:p>
          </table:table-cell>
          <table:table-cell table:formula="of:=SUM([.E28:.G28])" office:value-type="float" office:value="12014" calcext:value-type="float">
            <text:p>12014</text:p>
          </table:table-cell>
          <table:table-cell office:value-type="float" office:value="15.35" calcext:value-type="float">
            <text:p>15.35</text:p>
          </table:table-cell>
          <table:table-cell office:value-type="float" office:value="3833" calcext:value-type="float">
            <text:p>3833</text:p>
          </table:table-cell>
          <table:table-cell office:value-type="float" office:value="4360" calcext:value-type="float">
            <text:p>4360</text:p>
          </table:table-cell>
          <table:table-cell office:value-type="float" office:value="4411" calcext:value-type="float">
            <text:p>4411</text:p>
          </table:table-cell>
          <table:table-cell table:formula="of:=SUM([.J28:.L28])" office:value-type="float" office:value="12604" calcext:value-type="float">
            <text:p>12604</text:p>
          </table:table-cell>
          <table:table-cell office:value-type="float" office:value="14.54" calcext:value-type="float">
            <text:p>14.54</text:p>
          </table:table-cell>
          <table:table-cell office:value-type="float" office:value="3860" calcext:value-type="float">
            <text:p>3860</text:p>
          </table:table-cell>
          <table:table-cell office:value-type="float" office:value="4366" calcext:value-type="float">
            <text:p>4366</text:p>
          </table:table-cell>
          <table:table-cell office:value-type="float" office:value="4392" calcext:value-type="float">
            <text:p>4392</text:p>
          </table:table-cell>
          <table:table-cell table:formula="of:=SUM([.O28:.Q28])" office:value-type="float" office:value="12618" calcext:value-type="float">
            <text:p>12618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73" calcext:value-type="float">
            <text:p>973</text:p>
          </table:table-cell>
          <table:table-cell office:value-type="float" office:value="1020" calcext:value-type="float">
            <text:p>1020</text:p>
          </table:table-cell>
          <table:table-cell office:value-type="float" office:value="1033" calcext:value-type="float">
            <text:p>1033</text:p>
          </table:table-cell>
          <table:table-cell table:formula="of:=SUM([.E29:.G29])" office:value-type="float" office:value="3026" calcext:value-type="float">
            <text:p>3026</text:p>
          </table:table-cell>
          <table:table-cell office:value-type="float" office:value="32.85" calcext:value-type="float">
            <text:p>32.85</text:p>
          </table:table-cell>
          <table:table-cell office:value-type="float" office:value="1162" calcext:value-type="float">
            <text:p>1162</text:p>
          </table:table-cell>
          <table:table-cell office:value-type="float" office:value="1216" calcext:value-type="float">
            <text:p>1216</text:p>
          </table:table-cell>
          <table:table-cell office:value-type="float" office:value="1227" calcext:value-type="float">
            <text:p>1227</text:p>
          </table:table-cell>
          <table:table-cell table:formula="of:=SUM([.J29:.L29])" office:value-type="float" office:value="3605" calcext:value-type="float">
            <text:p>3605</text:p>
          </table:table-cell>
          <table:table-cell office:value-type="float" office:value="27.51" calcext:value-type="float">
            <text:p>27.51</text:p>
          </table:table-cell>
          <table:table-cell office:value-type="float" office:value="1182" calcext:value-type="float">
            <text:p>1182</text:p>
          </table:table-cell>
          <table:table-cell office:value-type="float" office:value="1240" calcext:value-type="float">
            <text:p>1240</text:p>
          </table:table-cell>
          <table:table-cell office:value-type="float" office:value="1254" calcext:value-type="float">
            <text:p>1254</text:p>
          </table:table-cell>
          <table:table-cell table:formula="of:=SUM([.O29:.Q29])" office:value-type="float" office:value="3676" calcext:value-type="float">
            <text:p>3676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091" calcext:value-type="float">
            <text:p>2091</text:p>
          </table:table-cell>
          <table:table-cell office:value-type="float" office:value="2505" calcext:value-type="float">
            <text:p>2505</text:p>
          </table:table-cell>
          <table:table-cell office:value-type="float" office:value="2523" calcext:value-type="float">
            <text:p>2523</text:p>
          </table:table-cell>
          <table:table-cell table:formula="of:=SUM([.E30:.G30])" office:value-type="float" office:value="7119" calcext:value-type="float">
            <text:p>7119</text:p>
          </table:table-cell>
          <table:table-cell office:value-type="float" office:value="15.29" calcext:value-type="float">
            <text:p>15.29</text:p>
          </table:table-cell>
          <table:table-cell office:value-type="float" office:value="2150" calcext:value-type="float">
            <text:p>2150</text:p>
          </table:table-cell>
          <table:table-cell office:value-type="float" office:value="2561" calcext:value-type="float">
            <text:p>2561</text:p>
          </table:table-cell>
          <table:table-cell office:value-type="float" office:value="2592" calcext:value-type="float">
            <text:p>2592</text:p>
          </table:table-cell>
          <table:table-cell table:formula="of:=SUM([.J30:.L30])" office:value-type="float" office:value="7303" calcext:value-type="float">
            <text:p>7303</text:p>
          </table:table-cell>
          <table:table-cell office:value-type="float" office:value="14.87" calcext:value-type="float">
            <text:p>14.87</text:p>
          </table:table-cell>
          <table:table-cell office:value-type="float" office:value="2121" calcext:value-type="float">
            <text:p>2121</text:p>
          </table:table-cell>
          <table:table-cell office:value-type="float" office:value="2562" calcext:value-type="float">
            <text:p>2562</text:p>
          </table:table-cell>
          <table:table-cell office:value-type="float" office:value="2588" calcext:value-type="float">
            <text:p>2588</text:p>
          </table:table-cell>
          <table:table-cell table:formula="of:=SUM([.O30:.Q30])" office:value-type="float" office:value="7271" calcext:value-type="float">
            <text:p>7271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77" calcext:value-type="float">
            <text:p>2077</text:p>
          </table:table-cell>
          <table:table-cell office:value-type="float" office:value="2146" calcext:value-type="float">
            <text:p>2146</text:p>
          </table:table-cell>
          <table:table-cell office:value-type="float" office:value="2182" calcext:value-type="float">
            <text:p>2182</text:p>
          </table:table-cell>
          <table:table-cell table:formula="of:=SUM([.E31:.G31])" office:value-type="float" office:value="6405" calcext:value-type="float">
            <text:p>6405</text:p>
          </table:table-cell>
          <table:table-cell office:value-type="float" office:value="29.42" calcext:value-type="float">
            <text:p>29.42</text:p>
          </table:table-cell>
          <table:table-cell office:value-type="float" office:value="2078" calcext:value-type="float">
            <text:p>2078</text:p>
          </table:table-cell>
          <table:table-cell office:value-type="float" office:value="2183" calcext:value-type="float">
            <text:p>2183</text:p>
          </table:table-cell>
          <table:table-cell office:value-type="float" office:value="2210" calcext:value-type="float">
            <text:p>2210</text:p>
          </table:table-cell>
          <table:table-cell table:formula="of:=SUM([.J31:.L31])" office:value-type="float" office:value="6471" calcext:value-type="float">
            <text:p>6471</text:p>
          </table:table-cell>
          <table:table-cell office:value-type="float" office:value="27.84" calcext:value-type="float">
            <text:p>27.84</text:p>
          </table:table-cell>
          <table:table-cell office:value-type="float" office:value="1785" calcext:value-type="float">
            <text:p>1785</text:p>
          </table:table-cell>
          <table:table-cell office:value-type="float" office:value="1874" calcext:value-type="float">
            <text:p>1874</text:p>
          </table:table-cell>
          <table:table-cell office:value-type="float" office:value="1916" calcext:value-type="float">
            <text:p>1916</text:p>
          </table:table-cell>
          <table:table-cell table:formula="of:=SUM([.O31:.Q31])" office:value-type="float" office:value="5575" calcext:value-type="float">
            <text:p>5575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06" calcext:value-type="float">
            <text:p>3606</text:p>
          </table:table-cell>
          <table:table-cell office:value-type="float" office:value="4292" calcext:value-type="float">
            <text:p>4292</text:p>
          </table:table-cell>
          <table:table-cell office:value-type="float" office:value="4360" calcext:value-type="float">
            <text:p>4360</text:p>
          </table:table-cell>
          <table:table-cell table:formula="of:=SUM([.E32:.G32])" office:value-type="float" office:value="12258" calcext:value-type="float">
            <text:p>12258</text:p>
          </table:table-cell>
          <table:table-cell office:value-type="float" office:value="16.16" calcext:value-type="float">
            <text:p>16.16</text:p>
          </table:table-cell>
          <table:table-cell office:value-type="float" office:value="3481" calcext:value-type="float">
            <text:p>3481</text:p>
          </table:table-cell>
          <table:table-cell office:value-type="float" office:value="4131" calcext:value-type="float">
            <text:p>4131</text:p>
          </table:table-cell>
          <table:table-cell office:value-type="float" office:value="4175" calcext:value-type="float">
            <text:p>4175</text:p>
          </table:table-cell>
          <table:table-cell table:formula="of:=SUM([.J32:.L32])" office:value-type="float" office:value="11787" calcext:value-type="float">
            <text:p>11787</text:p>
          </table:table-cell>
          <table:table-cell table:style-name="Default" office:value-type="float" office:value="16.66" calcext:value-type="float">
            <text:p>16.66</text:p>
          </table:table-cell>
          <table:table-cell office:value-type="float" office:value="3539" calcext:value-type="float">
            <text:p>3539</text:p>
          </table:table-cell>
          <table:table-cell office:value-type="float" office:value="4136" calcext:value-type="float">
            <text:p>4136</text:p>
          </table:table-cell>
          <table:table-cell office:value-type="float" office:value="4258" calcext:value-type="float">
            <text:p>4258</text:p>
          </table:table-cell>
          <table:table-cell table:formula="of:=SUM([.O32:.Q32])" office:value-type="float" office:value="11933" calcext:value-type="float">
            <text:p>11933</text:p>
          </table:table-cell>
          <table:table-cell office:value-type="float" office:value="16.23" calcext:value-type="float">
            <text:p>16.23</text:p>
          </table:table-cell>
        </table:table-row>
      </table:table>
      <table:table table:name="With errors" table:style-name="ta1">
        <table:table-column table:style-name="co1" table:number-columns-repeated="20" table:default-cell-style-name="Default"/>
        <table:table-row table:style-name="ro1">
          <table:table-cell table:style-name="ce2" office:value-type="string" calcext:value-type="string">
            <text:p>Ratio 0:1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rep1</text:p>
          </table:table-cell>
          <table:covered-table-cell/>
          <table:table-cell table:style-name="ce4" office:value-type="string" calcext:value-type="string" table:number-columns-spanned="2" table:number-rows-spanned="1">
            <text:p>rep2</text:p>
          </table:table-cell>
          <table:covered-table-cell/>
          <table:table-cell table:style-name="ce4" office:value-type="string" calcext:value-type="string" table:number-columns-spanned="2" table:number-rows-spanned="1">
            <text:p>rep3</text:p>
          </table:table-cell>
          <table:covered-table-cell/>
          <table:table-cell table:style-name="ce4" office:value-type="string" calcext:value-type="string" table:number-columns-spanned="2" table:number-rows-spanned="1">
            <text:p>mean</text:p>
          </table:table-cell>
          <table:covered-table-cell/>
          <table:table-cell table:style-name="ce4" office:value-type="string" calcext:value-type="string" table:number-columns-spanned="6" table:number-rows-spanned="1">
            <text:p>error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t1</text:p>
          </table:table-cell>
          <table:table-cell office:value-type="string" calcext:value-type="string">
            <text:p>er1</text:p>
          </table:table-cell>
          <table:table-cell office:value-type="string" calcext:value-type="string">
            <text:p>et2</text:p>
          </table:table-cell>
          <table:table-cell office:value-type="string" calcext:value-type="string">
            <text:p>er2</text:p>
          </table:table-cell>
          <table:table-cell office:value-type="string" calcext:value-type="string">
            <text:p>et3</text:p>
          </table:table-cell>
          <table:table-cell office:value-type="string" calcext:value-type="string">
            <text:p>er3</text:p>
          </table:table-cell>
          <table:table-cell office:value-type="string" calcext:value-type="string">
            <text:p>SSE(t)</text:p>
          </table:table-cell>
          <table:table-cell office:value-type="string" calcext:value-type="string">
            <text:p>SSE(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710" calcext:value-type="float">
            <text:p>3710</text:p>
          </table:table-cell>
          <table:table-cell office:value-type="float" office:value="26.67" calcext:value-type="float">
            <text:p>26.67</text:p>
          </table:table-cell>
          <table:table-cell office:value-type="float" office:value="3826" calcext:value-type="float">
            <text:p>3826</text:p>
          </table:table-cell>
          <table:table-cell office:value-type="float" office:value="25.96" calcext:value-type="float">
            <text:p>25.96</text:p>
          </table:table-cell>
          <table:table-cell office:value-type="float" office:value="3877" calcext:value-type="float">
            <text:p>3877</text:p>
          </table:table-cell>
          <table:table-cell office:value-type="float" office:value="25.54" calcext:value-type="float">
            <text:p>25.54</text:p>
          </table:table-cell>
          <table:table-cell table:formula="of:=AVERAGE([.E3];[.G3];[.I3])" office:value-type="float" office:value="3804.33333333333" calcext:value-type="float">
            <text:p>3804.3333333333</text:p>
          </table:table-cell>
          <table:table-cell table:formula="of:=AVERAGE([.F3];[.H3];[.J3])" office:value-type="float" office:value="26.0566666666667" calcext:value-type="float">
            <text:p>26.0566666667</text:p>
          </table:table-cell>
          <table:table-cell table:formula="of:=[.E3]-[.K3]" office:value-type="float" office:value="-94.3333333333335" calcext:value-type="float">
            <text:p>-94.3333333333</text:p>
          </table:table-cell>
          <table:table-cell table:formula="of:=[.F3]-[.L3]" office:value-type="float" office:value="0.613333333333333" calcext:value-type="float">
            <text:p>0.6133333333</text:p>
          </table:table-cell>
          <table:table-cell table:formula="of:=[.G3]-[.K3]" office:value-type="float" office:value="21.6666666666665" calcext:value-type="float">
            <text:p>21.6666666667</text:p>
          </table:table-cell>
          <table:table-cell table:formula="of:=[.H3]-[.L3]" office:value-type="float" office:value="-0.0966666666666676" calcext:value-type="float">
            <text:p>-0.0966666667</text:p>
          </table:table-cell>
          <table:table-cell table:formula="of:=[.I3]-[.K3]" office:value-type="float" office:value="72.6666666666665" calcext:value-type="float">
            <text:p>72.6666666667</text:p>
          </table:table-cell>
          <table:table-cell table:formula="of:=[.L3]-[.J3]" office:value-type="float" office:value="0.516666666666669" calcext:value-type="float">
            <text:p>0.5166666667</text:p>
          </table:table-cell>
          <table:table-cell table:formula="of:=SUMSQ([.M3];[.O3];[.Q3])" office:value-type="float" office:value="14648.6666666667" calcext:value-type="float">
            <text:p>14648.6666666667</text:p>
          </table:table-cell>
          <table:table-cell table:formula="of:=SUMSQ([.N3];[.P3];[.R3])" office:value-type="float" office:value="0.652466666666669" calcext:value-type="float">
            <text:p>0.6524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493" calcext:value-type="float">
            <text:p>8493</text:p>
          </table:table-cell>
          <table:table-cell office:value-type="float" office:value="12.49" calcext:value-type="float">
            <text:p>12.49</text:p>
          </table:table-cell>
          <table:table-cell office:value-type="float" office:value="8420" calcext:value-type="float">
            <text:p>8420</text:p>
          </table:table-cell>
          <table:table-cell office:value-type="float" office:value="12.68" calcext:value-type="float">
            <text:p>12.68</text:p>
          </table:table-cell>
          <table:table-cell office:value-type="float" office:value="8555" calcext:value-type="float">
            <text:p>8555</text:p>
          </table:table-cell>
          <table:table-cell office:value-type="float" office:value="12.38" calcext:value-type="float">
            <text:p>12.38</text:p>
          </table:table-cell>
          <table:table-cell table:formula="of:=AVERAGE([.E4];[.G4];[.I4])" office:value-type="float" office:value="8489.33333333333" calcext:value-type="float">
            <text:p>8489.3333333333</text:p>
          </table:table-cell>
          <table:table-cell table:formula="of:=AVERAGE([.F4];[.H4];[.J4])" office:value-type="float" office:value="12.5166666666667" calcext:value-type="float">
            <text:p>12.5166666667</text:p>
          </table:table-cell>
          <table:table-cell table:formula="of:=[.E4]-[.K4]" office:value-type="float" office:value="3.66666666666606" calcext:value-type="float">
            <text:p>3.6666666667</text:p>
          </table:table-cell>
          <table:table-cell table:formula="of:=[.F4]-[.L4]" office:value-type="float" office:value="-0.0266666666666673" calcext:value-type="float">
            <text:p>-0.0266666667</text:p>
          </table:table-cell>
          <table:table-cell table:formula="of:=[.G4]-[.K4]" office:value-type="float" office:value="-69.3333333333339" calcext:value-type="float">
            <text:p>-69.3333333333</text:p>
          </table:table-cell>
          <table:table-cell table:formula="of:=[.H4]-[.L4]" office:value-type="float" office:value="0.163333333333332" calcext:value-type="float">
            <text:p>0.1633333333</text:p>
          </table:table-cell>
          <table:table-cell table:formula="of:=[.I4]-[.K4]" office:value-type="float" office:value="65.6666666666661" calcext:value-type="float">
            <text:p>65.6666666667</text:p>
          </table:table-cell>
          <table:table-cell table:formula="of:=[.L4]-[.J4]" office:value-type="float" office:value="0.136666666666667" calcext:value-type="float">
            <text:p>0.1366666667</text:p>
          </table:table-cell>
          <table:table-cell table:formula="of:=SUMSQ([.M4];[.O4];[.Q4])" office:value-type="float" office:value="9132.66666666667" calcext:value-type="float">
            <text:p>9132.6666666667</text:p>
          </table:table-cell>
          <table:table-cell table:formula="of:=SUMSQ([.N4];[.P4];[.R4])" office:value-type="float" office:value="0.0460666666666663" calcext:value-type="float">
            <text:p>0.0460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418" calcext:value-type="float">
            <text:p>7418</text:p>
          </table:table-cell>
          <table:table-cell office:value-type="float" office:value="24.99" calcext:value-type="float">
            <text:p>24.99</text:p>
          </table:table-cell>
          <table:table-cell office:value-type="float" office:value="7179" calcext:value-type="float">
            <text:p>7179</text:p>
          </table:table-cell>
          <table:table-cell office:value-type="float" office:value="26.76" calcext:value-type="float">
            <text:p>26.76</text:p>
          </table:table-cell>
          <table:table-cell office:value-type="float" office:value="7180" calcext:value-type="float">
            <text:p>7180</text:p>
          </table:table-cell>
          <table:table-cell office:value-type="float" office:value="26.44" calcext:value-type="float">
            <text:p>26.44</text:p>
          </table:table-cell>
          <table:table-cell table:formula="of:=AVERAGE([.E5];[.G5];[.I5])" office:value-type="float" office:value="7259" calcext:value-type="float">
            <text:p>7259</text:p>
          </table:table-cell>
          <table:table-cell table:formula="of:=AVERAGE([.F5];[.H5];[.J5])" office:value-type="float" office:value="26.0633333333333" calcext:value-type="float">
            <text:p>26.0633333333</text:p>
          </table:table-cell>
          <table:table-cell table:formula="of:=[.E5]-[.K5]" office:value-type="float" office:value="159" calcext:value-type="float">
            <text:p>159</text:p>
          </table:table-cell>
          <table:table-cell table:formula="of:=[.F5]-[.L5]" office:value-type="float" office:value="-1.07333333333333" calcext:value-type="float">
            <text:p>-1.0733333333</text:p>
          </table:table-cell>
          <table:table-cell table:formula="of:=[.G5]-[.K5]" office:value-type="float" office:value="-80" calcext:value-type="float">
            <text:p>-80</text:p>
          </table:table-cell>
          <table:table-cell table:formula="of:=[.H5]-[.L5]" office:value-type="float" office:value="0.696666666666669" calcext:value-type="float">
            <text:p>0.6966666667</text:p>
          </table:table-cell>
          <table:table-cell table:formula="of:=[.I5]-[.K5]" office:value-type="float" office:value="-79" calcext:value-type="float">
            <text:p>-79</text:p>
          </table:table-cell>
          <table:table-cell table:formula="of:=[.L5]-[.J5]" office:value-type="float" office:value="-0.376666666666669" calcext:value-type="float">
            <text:p>-0.3766666667</text:p>
          </table:table-cell>
          <table:table-cell table:formula="of:=SUMSQ([.M5];[.O5];[.Q5])" office:value-type="float" office:value="37922" calcext:value-type="float">
            <text:p>37922</text:p>
          </table:table-cell>
          <table:table-cell table:formula="of:=SUMSQ([.N5];[.P5];[.R5])" office:value-type="float" office:value="1.77926666666667" calcext:value-type="float">
            <text:p>1.7792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64" calcext:value-type="float">
            <text:p>14964</text:p>
          </table:table-cell>
          <table:table-cell office:value-type="float" office:value="12.47" calcext:value-type="float">
            <text:p>12.47</text:p>
          </table:table-cell>
          <table:table-cell office:value-type="float" office:value="14812" calcext:value-type="float">
            <text:p>14812</text:p>
          </table:table-cell>
          <table:table-cell office:value-type="float" office:value="12.45" calcext:value-type="float">
            <text:p>12.45</text:p>
          </table:table-cell>
          <table:table-cell office:value-type="float" office:value="15992" calcext:value-type="float">
            <text:p>15992</text:p>
          </table:table-cell>
          <table:table-cell office:value-type="float" office:value="11.95" calcext:value-type="float">
            <text:p>11.95</text:p>
          </table:table-cell>
          <table:table-cell table:formula="of:=AVERAGE([.E6];[.G6];[.I6])" office:value-type="float" office:value="15256" calcext:value-type="float">
            <text:p>15256</text:p>
          </table:table-cell>
          <table:table-cell table:formula="of:=AVERAGE([.F6];[.H6];[.J6])" office:value-type="float" office:value="12.29" calcext:value-type="float">
            <text:p>12.29</text:p>
          </table:table-cell>
          <table:table-cell table:formula="of:=[.E6]-[.K6]" office:value-type="float" office:value="-292" calcext:value-type="float">
            <text:p>-292</text:p>
          </table:table-cell>
          <table:table-cell table:formula="of:=[.F6]-[.L6]" office:value-type="float" office:value="0.18" calcext:value-type="float">
            <text:p>0.18</text:p>
          </table:table-cell>
          <table:table-cell table:formula="of:=[.G6]-[.K6]" office:value-type="float" office:value="-444" calcext:value-type="float">
            <text:p>-444</text:p>
          </table:table-cell>
          <table:table-cell table:formula="of:=[.H6]-[.L6]" office:value-type="float" office:value="0.159999999999998" calcext:value-type="float">
            <text:p>0.16</text:p>
          </table:table-cell>
          <table:table-cell table:formula="of:=[.I6]-[.K6]" office:value-type="float" office:value="736" calcext:value-type="float">
            <text:p>736</text:p>
          </table:table-cell>
          <table:table-cell table:formula="of:=[.L6]-[.J6]" office:value-type="float" office:value="0.340000000000002" calcext:value-type="float">
            <text:p>0.34</text:p>
          </table:table-cell>
          <table:table-cell table:formula="of:=SUMSQ([.M6];[.O6];[.Q6])" office:value-type="float" office:value="824096" calcext:value-type="float">
            <text:p>824096</text:p>
          </table:table-cell>
          <table:table-cell table:formula="of:=SUMSQ([.N6];[.P6];[.R6])" office:value-type="float" office:value="0.1736" calcext:value-type="float">
            <text:p>0.1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977" calcext:value-type="float">
            <text:p>3977</text:p>
          </table:table-cell>
          <table:table-cell office:value-type="float" office:value="25.39" calcext:value-type="float">
            <text:p>25.39</text:p>
          </table:table-cell>
          <table:table-cell office:value-type="float" office:value="4180" calcext:value-type="float">
            <text:p>4180</text:p>
          </table:table-cell>
          <table:table-cell office:value-type="float" office:value="24.14" calcext:value-type="float">
            <text:p>24.14</text:p>
          </table:table-cell>
          <table:table-cell office:value-type="float" office:value="3803" calcext:value-type="float">
            <text:p>3803</text:p>
          </table:table-cell>
          <table:table-cell office:value-type="float" office:value="26.37" calcext:value-type="float">
            <text:p>26.37</text:p>
          </table:table-cell>
          <table:table-cell table:formula="of:=AVERAGE([.E7];[.G7];[.I7])" office:value-type="float" office:value="3986.66666666667" calcext:value-type="float">
            <text:p>3986.6666666667</text:p>
          </table:table-cell>
          <table:table-cell table:formula="of:=AVERAGE([.F7];[.H7];[.J7])" office:value-type="float" office:value="25.3" calcext:value-type="float">
            <text:p>25.3</text:p>
          </table:table-cell>
          <table:table-cell table:formula="of:=[.E7]-[.K7]" office:value-type="float" office:value="-9.66666666666652" calcext:value-type="float">
            <text:p>-9.6666666667</text:p>
          </table:table-cell>
          <table:table-cell table:formula="of:=[.F7]-[.L7]" office:value-type="float" office:value="0.0899999999999999" calcext:value-type="float">
            <text:p>0.09</text:p>
          </table:table-cell>
          <table:table-cell table:formula="of:=[.G7]-[.K7]" office:value-type="float" office:value="193.333333333333" calcext:value-type="float">
            <text:p>193.3333333333</text:p>
          </table:table-cell>
          <table:table-cell table:formula="of:=[.H7]-[.L7]" office:value-type="float" office:value="-1.16" calcext:value-type="float">
            <text:p>-1.16</text:p>
          </table:table-cell>
          <table:table-cell table:formula="of:=[.I7]-[.K7]" office:value-type="float" office:value="-183.666666666667" calcext:value-type="float">
            <text:p>-183.6666666667</text:p>
          </table:table-cell>
          <table:table-cell table:formula="of:=[.L7]-[.J7]" office:value-type="float" office:value="-1.07" calcext:value-type="float">
            <text:p>-1.07</text:p>
          </table:table-cell>
          <table:table-cell table:formula="of:=SUMSQ([.M7];[.O7];[.Q7])" office:value-type="float" office:value="71204.6666666667" calcext:value-type="float">
            <text:p>71204.6666666667</text:p>
          </table:table-cell>
          <table:table-cell table:formula="of:=SUMSQ([.N7];[.P7];[.R7])" office:value-type="float" office:value="2.4986" calcext:value-type="float">
            <text:p>2.4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981" calcext:value-type="float">
            <text:p>8981</text:p>
          </table:table-cell>
          <table:table-cell office:value-type="float" office:value="12.61" calcext:value-type="float">
            <text:p>12.61</text:p>
          </table:table-cell>
          <table:table-cell office:value-type="float" office:value="9734" calcext:value-type="float">
            <text:p>9734</text:p>
          </table:table-cell>
          <table:table-cell office:value-type="float" office:value="11.67" calcext:value-type="float">
            <text:p>11.67</text:p>
          </table:table-cell>
          <table:table-cell office:value-type="float" office:value="9917" calcext:value-type="float">
            <text:p>9917</text:p>
          </table:table-cell>
          <table:table-cell office:value-type="float" office:value="11.46" calcext:value-type="float">
            <text:p>11.46</text:p>
          </table:table-cell>
          <table:table-cell table:formula="of:=AVERAGE([.E8];[.G8];[.I8])" office:value-type="float" office:value="9544" calcext:value-type="float">
            <text:p>9544</text:p>
          </table:table-cell>
          <table:table-cell table:formula="of:=AVERAGE([.F8];[.H8];[.J8])" office:value-type="float" office:value="11.9133333333333" calcext:value-type="float">
            <text:p>11.9133333333</text:p>
          </table:table-cell>
          <table:table-cell table:formula="of:=[.E8]-[.K8]" office:value-type="float" office:value="-563" calcext:value-type="float">
            <text:p>-563</text:p>
          </table:table-cell>
          <table:table-cell table:formula="of:=[.F8]-[.L8]" office:value-type="float" office:value="0.696666666666665" calcext:value-type="float">
            <text:p>0.6966666667</text:p>
          </table:table-cell>
          <table:table-cell table:formula="of:=[.G8]-[.K8]" office:value-type="float" office:value="190" calcext:value-type="float">
            <text:p>190</text:p>
          </table:table-cell>
          <table:table-cell table:formula="of:=[.H8]-[.L8]" office:value-type="float" office:value="-0.243333333333334" calcext:value-type="float">
            <text:p>-0.2433333333</text:p>
          </table:table-cell>
          <table:table-cell table:formula="of:=[.I8]-[.K8]" office:value-type="float" office:value="373" calcext:value-type="float">
            <text:p>373</text:p>
          </table:table-cell>
          <table:table-cell table:formula="of:=[.L8]-[.J8]" office:value-type="float" office:value="0.453333333333333" calcext:value-type="float">
            <text:p>0.4533333333</text:p>
          </table:table-cell>
          <table:table-cell table:formula="of:=SUMSQ([.M8];[.O8];[.Q8])" office:value-type="float" office:value="492198" calcext:value-type="float">
            <text:p>492198</text:p>
          </table:table-cell>
          <table:table-cell table:formula="of:=SUMSQ([.N8];[.P8];[.R8])" office:value-type="float" office:value="0.750066666666665" calcext:value-type="float">
            <text:p>0.7500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033" calcext:value-type="float">
            <text:p>7033</text:p>
          </table:table-cell>
          <table:table-cell office:value-type="float" office:value="25.22" calcext:value-type="float">
            <text:p>25.22</text:p>
          </table:table-cell>
          <table:table-cell office:value-type="float" office:value="7620" calcext:value-type="float">
            <text:p>7620</text:p>
          </table:table-cell>
          <table:table-cell office:value-type="float" office:value="23.32" calcext:value-type="float">
            <text:p>23.32</text:p>
          </table:table-cell>
          <table:table-cell office:value-type="float" office:value="7375" calcext:value-type="float">
            <text:p>7375</text:p>
          </table:table-cell>
          <table:table-cell office:value-type="float" office:value="26.78" calcext:value-type="float">
            <text:p>26.78</text:p>
          </table:table-cell>
          <table:table-cell table:formula="of:=AVERAGE([.E9];[.G9];[.I9])" office:value-type="float" office:value="7342.66666666667" calcext:value-type="float">
            <text:p>7342.6666666667</text:p>
          </table:table-cell>
          <table:table-cell table:formula="of:=AVERAGE([.F9];[.H9];[.J9])" office:value-type="float" office:value="25.1066666666667" calcext:value-type="float">
            <text:p>25.1066666667</text:p>
          </table:table-cell>
          <table:table-cell table:formula="of:=[.E9]-[.K9]" office:value-type="float" office:value="-309.666666666667" calcext:value-type="float">
            <text:p>-309.6666666667</text:p>
          </table:table-cell>
          <table:table-cell table:formula="of:=[.F9]-[.L9]" office:value-type="float" office:value="0.113333333333333" calcext:value-type="float">
            <text:p>0.1133333333</text:p>
          </table:table-cell>
          <table:table-cell table:formula="of:=[.G9]-[.K9]" office:value-type="float" office:value="277.333333333333" calcext:value-type="float">
            <text:p>277.3333333333</text:p>
          </table:table-cell>
          <table:table-cell table:formula="of:=[.H9]-[.L9]" office:value-type="float" office:value="-1.78666666666667" calcext:value-type="float">
            <text:p>-1.7866666667</text:p>
          </table:table-cell>
          <table:table-cell table:formula="of:=[.I9]-[.K9]" office:value-type="float" office:value="32.333333333333" calcext:value-type="float">
            <text:p>32.3333333333</text:p>
          </table:table-cell>
          <table:table-cell table:formula="of:=[.L9]-[.J9]" office:value-type="float" office:value="-1.67333333333334" calcext:value-type="float">
            <text:p>-1.6733333333</text:p>
          </table:table-cell>
          <table:table-cell table:formula="of:=SUMSQ([.M9];[.O9];[.Q9])" office:value-type="float" office:value="173852.666666667" calcext:value-type="float">
            <text:p>173852.666666667</text:p>
          </table:table-cell>
          <table:table-cell table:formula="of:=SUMSQ([.N9];[.P9];[.R9])" office:value-type="float" office:value="6.00506666666667" calcext:value-type="float">
            <text:p>6.0050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873" calcext:value-type="float">
            <text:p>16873</text:p>
          </table:table-cell>
          <table:table-cell office:value-type="float" office:value="11.13" calcext:value-type="float">
            <text:p>11.13</text:p>
          </table:table-cell>
          <table:table-cell office:value-type="float" office:value="17369" calcext:value-type="float">
            <text:p>17369</text:p>
          </table:table-cell>
          <table:table-cell office:value-type="float" office:value="11.08" calcext:value-type="float">
            <text:p>11.08</text:p>
          </table:table-cell>
          <table:table-cell office:value-type="float" office:value="15614" calcext:value-type="float">
            <text:p>15614</text:p>
          </table:table-cell>
          <table:table-cell office:value-type="float" office:value="12.98" calcext:value-type="float">
            <text:p>12.98</text:p>
          </table:table-cell>
          <table:table-cell table:formula="of:=AVERAGE([.E10];[.G10];[.I10])" office:value-type="float" office:value="16618.6666666667" calcext:value-type="float">
            <text:p>16618.6666666667</text:p>
          </table:table-cell>
          <table:table-cell table:formula="of:=AVERAGE([.F10];[.H10];[.J10])" office:value-type="float" office:value="11.73" calcext:value-type="float">
            <text:p>11.73</text:p>
          </table:table-cell>
          <table:table-cell table:formula="of:=[.E10]-[.K10]" office:value-type="float" office:value="254.333333333332" calcext:value-type="float">
            <text:p>254.3333333333</text:p>
          </table:table-cell>
          <table:table-cell table:formula="of:=[.F10]-[.L10]" office:value-type="float" office:value="-0.599999999999998" calcext:value-type="float">
            <text:p>-0.6</text:p>
          </table:table-cell>
          <table:table-cell table:formula="of:=[.G10]-[.K10]" office:value-type="float" office:value="750.333333333332" calcext:value-type="float">
            <text:p>750.3333333333</text:p>
          </table:table-cell>
          <table:table-cell table:formula="of:=[.H10]-[.L10]" office:value-type="float" office:value="-0.649999999999999" calcext:value-type="float">
            <text:p>-0.65</text:p>
          </table:table-cell>
          <table:table-cell table:formula="of:=[.I10]-[.K10]" office:value-type="float" office:value="-1004.66666666667" calcext:value-type="float">
            <text:p>-1004.6666666667</text:p>
          </table:table-cell>
          <table:table-cell table:formula="of:=[.L10]-[.J10]" office:value-type="float" office:value="-1.25" calcext:value-type="float">
            <text:p>-1.25</text:p>
          </table:table-cell>
          <table:table-cell table:formula="of:=SUMSQ([.M10];[.O10];[.Q10])" office:value-type="float" office:value="1637040.66666667" calcext:value-type="float">
            <text:p>1637040.66666667</text:p>
          </table:table-cell>
          <table:table-cell table:formula="of:=SUMSQ([.N10];[.P10];[.R10])" office:value-type="float" office:value="2.345" calcext:value-type="float">
            <text:p>2.345</text:p>
          </table:table-cell>
        </table:table-row>
        <table:table-row table:style-name="ro1">
          <table:table-cell table:number-columns-repeated="18"/>
          <table:table-cell table:formula="of:=SUM([.S3:.S10])" office:value-type="float" office:value="3260095.33333333" calcext:value-type="float">
            <text:p>3260095.33333333</text:p>
          </table:table-cell>
          <table:table-cell table:formula="of:=SUM([.T3:.T10])" office:value-type="float" office:value="14.2501333333333" calcext:value-type="float">
            <text:p>14.2501333333</text:p>
          </table:table-cell>
        </table:table-row>
        <table:table-row table:style-name="ro1">
          <table:table-cell table:style-name="ce2" office:value-type="string" calcext:value-type="string">
            <text:p>Ratio 1:0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rep1</text:p>
          </table:table-cell>
          <table:covered-table-cell/>
          <table:table-cell table:style-name="ce4" office:value-type="string" calcext:value-type="string" table:number-columns-spanned="2" table:number-rows-spanned="1">
            <text:p>rep2</text:p>
          </table:table-cell>
          <table:covered-table-cell/>
          <table:table-cell table:style-name="ce4" office:value-type="string" calcext:value-type="string" table:number-columns-spanned="2" table:number-rows-spanned="1">
            <text:p>rep3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194" calcext:value-type="float">
            <text:p>3194</text:p>
          </table:table-cell>
          <table:table-cell office:value-type="float" office:value="30.36" calcext:value-type="float">
            <text:p>30.36</text:p>
          </table:table-cell>
          <table:table-cell office:value-type="float" office:value="3263" calcext:value-type="float">
            <text:p>3263</text:p>
          </table:table-cell>
          <table:table-cell office:value-type="float" office:value="29.723" calcext:value-type="float">
            <text:p>29.723</text:p>
          </table:table-cell>
          <table:table-cell office:value-type="float" office:value="3283" calcext:value-type="float">
            <text:p>3283</text:p>
          </table:table-cell>
          <table:table-cell office:value-type="float" office:value="29.62" calcext:value-type="float">
            <text:p>29.62</text:p>
          </table:table-cell>
          <table:table-cell table:formula="of:=AVERAGE([.E14];[.G14];[.I14])" office:value-type="float" office:value="3246.66666666667" calcext:value-type="float">
            <text:p>3246.6666666667</text:p>
          </table:table-cell>
          <table:table-cell table:formula="of:=AVERAGE([.F14];[.H14];[.J14])" office:value-type="float" office:value="29.901" calcext:value-type="float">
            <text:p>29.901</text:p>
          </table:table-cell>
          <table:table-cell table:formula="of:=ABS([.E14]-[.K14])" office:value-type="float" office:value="52.6666666666665" calcext:value-type="float">
            <text:p>52.6666666667</text:p>
          </table:table-cell>
          <table:table-cell table:formula="of:=ABS([.F14]-[.L14])" office:value-type="float" office:value="0.459" calcext:value-type="float">
            <text:p>0.459</text:p>
          </table:table-cell>
          <table:table-cell table:formula="of:=ABS([.G14]-[.K14])" office:value-type="float" office:value="16.3333333333335" calcext:value-type="float">
            <text:p>16.3333333333</text:p>
          </table:table-cell>
          <table:table-cell table:formula="of:=ABS([.H14]-[.L14])" office:value-type="float" office:value="0.178000000000001" calcext:value-type="float">
            <text:p>0.178</text:p>
          </table:table-cell>
          <table:table-cell table:formula="of:=ABS([.I14]-[.K14])" office:value-type="float" office:value="36.3333333333335" calcext:value-type="float">
            <text:p>36.3333333333</text:p>
          </table:table-cell>
          <table:table-cell table:formula="of:=ABS([.L14]-[.J14])" office:value-type="float" office:value="0.280999999999999" calcext:value-type="float">
            <text:p>0.281</text:p>
          </table:table-cell>
          <table:table-cell table:formula="of:=SUMSQ([.M14];[.O14];[.Q14])" office:value-type="float" office:value="4360.66666666667" calcext:value-type="float">
            <text:p>4360.6666666667</text:p>
          </table:table-cell>
          <table:table-cell table:formula="of:=SUMSQ([.N14];[.P14];[.R14])" office:value-type="float" office:value="0.321325999999999" calcext:value-type="float">
            <text:p>0.321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15" calcext:value-type="float">
            <text:p>7015</text:p>
          </table:table-cell>
          <table:table-cell office:value-type="float" office:value="14.78" calcext:value-type="float">
            <text:p>14.78</text:p>
          </table:table-cell>
          <table:table-cell office:value-type="float" office:value="7005" calcext:value-type="float">
            <text:p>7005</text:p>
          </table:table-cell>
          <table:table-cell office:value-type="float" office:value="14.57" calcext:value-type="float">
            <text:p>14.57</text:p>
          </table:table-cell>
          <table:table-cell office:value-type="float" office:value="6913" calcext:value-type="float">
            <text:p>6913</text:p>
          </table:table-cell>
          <table:table-cell office:value-type="float" office:value="14.94" calcext:value-type="float">
            <text:p>14.94</text:p>
          </table:table-cell>
          <table:table-cell table:formula="of:=AVERAGE([.E15];[.G15];[.I15])" office:value-type="float" office:value="6977.66666666667" calcext:value-type="float">
            <text:p>6977.6666666667</text:p>
          </table:table-cell>
          <table:table-cell table:formula="of:=AVERAGE([.F15];[.H15];[.J15])" office:value-type="float" office:value="14.7633333333333" calcext:value-type="float">
            <text:p>14.7633333333</text:p>
          </table:table-cell>
          <table:table-cell table:formula="of:=ABS([.E15]-[.K15])" office:value-type="float" office:value="37.333333333333" calcext:value-type="float">
            <text:p>37.3333333333</text:p>
          </table:table-cell>
          <table:table-cell table:formula="of:=ABS([.F15]-[.L15])" office:value-type="float" office:value="0.0166666666666657" calcext:value-type="float">
            <text:p>0.0166666667</text:p>
          </table:table-cell>
          <table:table-cell table:formula="of:=ABS([.G15]-[.K15])" office:value-type="float" office:value="27.333333333333" calcext:value-type="float">
            <text:p>27.3333333333</text:p>
          </table:table-cell>
          <table:table-cell table:formula="of:=ABS([.H15]-[.L15])" office:value-type="float" office:value="0.193333333333333" calcext:value-type="float">
            <text:p>0.1933333333</text:p>
          </table:table-cell>
          <table:table-cell table:formula="of:=ABS([.I15]-[.K15])" office:value-type="float" office:value="64.666666666667" calcext:value-type="float">
            <text:p>64.6666666667</text:p>
          </table:table-cell>
          <table:table-cell table:formula="of:=ABS([.L15]-[.J15])" office:value-type="float" office:value="0.176666666666666" calcext:value-type="float">
            <text:p>0.1766666667</text:p>
          </table:table-cell>
          <table:table-cell table:formula="of:=SUMSQ([.M15];[.O15];[.Q15])" office:value-type="float" office:value="6322.66666666667" calcext:value-type="float">
            <text:p>6322.6666666667</text:p>
          </table:table-cell>
          <table:table-cell table:formula="of:=SUMSQ([.N15];[.P15];[.R15])" office:value-type="float" office:value="0.0688666666666664" calcext:value-type="float">
            <text:p>0.0688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609" calcext:value-type="float">
            <text:p>6609</text:p>
          </table:table-cell>
          <table:table-cell office:value-type="float" office:value="28.12" calcext:value-type="float">
            <text:p>28.12</text:p>
          </table:table-cell>
          <table:table-cell office:value-type="float" office:value="6268" calcext:value-type="float">
            <text:p>6268</text:p>
          </table:table-cell>
          <table:table-cell office:value-type="float" office:value="29.59" calcext:value-type="float">
            <text:p>29.59</text:p>
          </table:table-cell>
          <table:table-cell office:value-type="float" office:value="6184" calcext:value-type="float">
            <text:p>6184</text:p>
          </table:table-cell>
          <table:table-cell office:value-type="float" office:value="29.09" calcext:value-type="float">
            <text:p>29.09</text:p>
          </table:table-cell>
          <table:table-cell table:formula="of:=AVERAGE([.E16];[.G16];[.I16])" office:value-type="float" office:value="6353.66666666667" calcext:value-type="float">
            <text:p>6353.6666666667</text:p>
          </table:table-cell>
          <table:table-cell table:formula="of:=AVERAGE([.F16];[.H16];[.J16])" office:value-type="float" office:value="28.9333333333333" calcext:value-type="float">
            <text:p>28.9333333333</text:p>
          </table:table-cell>
          <table:table-cell table:formula="of:=ABS([.E16]-[.K16])" office:value-type="float" office:value="255.333333333333" calcext:value-type="float">
            <text:p>255.3333333333</text:p>
          </table:table-cell>
          <table:table-cell table:formula="of:=ABS([.F16]-[.L16])" office:value-type="float" office:value="0.813333333333333" calcext:value-type="float">
            <text:p>0.8133333333</text:p>
          </table:table-cell>
          <table:table-cell table:formula="of:=ABS([.G16]-[.K16])" office:value-type="float" office:value="85.666666666667" calcext:value-type="float">
            <text:p>85.6666666667</text:p>
          </table:table-cell>
          <table:table-cell table:formula="of:=ABS([.H16]-[.L16])" office:value-type="float" office:value="0.656666666666666" calcext:value-type="float">
            <text:p>0.6566666667</text:p>
          </table:table-cell>
          <table:table-cell table:formula="of:=ABS([.I16]-[.K16])" office:value-type="float" office:value="169.666666666667" calcext:value-type="float">
            <text:p>169.6666666667</text:p>
          </table:table-cell>
          <table:table-cell table:formula="of:=ABS([.L16]-[.J16])" office:value-type="float" office:value="0.156666666666666" calcext:value-type="float">
            <text:p>0.1566666667</text:p>
          </table:table-cell>
          <table:table-cell table:formula="of:=SUMSQ([.M16];[.O16];[.Q16])" office:value-type="float" office:value="101320.666666667" calcext:value-type="float">
            <text:p>101320.666666667</text:p>
          </table:table-cell>
          <table:table-cell table:formula="of:=SUMSQ([.N16];[.P16];[.R16])" office:value-type="float" office:value="1.11726666666666" calcext:value-type="float">
            <text:p>1.1172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31" calcext:value-type="float">
            <text:p>10331</text:p>
          </table:table-cell>
          <table:table-cell office:value-type="float" office:value="18.21" calcext:value-type="float">
            <text:p>18.21</text:p>
          </table:table-cell>
          <table:table-cell office:value-type="float" office:value="11048" calcext:value-type="float">
            <text:p>11048</text:p>
          </table:table-cell>
          <table:table-cell office:value-type="float" office:value="17.28" calcext:value-type="float">
            <text:p>17.28</text:p>
          </table:table-cell>
          <table:table-cell office:value-type="float" office:value="10958" calcext:value-type="float">
            <text:p>10958</text:p>
          </table:table-cell>
          <table:table-cell office:value-type="float" office:value="16.53" calcext:value-type="float">
            <text:p>16.53</text:p>
          </table:table-cell>
          <table:table-cell table:formula="of:=AVERAGE([.E17];[.G17];[.I17])" office:value-type="float" office:value="10779" calcext:value-type="float">
            <text:p>10779</text:p>
          </table:table-cell>
          <table:table-cell table:formula="of:=AVERAGE([.F17];[.H17];[.J17])" office:value-type="float" office:value="17.34" calcext:value-type="float">
            <text:p>17.34</text:p>
          </table:table-cell>
          <table:table-cell table:formula="of:=ABS([.E17]-[.K17])" office:value-type="float" office:value="448" calcext:value-type="float">
            <text:p>448</text:p>
          </table:table-cell>
          <table:table-cell table:formula="of:=ABS([.F17]-[.L17])" office:value-type="float" office:value="0.870000000000001" calcext:value-type="float">
            <text:p>0.87</text:p>
          </table:table-cell>
          <table:table-cell table:formula="of:=ABS([.G17]-[.K17])" office:value-type="float" office:value="269" calcext:value-type="float">
            <text:p>269</text:p>
          </table:table-cell>
          <table:table-cell table:formula="of:=ABS([.H17]-[.L17])" office:value-type="float" office:value="0.0599999999999987" calcext:value-type="float">
            <text:p>0.06</text:p>
          </table:table-cell>
          <table:table-cell table:formula="of:=ABS([.I17]-[.K17])" office:value-type="float" office:value="179" calcext:value-type="float">
            <text:p>179</text:p>
          </table:table-cell>
          <table:table-cell table:formula="of:=ABS([.L17]-[.J17])" office:value-type="float" office:value="0.809999999999999" calcext:value-type="float">
            <text:p>0.81</text:p>
          </table:table-cell>
          <table:table-cell table:formula="of:=SUMSQ([.M17];[.O17];[.Q17])" office:value-type="float" office:value="305106" calcext:value-type="float">
            <text:p>305106</text:p>
          </table:table-cell>
          <table:table-cell table:formula="of:=SUMSQ([.N17];[.P17];[.R17])" office:value-type="float" office:value="1.4166" calcext:value-type="float">
            <text:p>1.4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238" calcext:value-type="float">
            <text:p>3238</text:p>
          </table:table-cell>
          <table:table-cell office:value-type="float" office:value="29.98" calcext:value-type="float">
            <text:p>29.98</text:p>
          </table:table-cell>
          <table:table-cell office:value-type="float" office:value="3044" calcext:value-type="float">
            <text:p>3044</text:p>
          </table:table-cell>
          <table:table-cell office:value-type="float" office:value="32.05" calcext:value-type="float">
            <text:p>32.05</text:p>
          </table:table-cell>
          <table:table-cell office:value-type="float" office:value="3187" calcext:value-type="float">
            <text:p>3187</text:p>
          </table:table-cell>
          <table:table-cell office:value-type="float" office:value="30.6" calcext:value-type="float">
            <text:p>30.6</text:p>
          </table:table-cell>
          <table:table-cell table:formula="of:=AVERAGE([.E18];[.G18];[.I18])" office:value-type="float" office:value="3156.33333333333" calcext:value-type="float">
            <text:p>3156.3333333333</text:p>
          </table:table-cell>
          <table:table-cell table:formula="of:=AVERAGE([.F18];[.H18];[.J18])" office:value-type="float" office:value="30.8766666666667" calcext:value-type="float">
            <text:p>30.8766666667</text:p>
          </table:table-cell>
          <table:table-cell table:formula="of:=ABS([.E18]-[.K18])" office:value-type="float" office:value="81.6666666666665" calcext:value-type="float">
            <text:p>81.6666666667</text:p>
          </table:table-cell>
          <table:table-cell table:formula="of:=ABS([.F18]-[.L18])" office:value-type="float" office:value="0.896666666666665" calcext:value-type="float">
            <text:p>0.8966666667</text:p>
          </table:table-cell>
          <table:table-cell table:formula="of:=ABS([.G18]-[.K18])" office:value-type="float" office:value="112.333333333333" calcext:value-type="float">
            <text:p>112.3333333333</text:p>
          </table:table-cell>
          <table:table-cell table:formula="of:=ABS([.H18]-[.L18])" office:value-type="float" office:value="1.17333333333333" calcext:value-type="float">
            <text:p>1.1733333333</text:p>
          </table:table-cell>
          <table:table-cell table:formula="of:=ABS([.I18]-[.K18])" office:value-type="float" office:value="30.6666666666665" calcext:value-type="float">
            <text:p>30.6666666667</text:p>
          </table:table-cell>
          <table:table-cell table:formula="of:=ABS([.L18]-[.J18])" office:value-type="float" office:value="0.276666666666664" calcext:value-type="float">
            <text:p>0.2766666667</text:p>
          </table:table-cell>
          <table:table-cell table:formula="of:=SUMSQ([.M18];[.O18];[.Q18])" office:value-type="float" office:value="20228.6666666667" calcext:value-type="float">
            <text:p>20228.6666666667</text:p>
          </table:table-cell>
          <table:table-cell table:formula="of:=SUMSQ([.N18];[.P18];[.R18])" office:value-type="float" office:value="2.25726666666666" calcext:value-type="float">
            <text:p>2.2572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342" calcext:value-type="float">
            <text:p>6342</text:p>
          </table:table-cell>
          <table:table-cell office:value-type="float" office:value="16.52" calcext:value-type="float">
            <text:p>16.52</text:p>
          </table:table-cell>
          <table:table-cell office:value-type="float" office:value="6195" calcext:value-type="float">
            <text:p>6195</text:p>
          </table:table-cell>
          <table:table-cell office:value-type="float" office:value="16.92" calcext:value-type="float">
            <text:p>16.92</text:p>
          </table:table-cell>
          <table:table-cell office:value-type="float" office:value="6363" calcext:value-type="float">
            <text:p>6363</text:p>
          </table:table-cell>
          <table:table-cell office:value-type="float" office:value="16.51" calcext:value-type="float">
            <text:p>16.51</text:p>
          </table:table-cell>
          <table:table-cell table:formula="of:=AVERAGE([.E19];[.G19];[.I19])" office:value-type="float" office:value="6300" calcext:value-type="float">
            <text:p>6300</text:p>
          </table:table-cell>
          <table:table-cell table:formula="of:=AVERAGE([.F19];[.H19];[.J19])" office:value-type="float" office:value="16.65" calcext:value-type="float">
            <text:p>16.65</text:p>
          </table:table-cell>
          <table:table-cell table:formula="of:=ABS([.E19]-[.K19])" office:value-type="float" office:value="42" calcext:value-type="float">
            <text:p>42</text:p>
          </table:table-cell>
          <table:table-cell table:formula="of:=ABS([.F19]-[.L19])" office:value-type="float" office:value="0.130000000000003" calcext:value-type="float">
            <text:p>0.13</text:p>
          </table:table-cell>
          <table:table-cell table:formula="of:=ABS([.G19]-[.K19])" office:value-type="float" office:value="105" calcext:value-type="float">
            <text:p>105</text:p>
          </table:table-cell>
          <table:table-cell table:formula="of:=ABS([.H19]-[.L19])" office:value-type="float" office:value="0.27" calcext:value-type="float">
            <text:p>0.27</text:p>
          </table:table-cell>
          <table:table-cell table:formula="of:=ABS([.I19]-[.K19])" office:value-type="float" office:value="63" calcext:value-type="float">
            <text:p>63</text:p>
          </table:table-cell>
          <table:table-cell table:formula="of:=ABS([.L19]-[.J19])" office:value-type="float" office:value="0.140000000000001" calcext:value-type="float">
            <text:p>0.14</text:p>
          </table:table-cell>
          <table:table-cell table:formula="of:=SUMSQ([.M19];[.O19];[.Q19])" office:value-type="float" office:value="16758" calcext:value-type="float">
            <text:p>16758</text:p>
          </table:table-cell>
          <table:table-cell table:formula="of:=SUMSQ([.N19];[.P19];[.R19])" office:value-type="float" office:value="0.109400000000001" calcext:value-type="float">
            <text:p>0.10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704" calcext:value-type="float">
            <text:p>5704</text:p>
          </table:table-cell>
          <table:table-cell office:value-type="float" office:value="30.86" calcext:value-type="float">
            <text:p>30.86</text:p>
          </table:table-cell>
          <table:table-cell office:value-type="float" office:value="5896" calcext:value-type="float">
            <text:p>5896</text:p>
          </table:table-cell>
          <table:table-cell office:value-type="float" office:value="31.99" calcext:value-type="float">
            <text:p>31.99</text:p>
          </table:table-cell>
          <table:table-cell office:value-type="float" office:value="6068" calcext:value-type="float">
            <text:p>6068</text:p>
          </table:table-cell>
          <table:table-cell office:value-type="float" office:value="30.57" calcext:value-type="float">
            <text:p>30.57</text:p>
          </table:table-cell>
          <table:table-cell table:formula="of:=AVERAGE([.E20];[.G20];[.I20])" office:value-type="float" office:value="5889.33333333333" calcext:value-type="float">
            <text:p>5889.3333333333</text:p>
          </table:table-cell>
          <table:table-cell table:formula="of:=AVERAGE([.F20];[.H20];[.J20])" office:value-type="float" office:value="31.14" calcext:value-type="float">
            <text:p>31.14</text:p>
          </table:table-cell>
          <table:table-cell table:formula="of:=ABS([.E20]-[.K20])" office:value-type="float" office:value="185.333333333333" calcext:value-type="float">
            <text:p>185.3333333333</text:p>
          </table:table-cell>
          <table:table-cell table:formula="of:=ABS([.F20]-[.L20])" office:value-type="float" office:value="0.279999999999998" calcext:value-type="float">
            <text:p>0.28</text:p>
          </table:table-cell>
          <table:table-cell table:formula="of:=ABS([.G20]-[.K20])" office:value-type="float" office:value="6.66666666666697" calcext:value-type="float">
            <text:p>6.6666666667</text:p>
          </table:table-cell>
          <table:table-cell table:formula="of:=ABS([.H20]-[.L20])" office:value-type="float" office:value="0.850000000000001" calcext:value-type="float">
            <text:p>0.85</text:p>
          </table:table-cell>
          <table:table-cell table:formula="of:=ABS([.I20]-[.K20])" office:value-type="float" office:value="178.666666666667" calcext:value-type="float">
            <text:p>178.6666666667</text:p>
          </table:table-cell>
          <table:table-cell table:formula="of:=ABS([.L20]-[.J20])" office:value-type="float" office:value="0.569999999999997" calcext:value-type="float">
            <text:p>0.57</text:p>
          </table:table-cell>
          <table:table-cell table:formula="of:=SUMSQ([.M20];[.O20];[.Q20])" office:value-type="float" office:value="66314.6666666667" calcext:value-type="float">
            <text:p>66314.6666666667</text:p>
          </table:table-cell>
          <table:table-cell table:formula="of:=SUMSQ([.N20];[.P20];[.R20])" office:value-type="float" office:value="1.1258" calcext:value-type="float">
            <text:p>1.1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30" calcext:value-type="float">
            <text:p>9430</text:p>
          </table:table-cell>
          <table:table-cell office:value-type="float" office:value="20.15" calcext:value-type="float">
            <text:p>20.15</text:p>
          </table:table-cell>
          <table:table-cell office:value-type="float" office:value="9277" calcext:value-type="float">
            <text:p>9277</text:p>
          </table:table-cell>
          <table:table-cell office:value-type="float" office:value="19.54" calcext:value-type="float">
            <text:p>19.54</text:p>
          </table:table-cell>
          <table:table-cell office:value-type="float" office:value="9629" calcext:value-type="float">
            <text:p>9629</text:p>
          </table:table-cell>
          <table:table-cell office:value-type="float" office:value="20.91" calcext:value-type="float">
            <text:p>20.91</text:p>
          </table:table-cell>
          <table:table-cell table:formula="of:=AVERAGE([.E21];[.G21];[.I21])" office:value-type="float" office:value="9445.33333333333" calcext:value-type="float">
            <text:p>9445.3333333333</text:p>
          </table:table-cell>
          <table:table-cell table:formula="of:=AVERAGE([.F21];[.H21];[.J21])" office:value-type="float" office:value="20.2" calcext:value-type="float">
            <text:p>20.2</text:p>
          </table:table-cell>
          <table:table-cell table:formula="of:=ABS([.E21]-[.K21])" office:value-type="float" office:value="15.3333333333339" calcext:value-type="float">
            <text:p>15.3333333333</text:p>
          </table:table-cell>
          <table:table-cell table:formula="of:=ABS([.F21]-[.L21])" office:value-type="float" office:value="0.0500000000000007" calcext:value-type="float">
            <text:p>0.05</text:p>
          </table:table-cell>
          <table:table-cell table:formula="of:=ABS([.G21]-[.K21])" office:value-type="float" office:value="168.333333333334" calcext:value-type="float">
            <text:p>168.3333333333</text:p>
          </table:table-cell>
          <table:table-cell table:formula="of:=ABS([.H21]-[.L21])" office:value-type="float" office:value="0.66" calcext:value-type="float">
            <text:p>0.66</text:p>
          </table:table-cell>
          <table:table-cell table:formula="of:=ABS([.I21]-[.K21])" office:value-type="float" office:value="183.666666666666" calcext:value-type="float">
            <text:p>183.6666666667</text:p>
          </table:table-cell>
          <table:table-cell table:formula="of:=ABS([.L21]-[.J21])" office:value-type="float" office:value="0.710000000000001" calcext:value-type="float">
            <text:p>0.71</text:p>
          </table:table-cell>
          <table:table-cell table:formula="of:=SUMSQ([.M21];[.O21];[.Q21])" office:value-type="float" office:value="62304.6666666667" calcext:value-type="float">
            <text:p>62304.6666666667</text:p>
          </table:table-cell>
          <table:table-cell table:formula="of:=SUMSQ([.N21];[.P21];[.R21])" office:value-type="float" office:value="0.942200000000002" calcext:value-type="float">
            <text:p>0.9422</text:p>
          </table:table-cell>
        </table:table-row>
        <table:table-row table:style-name="ro1">
          <table:table-cell table:number-columns-repeated="18"/>
          <table:table-cell table:formula="of:=SUM([.S14:.S21])" office:value-type="float" office:value="582716" calcext:value-type="float">
            <text:p>582716</text:p>
          </table:table-cell>
          <table:table-cell table:formula="of:=SUM([.T14:.T21])" office:value-type="float" office:value="7.35872599999999" calcext:value-type="float">
            <text:p>7.358726</text:p>
          </table:table-cell>
        </table:table-row>
        <table:table-row table:style-name="ro1">
          <table:table-cell table:style-name="ce2" office:value-type="string" calcext:value-type="string">
            <text:p>Ratio 1:1</text:p>
          </table:table-cell>
          <table:table-cell table:number-columns-repeated="3"/>
          <table:table-cell table:style-name="ce4" office:value-type="string" calcext:value-type="string" table:number-columns-spanned="2" table:number-rows-spanned="1">
            <text:p>rep1</text:p>
          </table:table-cell>
          <table:covered-table-cell/>
          <table:table-cell table:style-name="ce4" office:value-type="string" calcext:value-type="string" table:number-columns-spanned="2" table:number-rows-spanned="1">
            <text:p>rep2</text:p>
          </table:table-cell>
          <table:covered-table-cell/>
          <table:table-cell table:style-name="ce4" office:value-type="string" calcext:value-type="string" table:number-columns-spanned="2" table:number-rows-spanned="1">
            <text:p>rep3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485" calcext:value-type="float">
            <text:p>3485</text:p>
          </table:table-cell>
          <table:table-cell office:value-type="float" office:value="28.44" calcext:value-type="float">
            <text:p>28.44</text:p>
          </table:table-cell>
          <table:table-cell office:value-type="float" office:value="3514" calcext:value-type="float">
            <text:p>3514</text:p>
          </table:table-cell>
          <table:table-cell office:value-type="float" office:value="28.19" calcext:value-type="float">
            <text:p>28.19</text:p>
          </table:table-cell>
          <table:table-cell office:value-type="float" office:value="3548" calcext:value-type="float">
            <text:p>3548</text:p>
          </table:table-cell>
          <table:table-cell office:value-type="float" office:value="27.9" calcext:value-type="float">
            <text:p>27.9</text:p>
          </table:table-cell>
          <table:table-cell table:formula="of:=AVERAGE([.E25];[.G25];[.I25])" office:value-type="float" office:value="3515.66666666667" calcext:value-type="float">
            <text:p>3515.6666666667</text:p>
          </table:table-cell>
          <table:table-cell table:formula="of:=AVERAGE([.F25];[.H25];[.J25])" office:value-type="float" office:value="28.1766666666667" calcext:value-type="float">
            <text:p>28.1766666667</text:p>
          </table:table-cell>
          <table:table-cell table:formula="of:=ABS([.E25]-[.K25])" office:value-type="float" office:value="30.6666666666665" calcext:value-type="float">
            <text:p>30.6666666667</text:p>
          </table:table-cell>
          <table:table-cell table:formula="of:=ABS([.F25]-[.L25])" office:value-type="float" office:value="0.263333333333335" calcext:value-type="float">
            <text:p>0.2633333333</text:p>
          </table:table-cell>
          <table:table-cell table:formula="of:=ABS([.G25]-[.K25])" office:value-type="float" office:value="1.66666666666652" calcext:value-type="float">
            <text:p>1.6666666667</text:p>
          </table:table-cell>
          <table:table-cell table:formula="of:=ABS([.H25]-[.L25])" office:value-type="float" office:value="0.0133333333333354" calcext:value-type="float">
            <text:p>0.0133333333</text:p>
          </table:table-cell>
          <table:table-cell table:formula="of:=ABS([.I25]-[.K25])" office:value-type="float" office:value="32.3333333333335" calcext:value-type="float">
            <text:p>32.3333333333</text:p>
          </table:table-cell>
          <table:table-cell table:formula="of:=ABS([.L25]-[.J25])" office:value-type="float" office:value="0.276666666666667" calcext:value-type="float">
            <text:p>0.2766666667</text:p>
          </table:table-cell>
          <table:table-cell table:formula="of:=SUMSQ([.M25];[.O25];[.Q25])" office:value-type="float" office:value="1988.66666666667" calcext:value-type="float">
            <text:p>1988.6666666667</text:p>
          </table:table-cell>
          <table:table-cell table:formula="of:=SUMSQ([.N25];[.P25];[.R25])" office:value-type="float" office:value="0.146066666666668" calcext:value-type="float">
            <text:p>0.1460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float" office:value="14.08" calcext:value-type="float">
            <text:p>14.08</text:p>
          </table:table-cell>
          <table:table-cell office:value-type="float" office:value="7945" calcext:value-type="float">
            <text:p>7945</text:p>
          </table:table-cell>
          <table:table-cell office:value-type="float" office:value="13.29" calcext:value-type="float">
            <text:p>13.29</text:p>
          </table:table-cell>
          <table:table-cell office:value-type="float" office:value="7855" calcext:value-type="float">
            <text:p>7855</text:p>
          </table:table-cell>
          <table:table-cell office:value-type="float" office:value="13.42" calcext:value-type="float">
            <text:p>13.42</text:p>
          </table:table-cell>
          <table:table-cell table:formula="of:=AVERAGE([.E26];[.G26];[.I26])" office:value-type="float" office:value="7766.66666666667" calcext:value-type="float">
            <text:p>7766.6666666667</text:p>
          </table:table-cell>
          <table:table-cell table:formula="of:=AVERAGE([.F26];[.H26];[.J26])" office:value-type="float" office:value="13.5966666666667" calcext:value-type="float">
            <text:p>13.5966666667</text:p>
          </table:table-cell>
          <table:table-cell table:formula="of:=ABS([.E26]-[.K26])" office:value-type="float" office:value="266.666666666667" calcext:value-type="float">
            <text:p>266.6666666667</text:p>
          </table:table-cell>
          <table:table-cell table:formula="of:=ABS([.F26]-[.L26])" office:value-type="float" office:value="0.483333333333334" calcext:value-type="float">
            <text:p>0.4833333333</text:p>
          </table:table-cell>
          <table:table-cell table:formula="of:=ABS([.G26]-[.K26])" office:value-type="float" office:value="178.333333333333" calcext:value-type="float">
            <text:p>178.3333333333</text:p>
          </table:table-cell>
          <table:table-cell table:formula="of:=ABS([.H26]-[.L26])" office:value-type="float" office:value="0.306666666666667" calcext:value-type="float">
            <text:p>0.3066666667</text:p>
          </table:table-cell>
          <table:table-cell table:formula="of:=ABS([.I26]-[.K26])" office:value-type="float" office:value="88.333333333333" calcext:value-type="float">
            <text:p>88.3333333333</text:p>
          </table:table-cell>
          <table:table-cell table:formula="of:=ABS([.L26]-[.J26])" office:value-type="float" office:value="0.176666666666666" calcext:value-type="float">
            <text:p>0.1766666667</text:p>
          </table:table-cell>
          <table:table-cell table:formula="of:=SUMSQ([.M26];[.O26];[.Q26])" office:value-type="float" office:value="110716.666666667" calcext:value-type="float">
            <text:p>110716.666666667</text:p>
          </table:table-cell>
          <table:table-cell table:formula="of:=SUMSQ([.N26];[.P26];[.R26])" office:value-type="float" office:value="0.358866666666667" calcext:value-type="float">
            <text:p>0.3588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406" calcext:value-type="float">
            <text:p>6406</text:p>
          </table:table-cell>
          <table:table-cell office:value-type="float" office:value="28.82" calcext:value-type="float">
            <text:p>28.82</text:p>
          </table:table-cell>
          <table:table-cell office:value-type="float" office:value="6687" calcext:value-type="float">
            <text:p>6687</text:p>
          </table:table-cell>
          <table:table-cell office:value-type="float" office:value="27.67" calcext:value-type="float">
            <text:p>27.67</text:p>
          </table:table-cell>
          <table:table-cell office:value-type="float" office:value="6552" calcext:value-type="float">
            <text:p>6552</text:p>
          </table:table-cell>
          <table:table-cell office:value-type="float" office:value="27.69" calcext:value-type="float">
            <text:p>27.69</text:p>
          </table:table-cell>
          <table:table-cell table:formula="of:=AVERAGE([.E27];[.G27];[.I27])" office:value-type="float" office:value="6548.33333333333" calcext:value-type="float">
            <text:p>6548.3333333333</text:p>
          </table:table-cell>
          <table:table-cell table:formula="of:=AVERAGE([.F27];[.H27];[.J27])" office:value-type="float" office:value="28.06" calcext:value-type="float">
            <text:p>28.06</text:p>
          </table:table-cell>
          <table:table-cell table:formula="of:=ABS([.E27]-[.K27])" office:value-type="float" office:value="142.333333333333" calcext:value-type="float">
            <text:p>142.3333333333</text:p>
          </table:table-cell>
          <table:table-cell table:formula="of:=ABS([.F27]-[.L27])" office:value-type="float" office:value="0.759999999999998" calcext:value-type="float">
            <text:p>0.76</text:p>
          </table:table-cell>
          <table:table-cell table:formula="of:=ABS([.G27]-[.K27])" office:value-type="float" office:value="138.666666666667" calcext:value-type="float">
            <text:p>138.6666666667</text:p>
          </table:table-cell>
          <table:table-cell table:formula="of:=ABS([.H27]-[.L27])" office:value-type="float" office:value="0.390000000000001" calcext:value-type="float">
            <text:p>0.39</text:p>
          </table:table-cell>
          <table:table-cell table:formula="of:=ABS([.I27]-[.K27])" office:value-type="float" office:value="3.66666666666697" calcext:value-type="float">
            <text:p>3.6666666667</text:p>
          </table:table-cell>
          <table:table-cell table:formula="of:=ABS([.L27]-[.J27])" office:value-type="float" office:value="0.370000000000001" calcext:value-type="float">
            <text:p>0.37</text:p>
          </table:table-cell>
          <table:table-cell table:formula="of:=SUMSQ([.M27];[.O27];[.Q27])" office:value-type="float" office:value="39500.6666666667" calcext:value-type="float">
            <text:p>39500.6666666667</text:p>
          </table:table-cell>
          <table:table-cell table:formula="of:=SUMSQ([.N27];[.P27];[.R27])" office:value-type="float" office:value="0.866599999999998" calcext:value-type="float">
            <text:p>0.8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14" calcext:value-type="float">
            <text:p>12014</text:p>
          </table:table-cell>
          <table:table-cell office:value-type="float" office:value="15.35" calcext:value-type="float">
            <text:p>15.35</text:p>
          </table:table-cell>
          <table:table-cell office:value-type="float" office:value="12604" calcext:value-type="float">
            <text:p>12604</text:p>
          </table:table-cell>
          <table:table-cell office:value-type="float" office:value="14.54" calcext:value-type="float">
            <text:p>14.54</text:p>
          </table:table-cell>
          <table:table-cell office:value-type="float" office:value="12618" calcext:value-type="float">
            <text:p>12618</text:p>
          </table:table-cell>
          <table:table-cell office:value-type="float" office:value="14.46" calcext:value-type="float">
            <text:p>14.46</text:p>
          </table:table-cell>
          <table:table-cell table:formula="of:=AVERAGE([.E28];[.G28];[.I28])" office:value-type="float" office:value="12412" calcext:value-type="float">
            <text:p>12412</text:p>
          </table:table-cell>
          <table:table-cell table:formula="of:=AVERAGE([.F28];[.H28];[.J28])" office:value-type="float" office:value="14.7833333333333" calcext:value-type="float">
            <text:p>14.7833333333</text:p>
          </table:table-cell>
          <table:table-cell table:formula="of:=ABS([.E28]-[.K28])" office:value-type="float" office:value="398" calcext:value-type="float">
            <text:p>398</text:p>
          </table:table-cell>
          <table:table-cell table:formula="of:=ABS([.F28]-[.L28])" office:value-type="float" office:value="0.566666666666666" calcext:value-type="float">
            <text:p>0.5666666667</text:p>
          </table:table-cell>
          <table:table-cell table:formula="of:=ABS([.G28]-[.K28])" office:value-type="float" office:value="192" calcext:value-type="float">
            <text:p>192</text:p>
          </table:table-cell>
          <table:table-cell table:formula="of:=ABS([.H28]-[.L28])" office:value-type="float" office:value="0.243333333333334" calcext:value-type="float">
            <text:p>0.2433333333</text:p>
          </table:table-cell>
          <table:table-cell table:formula="of:=ABS([.I28]-[.K28])" office:value-type="float" office:value="206" calcext:value-type="float">
            <text:p>206</text:p>
          </table:table-cell>
          <table:table-cell table:formula="of:=ABS([.L28]-[.J28])" office:value-type="float" office:value="0.323333333333332" calcext:value-type="float">
            <text:p>0.3233333333</text:p>
          </table:table-cell>
          <table:table-cell table:formula="of:=SUMSQ([.M28];[.O28];[.Q28])" office:value-type="float" office:value="237704" calcext:value-type="float">
            <text:p>237704</text:p>
          </table:table-cell>
          <table:table-cell table:formula="of:=SUMSQ([.N28];[.P28];[.R28])" office:value-type="float" office:value="0.484866666666666" calcext:value-type="float">
            <text:p>0.4848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026" calcext:value-type="float">
            <text:p>3026</text:p>
          </table:table-cell>
          <table:table-cell office:value-type="float" office:value="32.85" calcext:value-type="float">
            <text:p>32.85</text:p>
          </table:table-cell>
          <table:table-cell office:value-type="float" office:value="3605" calcext:value-type="float">
            <text:p>3605</text:p>
          </table:table-cell>
          <table:table-cell office:value-type="float" office:value="27.51" calcext:value-type="float">
            <text:p>27.51</text:p>
          </table:table-cell>
          <table:table-cell office:value-type="float" office:value="3676" calcext:value-type="float">
            <text:p>3676</text:p>
          </table:table-cell>
          <table:table-cell office:value-type="float" office:value="27.06" calcext:value-type="float">
            <text:p>27.06</text:p>
          </table:table-cell>
          <table:table-cell table:formula="of:=AVERAGE([.E29];[.G29];[.I29])" office:value-type="float" office:value="3435.66666666667" calcext:value-type="float">
            <text:p>3435.6666666667</text:p>
          </table:table-cell>
          <table:table-cell table:formula="of:=AVERAGE([.F29];[.H29];[.J29])" office:value-type="float" office:value="29.14" calcext:value-type="float">
            <text:p>29.14</text:p>
          </table:table-cell>
          <table:table-cell table:formula="of:=ABS([.E29]-[.K29])" office:value-type="float" office:value="409.666666666667" calcext:value-type="float">
            <text:p>409.6666666667</text:p>
          </table:table-cell>
          <table:table-cell table:formula="of:=ABS([.F29]-[.L29])" office:value-type="float" office:value="3.71" calcext:value-type="float">
            <text:p>3.71</text:p>
          </table:table-cell>
          <table:table-cell table:formula="of:=ABS([.G29]-[.K29])" office:value-type="float" office:value="169.333333333334" calcext:value-type="float">
            <text:p>169.3333333333</text:p>
          </table:table-cell>
          <table:table-cell table:formula="of:=ABS([.H29]-[.L29])" office:value-type="float" office:value="1.63" calcext:value-type="float">
            <text:p>1.63</text:p>
          </table:table-cell>
          <table:table-cell table:formula="of:=ABS([.I29]-[.K29])" office:value-type="float" office:value="240.333333333333" calcext:value-type="float">
            <text:p>240.3333333333</text:p>
          </table:table-cell>
          <table:table-cell table:formula="of:=ABS([.L29]-[.J29])" office:value-type="float" office:value="2.08" calcext:value-type="float">
            <text:p>2.08</text:p>
          </table:table-cell>
          <table:table-cell table:formula="of:=SUMSQ([.M29];[.O29];[.Q29])" office:value-type="float" office:value="254260.666666667" calcext:value-type="float">
            <text:p>254260.666666667</text:p>
          </table:table-cell>
          <table:table-cell table:formula="of:=SUMSQ([.N29];[.P29];[.R29])" office:value-type="float" office:value="20.7474" calcext:value-type="float">
            <text:p>20.7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119" calcext:value-type="float">
            <text:p>7119</text:p>
          </table:table-cell>
          <table:table-cell office:value-type="float" office:value="15.29" calcext:value-type="float">
            <text:p>15.29</text:p>
          </table:table-cell>
          <table:table-cell office:value-type="float" office:value="7303" calcext:value-type="float">
            <text:p>7303</text:p>
          </table:table-cell>
          <table:table-cell office:value-type="float" office:value="14.87" calcext:value-type="float">
            <text:p>14.87</text:p>
          </table:table-cell>
          <table:table-cell office:value-type="float" office:value="7271" calcext:value-type="float">
            <text:p>7271</text:p>
          </table:table-cell>
          <table:table-cell office:value-type="float" office:value="14.83" calcext:value-type="float">
            <text:p>14.83</text:p>
          </table:table-cell>
          <table:table-cell table:formula="of:=AVERAGE([.E30];[.G30];[.I30])" office:value-type="float" office:value="7231" calcext:value-type="float">
            <text:p>7231</text:p>
          </table:table-cell>
          <table:table-cell table:formula="of:=AVERAGE([.F30];[.H30];[.J30])" office:value-type="float" office:value="14.9966666666667" calcext:value-type="float">
            <text:p>14.9966666667</text:p>
          </table:table-cell>
          <table:table-cell table:formula="of:=ABS([.E30]-[.K30])" office:value-type="float" office:value="112" calcext:value-type="float">
            <text:p>112</text:p>
          </table:table-cell>
          <table:table-cell table:formula="of:=ABS([.F30]-[.L30])" office:value-type="float" office:value="0.293333333333335" calcext:value-type="float">
            <text:p>0.2933333333</text:p>
          </table:table-cell>
          <table:table-cell table:formula="of:=ABS([.G30]-[.K30])" office:value-type="float" office:value="72" calcext:value-type="float">
            <text:p>72</text:p>
          </table:table-cell>
          <table:table-cell table:formula="of:=ABS([.H30]-[.L30])" office:value-type="float" office:value="0.126666666666665" calcext:value-type="float">
            <text:p>0.1266666667</text:p>
          </table:table-cell>
          <table:table-cell table:formula="of:=ABS([.I30]-[.K30])" office:value-type="float" office:value="40" calcext:value-type="float">
            <text:p>40</text:p>
          </table:table-cell>
          <table:table-cell table:formula="of:=ABS([.L30]-[.J30])" office:value-type="float" office:value="0.166666666666664" calcext:value-type="float">
            <text:p>0.1666666667</text:p>
          </table:table-cell>
          <table:table-cell table:formula="of:=SUMSQ([.M30];[.O30];[.Q30])" office:value-type="float" office:value="19328" calcext:value-type="float">
            <text:p>19328</text:p>
          </table:table-cell>
          <table:table-cell table:formula="of:=SUMSQ([.N30];[.P30];[.R30])" office:value-type="float" office:value="0.129866666666666" calcext:value-type="float">
            <text:p>0.1298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405" calcext:value-type="float">
            <text:p>6405</text:p>
          </table:table-cell>
          <table:table-cell office:value-type="float" office:value="29.42" calcext:value-type="float">
            <text:p>29.42</text:p>
          </table:table-cell>
          <table:table-cell office:value-type="float" office:value="6471" calcext:value-type="float">
            <text:p>6471</text:p>
          </table:table-cell>
          <table:table-cell office:value-type="float" office:value="27.84" calcext:value-type="float">
            <text:p>27.84</text:p>
          </table:table-cell>
          <table:table-cell office:value-type="float" office:value="5575" calcext:value-type="float">
            <text:p>5575</text:p>
          </table:table-cell>
          <table:table-cell office:value-type="float" office:value="33.09" calcext:value-type="float">
            <text:p>33.09</text:p>
          </table:table-cell>
          <table:table-cell table:formula="of:=AVERAGE([.E31];[.G31];[.I31])" office:value-type="float" office:value="6150.33333333333" calcext:value-type="float">
            <text:p>6150.3333333333</text:p>
          </table:table-cell>
          <table:table-cell table:formula="of:=AVERAGE([.F31];[.H31];[.J31])" office:value-type="float" office:value="30.1166666666667" calcext:value-type="float">
            <text:p>30.1166666667</text:p>
          </table:table-cell>
          <table:table-cell table:formula="of:=ABS([.E31]-[.K31])" office:value-type="float" office:value="254.666666666667" calcext:value-type="float">
            <text:p>254.6666666667</text:p>
          </table:table-cell>
          <table:table-cell table:formula="of:=ABS([.F31]-[.L31])" office:value-type="float" office:value="0.696666666666669" calcext:value-type="float">
            <text:p>0.6966666667</text:p>
          </table:table-cell>
          <table:table-cell table:formula="of:=ABS([.G31]-[.K31])" office:value-type="float" office:value="320.666666666667" calcext:value-type="float">
            <text:p>320.6666666667</text:p>
          </table:table-cell>
          <table:table-cell table:formula="of:=ABS([.H31]-[.L31])" office:value-type="float" office:value="2.27666666666667" calcext:value-type="float">
            <text:p>2.2766666667</text:p>
          </table:table-cell>
          <table:table-cell table:formula="of:=ABS([.I31]-[.K31])" office:value-type="float" office:value="575.333333333333" calcext:value-type="float">
            <text:p>575.3333333333</text:p>
          </table:table-cell>
          <table:table-cell table:formula="of:=ABS([.L31]-[.J31])" office:value-type="float" office:value="2.97333333333333" calcext:value-type="float">
            <text:p>2.9733333333</text:p>
          </table:table-cell>
          <table:table-cell table:formula="of:=SUMSQ([.M31];[.O31];[.Q31])" office:value-type="float" office:value="498690.666666667" calcext:value-type="float">
            <text:p>498690.666666667</text:p>
          </table:table-cell>
          <table:table-cell table:formula="of:=SUMSQ([.N31];[.P31];[.R31])" office:value-type="float" office:value="14.5092666666667" calcext:value-type="float">
            <text:p>14.5092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258" calcext:value-type="float">
            <text:p>12258</text:p>
          </table:table-cell>
          <table:table-cell office:value-type="float" office:value="16.16" calcext:value-type="float">
            <text:p>16.16</text:p>
          </table:table-cell>
          <table:table-cell office:value-type="float" office:value="11787" calcext:value-type="float">
            <text:p>11787</text:p>
          </table:table-cell>
          <table:table-cell office:value-type="float" office:value="16.66" calcext:value-type="float">
            <text:p>16.66</text:p>
          </table:table-cell>
          <table:table-cell office:value-type="float" office:value="11933" calcext:value-type="float">
            <text:p>11933</text:p>
          </table:table-cell>
          <table:table-cell office:value-type="float" office:value="16.23" calcext:value-type="float">
            <text:p>16.23</text:p>
          </table:table-cell>
          <table:table-cell table:formula="of:=AVERAGE([.E32];[.G32];[.I32])" office:value-type="float" office:value="11992.6666666667" calcext:value-type="float">
            <text:p>11992.6666666667</text:p>
          </table:table-cell>
          <table:table-cell table:formula="of:=AVERAGE([.F32];[.H32];[.J32])" office:value-type="float" office:value="16.35" calcext:value-type="float">
            <text:p>16.35</text:p>
          </table:table-cell>
          <table:table-cell table:formula="of:=ABS([.E32]-[.K32])" office:value-type="float" office:value="265.333333333334" calcext:value-type="float">
            <text:p>265.3333333333</text:p>
          </table:table-cell>
          <table:table-cell table:formula="of:=ABS([.F32]-[.L32])" office:value-type="float" office:value="0.189999999999998" calcext:value-type="float">
            <text:p>0.19</text:p>
          </table:table-cell>
          <table:table-cell table:formula="of:=ABS([.G32]-[.K32])" office:value-type="float" office:value="205.666666666666" calcext:value-type="float">
            <text:p>205.6666666667</text:p>
          </table:table-cell>
          <table:table-cell table:formula="of:=ABS([.H32]-[.L32])" office:value-type="float" office:value="0.310000000000002" calcext:value-type="float">
            <text:p>0.31</text:p>
          </table:table-cell>
          <table:table-cell table:formula="of:=ABS([.I32]-[.K32])" office:value-type="float" office:value="59.6666666666661" calcext:value-type="float">
            <text:p>59.6666666667</text:p>
          </table:table-cell>
          <table:table-cell table:formula="of:=ABS([.L32]-[.J32])" office:value-type="float" office:value="0.119999999999997" calcext:value-type="float">
            <text:p>0.12</text:p>
          </table:table-cell>
          <table:table-cell table:formula="of:=SUMSQ([.M32];[.O32];[.Q32])" office:value-type="float" office:value="116260.666666667" calcext:value-type="float">
            <text:p>116260.666666667</text:p>
          </table:table-cell>
          <table:table-cell table:formula="of:=SUMSQ([.N32];[.P32];[.R32])" office:value-type="float" office:value="0.1466" calcext:value-type="float">
            <text:p>0.1466</text:p>
          </table:table-cell>
        </table:table-row>
        <table:table-row table:style-name="ro1">
          <table:table-cell table:number-columns-repeated="18"/>
          <table:table-cell table:formula="of:=SUM([.S25:.S32])" office:value-type="float" office:value="1278450" calcext:value-type="float">
            <text:p>1278450</text:p>
          </table:table-cell>
          <table:table-cell table:formula="of:=SUM([.T25:.T32])" office:value-type="float" office:value="37.3895333333334" calcext:value-type="float">
            <text:p>37.3895333333</text:p>
          </table:table-cell>
        </table:table-row>
      </table:table>
      <table:table table:name="Throughput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>
            <text:p>Ratio 0: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SM</text:p>
          </table:table-cell>
          <table:table-cell office:value-type="string" calcext:value-type="string">
            <text:p>xST</text:p>
          </table:table-cell>
          <table:table-cell office:value-type="string" calcext:value-type="string">
            <text:p>xMT</text:p>
          </table:table-cell>
          <table:table-cell office:value-type="string" calcext:value-type="string">
            <text:p>xS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E(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formula="of:=[.B3]*[.D3]" office:value-type="float" office:value="1" calcext:value-type="float">
            <text:p>1</text:p>
          </table:table-cell>
          <table:table-cell table:formula="of:=[.D3]*[.C3]" office:value-type="float" office:value="1" calcext:value-type="float">
            <text:p>1</text:p>
          </table:table-cell>
          <table:table-cell table:formula="of:=[.B3]*[.C3]*[.D3]" office:value-type="float" office:value="-1" calcext:value-type="float">
            <text:p>-1</text:p>
          </table:table-cell>
          <table:table-cell office:value-type="float" office:value="3804.33333333333" calcext:value-type="float">
            <text:p>3804.3333333333</text:p>
          </table:table-cell>
          <table:table-cell office:value-type="float" office:value="14648.6666666667" calcext:value-type="float">
            <text:p>14648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formula="of:=[.B4]*[.D4]" office:value-type="float" office:value="-1" calcext:value-type="float">
            <text:p>-1</text:p>
          </table:table-cell>
          <table:table-cell table:formula="of:=[.D4]*[.C4]" office:value-type="float" office:value="-1" calcext:value-type="float">
            <text:p>-1</text:p>
          </table:table-cell>
          <table:table-cell table:formula="of:=[.B4]*[.C4]*[.D4]" office:value-type="float" office:value="1" calcext:value-type="float">
            <text:p>1</text:p>
          </table:table-cell>
          <table:table-cell office:value-type="float" office:value="8489.33333333333" calcext:value-type="float">
            <text:p>8489.3333333333</text:p>
          </table:table-cell>
          <table:table-cell office:value-type="float" office:value="9132.66666666667" calcext:value-type="float">
            <text:p>9132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formula="of:=[.B5]*[.D5]" office:value-type="float" office:value="1" calcext:value-type="float">
            <text:p>1</text:p>
          </table:table-cell>
          <table:table-cell table:formula="of:=[.D5]*[.C5]" office:value-type="float" office:value="-1" calcext:value-type="float">
            <text:p>-1</text:p>
          </table:table-cell>
          <table:table-cell table:formula="of:=[.B5]*[.C5]*[.D5]" office:value-type="float" office:value="1" calcext:value-type="float">
            <text:p>1</text:p>
          </table:table-cell>
          <table:table-cell office:value-type="float" office:value="7259" calcext:value-type="float">
            <text:p>7259</text:p>
          </table:table-cell>
          <table:table-cell office:value-type="float" office:value="37922" calcext:value-type="float">
            <text:p>37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formula="of:=[.B6]*[.D6]" office:value-type="float" office:value="-1" calcext:value-type="float">
            <text:p>-1</text:p>
          </table:table-cell>
          <table:table-cell table:formula="of:=[.D6]*[.C6]" office:value-type="float" office:value="1" calcext:value-type="float">
            <text:p>1</text:p>
          </table:table-cell>
          <table:table-cell table:formula="of:=[.B6]*[.C6]*[.D6]" office:value-type="float" office:value="-1" calcext:value-type="float">
            <text:p>-1</text:p>
          </table:table-cell>
          <table:table-cell office:value-type="float" office:value="15256" calcext:value-type="float">
            <text:p>15256</text:p>
          </table:table-cell>
          <table:table-cell office:value-type="float" office:value="824096" calcext:value-type="float">
            <text:p>824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formula="of:=[.B7]*[.D7]" office:value-type="float" office:value="-1" calcext:value-type="float">
            <text:p>-1</text:p>
          </table:table-cell>
          <table:table-cell table:formula="of:=[.D7]*[.C7]" office:value-type="float" office:value="1" calcext:value-type="float">
            <text:p>1</text:p>
          </table:table-cell>
          <table:table-cell table:formula="of:=[.B7]*[.C7]*[.D7]" office:value-type="float" office:value="1" calcext:value-type="float">
            <text:p>1</text:p>
          </table:table-cell>
          <table:table-cell office:value-type="float" office:value="3986.66666666667" calcext:value-type="float">
            <text:p>3986.6666666667</text:p>
          </table:table-cell>
          <table:table-cell office:value-type="float" office:value="71204.6666666667" calcext:value-type="float">
            <text:p>71204.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formula="of:=[.B8]*[.D8]" office:value-type="float" office:value="1" calcext:value-type="float">
            <text:p>1</text:p>
          </table:table-cell>
          <table:table-cell table:formula="of:=[.D8]*[.C8]" office:value-type="float" office:value="-1" calcext:value-type="float">
            <text:p>-1</text:p>
          </table:table-cell>
          <table:table-cell table:formula="of:=[.B8]*[.C8]*[.D8]" office:value-type="float" office:value="-1" calcext:value-type="float">
            <text:p>-1</text:p>
          </table:table-cell>
          <table:table-cell office:value-type="float" office:value="9544" calcext:value-type="float">
            <text:p>9544</text:p>
          </table:table-cell>
          <table:table-cell office:value-type="float" office:value="492198" calcext:value-type="float">
            <text:p>492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formula="of:=[.B9]*[.D9]" office:value-type="float" office:value="-1" calcext:value-type="float">
            <text:p>-1</text:p>
          </table:table-cell>
          <table:table-cell table:formula="of:=[.D9]*[.C9]" office:value-type="float" office:value="-1" calcext:value-type="float">
            <text:p>-1</text:p>
          </table:table-cell>
          <table:table-cell table:formula="of:=[.B9]*[.C9]*[.D9]" office:value-type="float" office:value="-1" calcext:value-type="float">
            <text:p>-1</text:p>
          </table:table-cell>
          <table:table-cell office:value-type="float" office:value="7342.66666666667" calcext:value-type="float">
            <text:p>7342.6666666667</text:p>
          </table:table-cell>
          <table:table-cell office:value-type="float" office:value="173852.666666667" calcext:value-type="float">
            <text:p>173852.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formula="of:=[.B10]*[.D10]" office:value-type="float" office:value="1" calcext:value-type="float">
            <text:p>1</text:p>
          </table:table-cell>
          <table:table-cell table:formula="of:=[.D10]*[.C10]" office:value-type="float" office:value="1" calcext:value-type="float">
            <text:p>1</text:p>
          </table:table-cell>
          <table:table-cell table:formula="of:=[.B10]*[.C10]*[.D10]" office:value-type="float" office:value="1" calcext:value-type="float">
            <text:p>1</text:p>
          </table:table-cell>
          <table:table-cell office:value-type="float" office:value="16618.6666666667" calcext:value-type="float">
            <text:p>16618.6666666667</text:p>
          </table:table-cell>
          <table:table-cell office:value-type="float" office:value="1637040.66666667" calcext:value-type="float">
            <text:p>1637040.66666667</text:p>
          </table:table-cell>
        </table:table-row>
        <table:table-row table:style-name="ro1">
          <table:table-cell/>
          <table:table-cell table:formula="of:=SUMPRODUCT([.B3:.B10];[.$I$3:.$I$10])/8" office:value-type="float" office:value="335.416666666667" calcext:value-type="float">
            <text:p>335.4166666667</text:p>
          </table:table-cell>
          <table:table-cell table:formula="of:=SUMPRODUCT([.C3:.C10];[.$I$3:.$I$10])/8" office:value-type="float" office:value="2581.5" calcext:value-type="float">
            <text:p>2581.5</text:p>
          </table:table-cell>
          <table:table-cell table:formula="of:=SUMPRODUCT([.D3:.D10];[.$I$3:.$I$10])/8" office:value-type="float" office:value="3439.41666666667" calcext:value-type="float">
            <text:p>3439.4166666667</text:p>
          </table:table-cell>
          <table:table-cell table:formula="of:=SUMPRODUCT([.E3:.E10];[.$I$3:.$I$10])/8" office:value-type="float" office:value="26.166666666667" calcext:value-type="float">
            <text:p>26.1666666667</text:p>
          </table:table-cell>
          <table:table-cell table:formula="of:=SUMPRODUCT([.F3:.F10];[.$I$3:.$I$10])/8" office:value-type="float" office:value="268.916666666667" calcext:value-type="float">
            <text:p>268.9166666667</text:p>
          </table:table-cell>
          <table:table-cell table:formula="of:=SUMPRODUCT([.G3:.G10];[.$I$3:.$I$10])/8" office:value-type="float" office:value="878.833333333333" calcext:value-type="float">
            <text:p>878.8333333333</text:p>
          </table:table-cell>
          <table:table-cell table:formula="of:=SUMPRODUCT([.H3:.H10];[.$I$3:.$I$10])/8" office:value-type="float" office:value="50.8333333333335" calcext:value-type="float">
            <text:p>50.8333333333</text:p>
          </table:table-cell>
          <table:table-cell table:formula="of:=SUM([.I3:.I10])/8" office:value-type="float" office:value="9037.58333333333" calcext:value-type="float">
            <text:p>9037.5833333333</text:p>
          </table:table-cell>
          <table:table-cell table:formula="of:=SUM([.J3:.J10])" office:value-type="float" office:value="3260095.33333333" calcext:value-type="float">
            <text:p>3260095.33333333</text:p>
          </table:table-cell>
        </table:table-row>
        <table:table-row table:style-name="ro1">
          <table:table-cell office:value-type="string" calcext:value-type="string">
            <text:p>var explained with SSE</text:p>
          </table:table-cell>
          <table:table-cell table:formula="of:=([.B11]*[.B11]/(SUMSQ([.$B$11:.$H$11])+[.$J$11]))*100" office:value-type="float" office:value="0.495302647297518" calcext:value-type="float">
            <text:p>0.4953026473</text:p>
          </table:table-cell>
          <table:table-cell table:formula="of:=([.C11]*[.C11]/(SUMSQ([.$B$11:.$H$11])+[.$J$11]))*100" office:value-type="float" office:value="29.3390218567791" calcext:value-type="float">
            <text:p>29.3390218568</text:p>
          </table:table-cell>
          <table:table-cell table:formula="of:=([.D11]*[.D11]/(SUMSQ([.$B$11:.$H$11])+[.$J$11]))*100" office:value-type="float" office:value="52.0799975050673" calcext:value-type="float">
            <text:p>52.0799975051</text:p>
          </table:table-cell>
          <table:table-cell table:formula="of:=([.E11]*[.E11]/(SUMSQ([.$B$11:.$H$11])+[.$J$11]))*100" office:value-type="float" office:value="0.00301438122374582" calcext:value-type="float">
            <text:p>0.0030143812</text:p>
          </table:table-cell>
          <table:table-cell table:formula="of:=([.F11]*[.F11]/(SUMSQ([.$B$11:.$H$11])+[.$J$11]))*100" office:value-type="float" office:value="0.318373425803601" calcext:value-type="float">
            <text:p>0.3183734258</text:p>
          </table:table-cell>
          <table:table-cell table:formula="of:=([.G11]*[.G11]/(SUMSQ([.$B$11:.$H$11])+[.$J$11]))*100" office:value-type="float" office:value="3.40027790793518" calcext:value-type="float">
            <text:p>3.4002779079</text:p>
          </table:table-cell>
          <table:table-cell table:formula="of:=([.H11]*[.H11]/(SUMSQ([.$B$11:.$H$11])+[.$J$11]))*100" office:value-type="float" office:value="0.011376234871149" calcext:value-type="float">
            <text:p>0.0113762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explained without SSE</text:p>
          </table:table-cell>
          <table:table-cell table:formula="of:=([.B11]*[.B11]/SUMSQ([.$B$11:.$H$11]))*100" office:value-type="float" office:value="0.578304602036266" calcext:value-type="float">
            <text:p>0.578304602</text:p>
          </table:table-cell>
          <table:table-cell table:formula="of:=([.C11]*[.C11]/SUMSQ([.$B$11:.$H$11]))*100" office:value-type="float" office:value="34.2556040263324" calcext:value-type="float">
            <text:p>34.2556040263</text:p>
          </table:table-cell>
          <table:table-cell table:formula="of:=([.D11]*[.D11]/SUMSQ([.$B$11:.$H$11]))*100" office:value-type="float" office:value="60.8074727553926" calcext:value-type="float">
            <text:p>60.8074727554</text:p>
          </table:table-cell>
          <table:table-cell table:formula="of:=([.E11]*[.E11]/SUMSQ([.$B$11:.$H$11]))*100" office:value-type="float" office:value="0.00351952597769339" calcext:value-type="float">
            <text:p>0.003519526</text:p>
          </table:table-cell>
          <table:table-cell table:formula="of:=([.F11]*[.F11]/SUMSQ([.$B$11:.$H$11]))*100" office:value-type="float" office:value="0.371725889843022" calcext:value-type="float">
            <text:p>0.3717258898</text:p>
          </table:table-cell>
          <table:table-cell table:formula="of:=([.G11]*[.G11]/SUMSQ([.$B$11:.$H$11]))*100" office:value-type="float" office:value="3.97009055592629" calcext:value-type="float">
            <text:p>3.9700905559</text:p>
          </table:table-cell>
          <table:table-cell table:formula="of:=([.H11]*[.H11]/SUMSQ([.$B$11:.$H$11]))*100" office:value-type="float" office:value="0.0132826444916598" calcext:value-type="float">
            <text:p>0.01328264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atio 1: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SM</text:p>
          </table:table-cell>
          <table:table-cell office:value-type="string" calcext:value-type="string">
            <text:p>xST</text:p>
          </table:table-cell>
          <table:table-cell office:value-type="string" calcext:value-type="string">
            <text:p>xMT</text:p>
          </table:table-cell>
          <table:table-cell office:value-type="string" calcext:value-type="string">
            <text:p>xS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E(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B16]*[.C16]" office:value-type="float" office:value="1" calcext:value-type="float">
            <text:p>1</text:p>
          </table:table-cell>
          <table:table-cell table:formula="of:=[.B16]*[.D16]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 table:formula="of:=[.B16]*[.C16]*[.D16]" office:value-type="float" office:value="-1" calcext:value-type="float">
            <text:p>-1</text:p>
          </table:table-cell>
          <table:table-cell office:value-type="float" office:value="3246.66666666667" calcext:value-type="float">
            <text:p>3246.6666666667</text:p>
          </table:table-cell>
          <table:table-cell office:value-type="float" office:value="4360.66666666667" calcext:value-type="float">
            <text:p>4360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1" calcext:value-type="float">
            <text:p>1</text:p>
          </table:table-cell>
          <table:table-cell table:formula="of:=[.B17]*[.D17]" office:value-type="float" office:value="-1" calcext:value-type="float">
            <text:p>-1</text:p>
          </table:table-cell>
          <table:table-cell table:formula="of:=[.C17]*[.D17]" office:value-type="float" office:value="-1" calcext:value-type="float">
            <text:p>-1</text:p>
          </table:table-cell>
          <table:table-cell table:formula="of:=[.B17]*[.C17]*[.D17]" office:value-type="float" office:value="1" calcext:value-type="float">
            <text:p>1</text:p>
          </table:table-cell>
          <table:table-cell office:value-type="float" office:value="6977.66666666667" calcext:value-type="float">
            <text:p>6977.6666666667</text:p>
          </table:table-cell>
          <table:table-cell office:value-type="float" office:value="6322.66666666667" calcext:value-type="float">
            <text:p>6322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8]*[.C18]" office:value-type="float" office:value="-1" calcext:value-type="float">
            <text:p>-1</text:p>
          </table:table-cell>
          <table:table-cell table:formula="of:=[.B18]*[.D18]" office:value-type="float" office:value="1" calcext:value-type="float">
            <text:p>1</text:p>
          </table:table-cell>
          <table:table-cell table:formula="of:=[.C18]*[.D18]" office:value-type="float" office:value="-1" calcext:value-type="float">
            <text:p>-1</text:p>
          </table:table-cell>
          <table:table-cell table:formula="of:=[.B18]*[.C18]*[.D18]" office:value-type="float" office:value="1" calcext:value-type="float">
            <text:p>1</text:p>
          </table:table-cell>
          <table:table-cell office:value-type="float" office:value="6353.66666666667" calcext:value-type="float">
            <text:p>6353.6666666667</text:p>
          </table:table-cell>
          <table:table-cell office:value-type="float" office:value="101320.666666667" calcext:value-type="float">
            <text:p>101320.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*[.C19]" office:value-type="float" office:value="-1" calcext:value-type="float">
            <text:p>-1</text:p>
          </table:table-cell>
          <table:table-cell table:formula="of:=[.B19]*[.D19]" office:value-type="float" office:value="-1" calcext:value-type="float">
            <text:p>-1</text:p>
          </table:table-cell>
          <table:table-cell table:formula="of:=[.C19]*[.D19]" office:value-type="float" office:value="1" calcext:value-type="float">
            <text:p>1</text:p>
          </table:table-cell>
          <table:table-cell table:formula="of:=[.B19]*[.C19]*[.D19]" office:value-type="float" office:value="-1" calcext:value-type="float">
            <text:p>-1</text:p>
          </table:table-cell>
          <table:table-cell office:value-type="float" office:value="10779" calcext:value-type="float">
            <text:p>10779</text:p>
          </table:table-cell>
          <table:table-cell office:value-type="float" office:value="305106" calcext:value-type="float">
            <text:p>305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20]*[.C20]" office:value-type="float" office:value="-1" calcext:value-type="float">
            <text:p>-1</text:p>
          </table:table-cell>
          <table:table-cell table:formula="of:=[.B20]*[.D20]" office:value-type="float" office:value="-1" calcext:value-type="float">
            <text:p>-1</text:p>
          </table:table-cell>
          <table:table-cell table:formula="of:=[.C20]*[.D20]" office:value-type="float" office:value="1" calcext:value-type="float">
            <text:p>1</text:p>
          </table:table-cell>
          <table:table-cell table:formula="of:=[.B20]*[.C20]*[.D20]" office:value-type="float" office:value="1" calcext:value-type="float">
            <text:p>1</text:p>
          </table:table-cell>
          <table:table-cell office:value-type="float" office:value="3156.33333333333" calcext:value-type="float">
            <text:p>3156.3333333333</text:p>
          </table:table-cell>
          <table:table-cell office:value-type="float" office:value="20228.6666666667" calcext:value-type="float">
            <text:p>20228.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-1" calcext:value-type="float">
            <text:p>-1</text:p>
          </table:table-cell>
          <table:table-cell table:formula="of:=[.B21]*[.D21]" office:value-type="float" office:value="1" calcext:value-type="float">
            <text:p>1</text:p>
          </table:table-cell>
          <table:table-cell table:formula="of:=[.C21]*[.D21]" office:value-type="float" office:value="-1" calcext:value-type="float">
            <text:p>-1</text:p>
          </table:table-cell>
          <table:table-cell table:formula="of:=[.B21]*[.C21]*[.D21]" office:value-type="float" office:value="-1" calcext:value-type="float">
            <text:p>-1</text:p>
          </table:table-cell>
          <table:table-cell office:value-type="float" office:value="6300" calcext:value-type="float">
            <text:p>6300</text:p>
          </table:table-cell>
          <table:table-cell office:value-type="float" office:value="16758" calcext:value-type="float">
            <text:p>16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2]*[.C22]" office:value-type="float" office:value="1" calcext:value-type="float">
            <text:p>1</text:p>
          </table:table-cell>
          <table:table-cell table:formula="of:=[.B22]*[.D22]" office:value-type="float" office:value="-1" calcext:value-type="float">
            <text:p>-1</text:p>
          </table:table-cell>
          <table:table-cell table:formula="of:=[.C22]*[.D22]" office:value-type="float" office:value="-1" calcext:value-type="float">
            <text:p>-1</text:p>
          </table:table-cell>
          <table:table-cell table:formula="of:=[.B22]*[.C22]*[.D22]" office:value-type="float" office:value="-1" calcext:value-type="float">
            <text:p>-1</text:p>
          </table:table-cell>
          <table:table-cell office:value-type="float" office:value="5889.33333333333" calcext:value-type="float">
            <text:p>5889.3333333333</text:p>
          </table:table-cell>
          <table:table-cell office:value-type="float" office:value="66314.6666666667" calcext:value-type="float">
            <text:p>66314.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23]*[.C23]" office:value-type="float" office:value="1" calcext:value-type="float">
            <text:p>1</text:p>
          </table:table-cell>
          <table:table-cell table:formula="of:=[.B23]*[.D23]" office:value-type="float" office:value="1" calcext:value-type="float">
            <text:p>1</text:p>
          </table:table-cell>
          <table:table-cell table:formula="of:=[.C23]*[.D23]" office:value-type="float" office:value="1" calcext:value-type="float">
            <text:p>1</text:p>
          </table:table-cell>
          <table:table-cell table:formula="of:=[.B23]*[.C23]*[.D23]" office:value-type="float" office:value="1" calcext:value-type="float">
            <text:p>1</text:p>
          </table:table-cell>
          <table:table-cell office:value-type="float" office:value="9445.33333333333" calcext:value-type="float">
            <text:p>9445.3333333333</text:p>
          </table:table-cell>
          <table:table-cell office:value-type="float" office:value="62304.6666666667" calcext:value-type="float">
            <text:p>62304.6666666667</text:p>
          </table:table-cell>
        </table:table-row>
        <table:table-row table:style-name="ro1">
          <table:table-cell/>
          <table:table-cell table:formula="of:=SUMPRODUCT([.B16:.B23];[.$I$16:.$I$23])/8" office:value-type="float" office:value="-320.75" calcext:value-type="float">
            <text:p>-320.75</text:p>
          </table:table-cell>
          <table:table-cell table:formula="of:=SUMPRODUCT([.C16:.C23];[.$I$16:.$I$23])/8" office:value-type="float" office:value="1598.33333333333" calcext:value-type="float">
            <text:p>1598.3333333333</text:p>
          </table:table-cell>
          <table:table-cell table:formula="of:=SUMPRODUCT([.D16:.D23];[.$I$16:.$I$23])/8" office:value-type="float" office:value="1857" calcext:value-type="float">
            <text:p>1857</text:p>
          </table:table-cell>
          <table:table-cell table:formula="of:=SUMPRODUCT([.E16:.E23];[.$I$16:.$I$23])/8" office:value-type="float" office:value="-128.75" calcext:value-type="float">
            <text:p>-128.75</text:p>
          </table:table-cell>
          <table:table-cell table:formula="of:=SUMPRODUCT([.F16:.F23];[.$I$16:.$I$23])/8" office:value-type="float" office:value="-182.083333333333" calcext:value-type="float">
            <text:p>-182.0833333333</text:p>
          </table:table-cell>
          <table:table-cell table:formula="of:=SUMPRODUCT([.G16:.G23];[.$I$16:.$I$23])/8" office:value-type="float" office:value="138.333333333333" calcext:value-type="float">
            <text:p>138.3333333333</text:p>
          </table:table-cell>
          <table:table-cell table:formula="of:=SUMPRODUCT([.H16:.H23];[.$I$16:.$I$23])/8" office:value-type="float" office:value="-35.2499999999998" calcext:value-type="float">
            <text:p>-35.25</text:p>
          </table:table-cell>
          <table:table-cell table:formula="of:=SUM([.I16:.I23])/8" office:value-type="float" office:value="6518.5" calcext:value-type="float">
            <text:p>6518.5</text:p>
          </table:table-cell>
          <table:table-cell office:value-type="float" office:value="582716" calcext:value-type="float">
            <text:p>582716</text:p>
          </table:table-cell>
        </table:table-row>
        <table:table-row table:style-name="ro1">
          <table:table-cell office:value-type="string" calcext:value-type="string">
            <text:p>var explained with SSE</text:p>
          </table:table-cell>
          <table:table-cell table:formula="of:=([.B24]*[.B24]/(SUMSQ([.$B$24:.$H$24])+[.$J$24]))*100" office:value-type="float" office:value="1.52216648370627" calcext:value-type="float">
            <text:p>1.5221664837</text:p>
          </table:table-cell>
          <table:table-cell table:formula="of:=([.C24]*[.C24]/(SUMSQ([.$B$24:.$H$24])+[.$J$24]))*100" office:value-type="float" office:value="37.7975402815459" calcext:value-type="float">
            <text:p>37.7975402815</text:p>
          </table:table-cell>
          <table:table-cell table:formula="of:=([.D24]*[.D24]/(SUMSQ([.$B$24:.$H$24])+[.$J$24]))*100" office:value-type="float" office:value="51.0214306863885" calcext:value-type="float">
            <text:p>51.0214306864</text:p>
          </table:table-cell>
          <table:table-cell table:formula="of:=([.E24]*[.E24]/(SUMSQ([.$B$24:.$H$24])+[.$J$24]))*100" office:value-type="float" office:value="0.245258066630051" calcext:value-type="float">
            <text:p>0.2452580666</text:p>
          </table:table-cell>
          <table:table-cell table:formula="of:=([.F24]*[.F24]/(SUMSQ([.$B$24:.$H$24])+[.$J$24]))*100" office:value-type="float" office:value="0.490534113868459" calcext:value-type="float">
            <text:p>0.4905341139</text:p>
          </table:table-cell>
          <table:table-cell table:formula="of:=([.G24]*[.G24]/(SUMSQ([.$B$24:.$H$24])+[.$J$24]))*100" office:value-type="float" office:value="0.283127796485487" calcext:value-type="float">
            <text:p>0.2831277965</text:p>
          </table:table-cell>
          <table:table-cell table:formula="of:=([.H24]*[.H24]/(SUMSQ([.$B$24:.$H$24])+[.$J$24]))*100" office:value-type="float" office:value="0.0183842986998662" calcext:value-type="float">
            <text:p>0.0183842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explained without SSE</text:p>
          </table:table-cell>
          <table:table-cell table:formula="of:=([.B24]*[.B24]/SUMSQ([.$B$24:.$H$24]))*100" office:value-type="float" office:value="1.66578292968538" calcext:value-type="float">
            <text:p>1.6657829297</text:p>
          </table:table-cell>
          <table:table-cell table:formula="of:=([.C24]*[.C24]/SUMSQ([.$B$24:.$H$24]))*100" office:value-type="float" office:value="41.3637391566981" calcext:value-type="float">
            <text:p>41.3637391567</text:p>
          </table:table-cell>
          <table:table-cell table:formula="of:=([.D24]*[.D24]/SUMSQ([.$B$24:.$H$24]))*100" office:value-type="float" office:value="55.8353039534616" calcext:value-type="float">
            <text:p>55.8353039535</text:p>
          </table:table-cell>
          <table:table-cell table:formula="of:=([.E24]*[.E24]/SUMSQ([.$B$24:.$H$24]))*100" office:value-type="float" office:value="0.26839817137822" calcext:value-type="float">
            <text:p>0.2683981714</text:p>
          </table:table-cell>
          <table:table-cell table:formula="of:=([.F24]*[.F24]/SUMSQ([.$B$24:.$H$24]))*100" office:value-type="float" office:value="0.536816019835647" calcext:value-type="float">
            <text:p>0.5368160198</text:p>
          </table:table-cell>
          <table:table-cell table:formula="of:=([.G24]*[.G24]/SUMSQ([.$B$24:.$H$24]))*100" office:value-type="float" office:value="0.309840911196918" calcext:value-type="float">
            <text:p>0.3098409112</text:p>
          </table:table-cell>
          <table:table-cell table:formula="of:=([.H24]*[.H24]/SUMSQ([.$B$24:.$H$24]))*100" office:value-type="float" office:value="0.0201188577440676" calcext:value-type="float">
            <text:p>0.02011885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atio 1: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SM</text:p>
          </table:table-cell>
          <table:table-cell office:value-type="string" calcext:value-type="string">
            <text:p>xST</text:p>
          </table:table-cell>
          <table:table-cell office:value-type="string" calcext:value-type="string">
            <text:p>xMT</text:p>
          </table:table-cell>
          <table:table-cell office:value-type="string" calcext:value-type="string">
            <text:p>xSM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SE(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B29]*[.C29]" office:value-type="float" office:value="1" calcext:value-type="float">
            <text:p>1</text:p>
          </table:table-cell>
          <table:table-cell table:formula="of:=[.B29]*[.D29]" office:value-type="float" office:value="1" calcext:value-type="float">
            <text:p>1</text:p>
          </table:table-cell>
          <table:table-cell table:formula="of:=[.C29]*[.D29]" office:value-type="float" office:value="1" calcext:value-type="float">
            <text:p>1</text:p>
          </table:table-cell>
          <table:table-cell table:formula="of:=[.B29]*[.C29]*[.D29]" office:value-type="float" office:value="-1" calcext:value-type="float">
            <text:p>-1</text:p>
          </table:table-cell>
          <table:table-cell office:value-type="float" office:value="3515.66666666667" calcext:value-type="float">
            <text:p>3515.6666666667</text:p>
          </table:table-cell>
          <table:table-cell office:value-type="float" office:value="1988.66666666667" calcext:value-type="float">
            <text:p>1988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1" calcext:value-type="float">
            <text:p>1</text:p>
          </table:table-cell>
          <table:table-cell table:formula="of:=[.B30]*[.D30]" office:value-type="float" office:value="-1" calcext:value-type="float">
            <text:p>-1</text:p>
          </table:table-cell>
          <table:table-cell table:formula="of:=[.C30]*[.D30]" office:value-type="float" office:value="-1" calcext:value-type="float">
            <text:p>-1</text:p>
          </table:table-cell>
          <table:table-cell table:formula="of:=[.B30]*[.C30]*[.D30]" office:value-type="float" office:value="1" calcext:value-type="float">
            <text:p>1</text:p>
          </table:table-cell>
          <table:table-cell office:value-type="float" office:value="7766.66666666667" calcext:value-type="float">
            <text:p>7766.6666666667</text:p>
          </table:table-cell>
          <table:table-cell office:value-type="float" office:value="110716.666666667" calcext:value-type="float">
            <text:p>110716.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1]*[.C31]" office:value-type="float" office:value="-1" calcext:value-type="float">
            <text:p>-1</text:p>
          </table:table-cell>
          <table:table-cell table:formula="of:=[.B31]*[.D31]" office:value-type="float" office:value="1" calcext:value-type="float">
            <text:p>1</text:p>
          </table:table-cell>
          <table:table-cell table:formula="of:=[.C31]*[.D31]" office:value-type="float" office:value="-1" calcext:value-type="float">
            <text:p>-1</text:p>
          </table:table-cell>
          <table:table-cell table:formula="of:=[.B31]*[.C31]*[.D31]" office:value-type="float" office:value="1" calcext:value-type="float">
            <text:p>1</text:p>
          </table:table-cell>
          <table:table-cell office:value-type="float" office:value="6548.33333333333" calcext:value-type="float">
            <text:p>6548.3333333333</text:p>
          </table:table-cell>
          <table:table-cell office:value-type="float" office:value="39500.6666666667" calcext:value-type="float">
            <text:p>39500.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2]*[.C32]" office:value-type="float" office:value="-1" calcext:value-type="float">
            <text:p>-1</text:p>
          </table:table-cell>
          <table:table-cell table:formula="of:=[.B32]*[.D32]" office:value-type="float" office:value="-1" calcext:value-type="float">
            <text:p>-1</text:p>
          </table:table-cell>
          <table:table-cell table:formula="of:=[.C32]*[.D32]" office:value-type="float" office:value="1" calcext:value-type="float">
            <text:p>1</text:p>
          </table:table-cell>
          <table:table-cell table:formula="of:=[.B32]*[.C32]*[.D32]" office:value-type="float" office:value="-1" calcext:value-type="float">
            <text:p>-1</text:p>
          </table:table-cell>
          <table:table-cell office:value-type="float" office:value="12412" calcext:value-type="float">
            <text:p>12412</text:p>
          </table:table-cell>
          <table:table-cell office:value-type="float" office:value="237704" calcext:value-type="float">
            <text:p>237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33]*[.C33]" office:value-type="float" office:value="-1" calcext:value-type="float">
            <text:p>-1</text:p>
          </table:table-cell>
          <table:table-cell table:formula="of:=[.B33]*[.D33]" office:value-type="float" office:value="-1" calcext:value-type="float">
            <text:p>-1</text:p>
          </table:table-cell>
          <table:table-cell table:formula="of:=[.C33]*[.D33]" office:value-type="float" office:value="1" calcext:value-type="float">
            <text:p>1</text:p>
          </table:table-cell>
          <table:table-cell table:formula="of:=[.B33]*[.C33]*[.D33]" office:value-type="float" office:value="1" calcext:value-type="float">
            <text:p>1</text:p>
          </table:table-cell>
          <table:table-cell office:value-type="float" office:value="3435.66666666667" calcext:value-type="float">
            <text:p>3435.6666666667</text:p>
          </table:table-cell>
          <table:table-cell office:value-type="float" office:value="254260.666666667" calcext:value-type="float">
            <text:p>254260.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-1" calcext:value-type="float">
            <text:p>-1</text:p>
          </table:table-cell>
          <table:table-cell table:formula="of:=[.B34]*[.D34]" office:value-type="float" office:value="1" calcext:value-type="float">
            <text:p>1</text:p>
          </table:table-cell>
          <table:table-cell table:formula="of:=[.C34]*[.D34]" office:value-type="float" office:value="-1" calcext:value-type="float">
            <text:p>-1</text:p>
          </table:table-cell>
          <table:table-cell table:formula="of:=[.B34]*[.C34]*[.D34]" office:value-type="float" office:value="-1" calcext:value-type="float">
            <text:p>-1</text:p>
          </table:table-cell>
          <table:table-cell office:value-type="float" office:value="7231" calcext:value-type="float">
            <text:p>7231</text:p>
          </table:table-cell>
          <table:table-cell office:value-type="float" office:value="19328" calcext:value-type="float">
            <text:p>19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5]*[.C35]" office:value-type="float" office:value="1" calcext:value-type="float">
            <text:p>1</text:p>
          </table:table-cell>
          <table:table-cell table:formula="of:=[.B35]*[.D35]" office:value-type="float" office:value="-1" calcext:value-type="float">
            <text:p>-1</text:p>
          </table:table-cell>
          <table:table-cell table:formula="of:=[.C35]*[.D35]" office:value-type="float" office:value="-1" calcext:value-type="float">
            <text:p>-1</text:p>
          </table:table-cell>
          <table:table-cell table:formula="of:=[.B35]*[.C35]*[.D35]" office:value-type="float" office:value="-1" calcext:value-type="float">
            <text:p>-1</text:p>
          </table:table-cell>
          <table:table-cell office:value-type="float" office:value="6150.33333333333" calcext:value-type="float">
            <text:p>6150.3333333333</text:p>
          </table:table-cell>
          <table:table-cell office:value-type="float" office:value="498690.666666667" calcext:value-type="float">
            <text:p>498690.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36]*[.C36]" office:value-type="float" office:value="1" calcext:value-type="float">
            <text:p>1</text:p>
          </table:table-cell>
          <table:table-cell table:formula="of:=[.B36]*[.D36]" office:value-type="float" office:value="1" calcext:value-type="float">
            <text:p>1</text:p>
          </table:table-cell>
          <table:table-cell table:formula="of:=[.C36]*[.D36]" office:value-type="float" office:value="1" calcext:value-type="float">
            <text:p>1</text:p>
          </table:table-cell>
          <table:table-cell table:formula="of:=[.B36]*[.C36]*[.D36]" office:value-type="float" office:value="1" calcext:value-type="float">
            <text:p>1</text:p>
          </table:table-cell>
          <table:table-cell office:value-type="float" office:value="11992.6666666667" calcext:value-type="float">
            <text:p>11992.6666666667</text:p>
          </table:table-cell>
          <table:table-cell office:value-type="float" office:value="116260.666666667" calcext:value-type="float">
            <text:p>116260.666666667</text:p>
          </table:table-cell>
        </table:table-row>
        <table:table-row table:style-name="ro1">
          <table:table-cell/>
          <table:table-cell table:formula="of:=SUMPRODUCT([.B29:.B$36];[.$I$29:.$I$36])/8" office:value-type="float" office:value="-179.125" calcext:value-type="float">
            <text:p>-179.125</text:p>
          </table:table-cell>
          <table:table-cell table:formula="of:=SUMPRODUCT([.C29:.C$36];[.$I$29:.$I$36])/8" office:value-type="float" office:value="1894.29166666667" calcext:value-type="float">
            <text:p>1894.2916666667</text:p>
          </table:table-cell>
          <table:table-cell table:formula="of:=SUMPRODUCT([.D29:.D$36];[.$I$29:.$I$36])/8" office:value-type="float" office:value="2469.04166666667" calcext:value-type="float">
            <text:p>2469.0416666667</text:p>
          </table:table-cell>
          <table:table-cell table:formula="of:=SUMPRODUCT([.E29:.E$36];[.$I$29:.$I$36])/8" office:value-type="float" office:value="-25.2083333333333" calcext:value-type="float">
            <text:p>-25.2083333333</text:p>
          </table:table-cell>
          <table:table-cell table:formula="of:=SUMPRODUCT([.F29:.F$36];[.$I$29:.$I$36])/8" office:value-type="float" office:value="-59.6250000000002" calcext:value-type="float">
            <text:p>-59.625</text:p>
          </table:table-cell>
          <table:table-cell table:formula="of:=SUMPRODUCT([.G29:.G$36];[.$I$29:.$I$36])/8" office:value-type="float" office:value="457.458333333333" calcext:value-type="float">
            <text:p>457.4583333333</text:p>
          </table:table-cell>
          <table:table-cell table:formula="of:=SUMPRODUCT([.H29:.H$36];[.$I$29:.$I$36])/8" office:value-type="float" office:value="54.2916666666663" calcext:value-type="float">
            <text:p>54.2916666667</text:p>
          </table:table-cell>
          <table:table-cell table:formula="of:=SUM([.I29:.I36])/8" office:value-type="float" office:value="7381.54166666667" calcext:value-type="float">
            <text:p>7381.5416666667</text:p>
          </table:table-cell>
          <table:table-cell office:value-type="float" office:value="1278450" calcext:value-type="float">
            <text:p>1278450</text:p>
          </table:table-cell>
        </table:table-row>
        <table:table-row table:style-name="ro1">
          <table:table-cell office:value-type="string" calcext:value-type="string">
            <text:p>var explained with SSE</text:p>
          </table:table-cell>
          <table:table-cell table:formula="of:=([.B37]*[.B37]/(SUMSQ([.$B$37:.$H$37])+[.$J$37]))*100" office:value-type="float" office:value="0.286187481061213" calcext:value-type="float">
            <text:p>0.2861874811</text:p>
          </table:table-cell>
          <table:table-cell table:formula="of:=([.C37]*[.C37]/(SUMSQ([.$B$37:.$H$37])+[.$J$37]))*100" office:value-type="float" office:value="32.0060384604447" calcext:value-type="float">
            <text:p>32.0060384604</text:p>
          </table:table-cell>
          <table:table-cell table:formula="of:=([.D37]*[.D37]/(SUMSQ([.$B$37:.$H$37])+[.$J$37]))*100" office:value-type="float" office:value="54.3744733162642" calcext:value-type="float">
            <text:p>54.3744733163</text:p>
          </table:table-cell>
          <table:table-cell table:formula="of:=([.E37]*[.E37]/(SUMSQ([.$B$37:.$H$37])+[.$J$37]))*100" office:value-type="float" office:value="0.00566795627427972" calcext:value-type="float">
            <text:p>0.0056679563</text:p>
          </table:table-cell>
          <table:table-cell table:formula="of:=([.F37]*[.F37]/(SUMSQ([.$B$37:.$H$37])+[.$J$37]))*100" office:value-type="float" office:value="0.0317099100011624" calcext:value-type="float">
            <text:p>0.03170991</text:p>
          </table:table-cell>
          <table:table-cell table:formula="of:=([.G37]*[.G37]/(SUMSQ([.$B$37:.$H$37])+[.$J$37]))*100" office:value-type="float" office:value="1.86655723777843" calcext:value-type="float">
            <text:p>1.8665572378</text:p>
          </table:table-cell>
          <table:table-cell table:formula="of:=([.H37]*[.H37]/(SUMSQ([.$B$37:.$H$37])+[.$J$37]))*100" office:value-type="float" office:value="0.026290846729263" calcext:value-type="float">
            <text:p>0.0262908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explained without SSE</text:p>
          </table:table-cell>
          <table:table-cell table:formula="of:=([.B37]*[.B37]/SUMSQ([.$B$37:.$H$37]))*100" office:value-type="float" office:value="0.323021911186579" calcext:value-type="float">
            <text:p>0.3230219112</text:p>
          </table:table-cell>
          <table:table-cell table:formula="of:=([.C37]*[.C37]/SUMSQ([.$B$37:.$H$37]))*100" office:value-type="float" office:value="36.1254506125398" calcext:value-type="float">
            <text:p>36.1254506125</text:p>
          </table:table-cell>
          <table:table-cell table:formula="of:=([.D37]*[.D37]/SUMSQ([.$B$37:.$H$37]))*100" office:value-type="float" office:value="61.3728672730674" calcext:value-type="float">
            <text:p>61.3728672731</text:p>
          </table:table-cell>
          <table:table-cell table:formula="of:=([.E37]*[.E37]/SUMSQ([.$B$37:.$H$37]))*100" office:value-type="float" office:value="0.00639746386337629" calcext:value-type="float">
            <text:p>0.0063974639</text:p>
          </table:table-cell>
          <table:table-cell table:formula="of:=([.F37]*[.F37]/SUMSQ([.$B$37:.$H$37]))*100" office:value-type="float" office:value="0.0357912082462441" calcext:value-type="float">
            <text:p>0.0357912082</text:p>
          </table:table-cell>
          <table:table-cell table:formula="of:=([.G37]*[.G37]/SUMSQ([.$B$37:.$H$37]))*100" office:value-type="float" office:value="2.10679685935447" calcext:value-type="float">
            <text:p>2.1067968594</text:p>
          </table:table-cell>
          <table:table-cell table:formula="of:=([.H37]*[.H37]/SUMSQ([.$B$37:.$H$37]))*100" office:value-type="float" office:value="0.029674671742135" calcext:value-type="float">
            <text:p>0.0296746717</text:p>
          </table:table-cell>
          <table:table-cell table:number-columns-repeated="2"/>
        </table:table-row>
      </table:table>
      <table:table table:name="Response time" table:style-name="ta1"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Ratio 0: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SM</text:p>
          </table:table-cell>
          <table:table-cell office:value-type="string" calcext:value-type="string">
            <text:p>xST</text:p>
          </table:table-cell>
          <table:table-cell office:value-type="string" calcext:value-type="string">
            <text:p>xM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SE(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formula="of:=[.B3]*[.D3]" office:value-type="float" office:value="1" calcext:value-type="float">
            <text:p>1</text:p>
          </table:table-cell>
          <table:table-cell table:formula="of:=[.D3]*[.C3]" office:value-type="float" office:value="1" calcext:value-type="float">
            <text:p>1</text:p>
          </table:table-cell>
          <table:table-cell office:value-type="float" office:value="26.0566666666667" calcext:value-type="float">
            <text:p>26.0566666667</text:p>
          </table:table-cell>
          <table:table-cell office:value-type="float" office:value="0.652466666666669" calcext:value-type="float">
            <text:p>0.6524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formula="of:=[.B4]*[.D4]" office:value-type="float" office:value="-1" calcext:value-type="float">
            <text:p>-1</text:p>
          </table:table-cell>
          <table:table-cell table:formula="of:=[.D4]*[.C4]" office:value-type="float" office:value="-1" calcext:value-type="float">
            <text:p>-1</text:p>
          </table:table-cell>
          <table:table-cell office:value-type="float" office:value="12.5166666666667" calcext:value-type="float">
            <text:p>12.5166666667</text:p>
          </table:table-cell>
          <table:table-cell office:value-type="float" office:value="0.0460666666666663" calcext:value-type="float">
            <text:p>0.0460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formula="of:=[.B5]*[.D5]" office:value-type="float" office:value="1" calcext:value-type="float">
            <text:p>1</text:p>
          </table:table-cell>
          <table:table-cell table:formula="of:=[.D5]*[.C5]" office:value-type="float" office:value="-1" calcext:value-type="float">
            <text:p>-1</text:p>
          </table:table-cell>
          <table:table-cell office:value-type="float" office:value="26.0633333333333" calcext:value-type="float">
            <text:p>26.0633333333</text:p>
          </table:table-cell>
          <table:table-cell office:value-type="float" office:value="1.77926666666667" calcext:value-type="float">
            <text:p>1.7792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formula="of:=[.B6]*[.D6]" office:value-type="float" office:value="-1" calcext:value-type="float">
            <text:p>-1</text:p>
          </table:table-cell>
          <table:table-cell table:formula="of:=[.D6]*[.C6]" office:value-type="float" office:value="1" calcext:value-type="float">
            <text:p>1</text:p>
          </table:table-cell>
          <table:table-cell office:value-type="float" office:value="12.29" calcext:value-type="float">
            <text:p>12.29</text:p>
          </table:table-cell>
          <table:table-cell office:value-type="float" office:value="0.1736" calcext:value-type="float">
            <text:p>0.1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formula="of:=[.B7]*[.D7]" office:value-type="float" office:value="-1" calcext:value-type="float">
            <text:p>-1</text:p>
          </table:table-cell>
          <table:table-cell table:formula="of:=[.D7]*[.C7]"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2.4986" calcext:value-type="float">
            <text:p>2.4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formula="of:=[.B8]*[.D8]" office:value-type="float" office:value="1" calcext:value-type="float">
            <text:p>1</text:p>
          </table:table-cell>
          <table:table-cell table:formula="of:=[.D8]*[.C8]" office:value-type="float" office:value="-1" calcext:value-type="float">
            <text:p>-1</text:p>
          </table:table-cell>
          <table:table-cell office:value-type="float" office:value="11.9133333333333" calcext:value-type="float">
            <text:p>11.9133333333</text:p>
          </table:table-cell>
          <table:table-cell office:value-type="float" office:value="0.750066666666665" calcext:value-type="float">
            <text:p>0.7500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formula="of:=[.B9]*[.D9]" office:value-type="float" office:value="-1" calcext:value-type="float">
            <text:p>-1</text:p>
          </table:table-cell>
          <table:table-cell table:formula="of:=[.D9]*[.C9]" office:value-type="float" office:value="-1" calcext:value-type="float">
            <text:p>-1</text:p>
          </table:table-cell>
          <table:table-cell office:value-type="float" office:value="25.1066666666667" calcext:value-type="float">
            <text:p>25.1066666667</text:p>
          </table:table-cell>
          <table:table-cell office:value-type="float" office:value="6.00506666666667" calcext:value-type="float">
            <text:p>6.0050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formula="of:=[.B10]*[.D10]" office:value-type="float" office:value="1" calcext:value-type="float">
            <text:p>1</text:p>
          </table:table-cell>
          <table:table-cell table:formula="of:=[.D10]*[.C10]" office:value-type="float" office:value="1" calcext:value-type="float">
            <text:p>1</text:p>
          </table:table-cell>
          <table:table-cell office:value-type="float" office:value="11.73" calcext:value-type="float">
            <text:p>11.73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/>
          <table:table-cell table:formula="of:=SUMPRODUCT([.B3:.B10];[.$H$3:.$H$10])/8" office:value-type="float" office:value="-0.359583333333335" calcext:value-type="float">
            <text:p>-0.3595833333</text:p>
          </table:table-cell>
          <table:table-cell table:formula="of:=SUMPRODUCT([.C3:.C10];[.$H$3:.$H$10])/8" office:value-type="float" office:value="-0.0745833333333341" calcext:value-type="float">
            <text:p>-0.0745833333</text:p>
          </table:table-cell>
          <table:table-cell table:formula="of:=SUMPRODUCT([.D3:.D10];[.$H$3:.$H$10])/8" office:value-type="float" office:value="-6.75958333333333" calcext:value-type="float">
            <text:p>-6.7595833333</text:p>
          </table:table-cell>
          <table:table-cell table:formula="of:=SUMPRODUCT([.E3:.E10];[.$H$3:.$H$10])/8" office:value-type="float" office:value="-0.0195833333333335" calcext:value-type="float">
            <text:p>-0.0195833333</text:p>
          </table:table-cell>
          <table:table-cell table:formula="of:=SUMPRODUCT([.F3:.F10];[.$H$3:.$H$10])/8" office:value-type="float" office:value="0.0687499999999999" calcext:value-type="float">
            <text:p>0.06875</text:p>
          </table:table-cell>
          <table:table-cell table:formula="of:=SUMPRODUCT([.G3:.G10];[.$H$3:.$H$10])/8" office:value-type="float" office:value="-0.0279166666666664" calcext:value-type="float">
            <text:p>-0.0279166667</text:p>
          </table:table-cell>
          <table:table-cell table:formula="of:=SUM([.H3:.H10])/8" office:value-type="float" office:value="18.8720833333333" calcext:value-type="float">
            <text:p>18.8720833333</text:p>
          </table:table-cell>
          <table:table-cell table:formula="of:=SUM([.I3:.I10])" office:value-type="float" office:value="14.2501333333333" calcext:value-type="float">
            <text:p>14.2501333333</text:p>
          </table:table-cell>
        </table:table-row>
        <table:table-row table:style-name="ro1">
          <table:table-cell office:value-type="string" calcext:value-type="string">
            <text:p>var explained with SSE</text:p>
          </table:table-cell>
          <table:table-cell table:formula="of:=([.B11]*[.B11]/(SUMSQ([.$B$11:.$G$11])+[.$I$11]))*100" office:value-type="float" office:value="0.215203120991233" calcext:value-type="float">
            <text:p>0.215203121</text:p>
          </table:table-cell>
          <table:table-cell table:formula="of:=([.C11]*[.C11]/(SUMSQ([.$B$11:.$G$11])+[.$I$11]))*100" office:value-type="float" office:value="0.00925833808829338" calcext:value-type="float">
            <text:p>0.0092583381</text:p>
          </table:table-cell>
          <table:table-cell table:formula="of:=([.D11]*[.D11]/(SUMSQ([.$B$11:.$G$11])+[.$I$11]))*100" office:value-type="float" office:value="76.0482650072066" calcext:value-type="float">
            <text:p>76.0482650072</text:p>
          </table:table-cell>
          <table:table-cell table:formula="of:=([.E11]*[.E11]/(SUMSQ([.$B$11:.$G$11])+[.$I$11]))*100" office:value-type="float" office:value="0.000638296833339784" calcext:value-type="float">
            <text:p>0.0006382968</text:p>
          </table:table-cell>
          <table:table-cell table:formula="of:=([.F11]*[.F11]/(SUMSQ([.$B$11:.$G$11])+[.$I$11]))*100" office:value-type="float" office:value="0.00786674118953157" calcext:value-type="float">
            <text:p>0.0078667412</text:p>
          </table:table-cell>
          <table:table-cell table:formula="of:=([.G11]*[.G11]/(SUMSQ([.$B$11:.$G$11])+[.$I$11]))*100" office:value-type="float" office:value="0.00129710931863385" calcext:value-type="float">
            <text:p>0.001297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explained without SSE</text:p>
          </table:table-cell>
          <table:table-cell table:formula="of:=([.B11]*[.B11]/SUMSQ([.$B$11:.$G$11]))*100" office:value-type="float" office:value="0.282113250441973" calcext:value-type="float">
            <text:p>0.2821132504</text:p>
          </table:table-cell>
          <table:table-cell table:formula="of:=([.C11]*[.C11]/SUMSQ([.$B$11:.$G$11]))*100" office:value-type="float" office:value="0.01213690507716" calcext:value-type="float">
            <text:p>0.0121369051</text:p>
          </table:table-cell>
          <table:table-cell table:formula="of:=([.D11]*[.D11]/SUMSQ([.$B$11:.$G$11]))*100" office:value-type="float" office:value="99.6929000510621" calcext:value-type="float">
            <text:p>99.6929000511</text:p>
          </table:table-cell>
          <table:table-cell table:formula="of:=([.E11]*[.E11]/SUMSQ([.$B$11:.$G$11]))*100" office:value-type="float" office:value="0.000836753638008997" calcext:value-type="float">
            <text:p>0.0008367536</text:p>
          </table:table-cell>
          <table:table-cell table:formula="of:=([.F11]*[.F11]/SUMSQ([.$B$11:.$G$11]))*100" office:value-type="float" office:value="0.0103126382049771" calcext:value-type="float">
            <text:p>0.0103126382</text:p>
          </table:table-cell>
          <table:table-cell table:formula="of:=([.G11]*[.G11]/SUMSQ([.$B$11:.$G$11]))*100" office:value-type="float" office:value="0.00170040157583623" calcext:value-type="float">
            <text:p>0.00170040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atio 1: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SM</text:p>
          </table:table-cell>
          <table:table-cell office:value-type="string" calcext:value-type="string">
            <text:p>xST</text:p>
          </table:table-cell>
          <table:table-cell office:value-type="string" calcext:value-type="string">
            <text:p>xM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SE(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B16]*[.C16]" office:value-type="float" office:value="1" calcext:value-type="float">
            <text:p>1</text:p>
          </table:table-cell>
          <table:table-cell table:formula="of:=[.B16]*[.D16]" office:value-type="float" office:value="1" calcext:value-type="float">
            <text:p>1</text:p>
          </table:table-cell>
          <table:table-cell table:formula="of:=[.C16]*[.D16]" office:value-type="float" office:value="1" calcext:value-type="float">
            <text:p>1</text:p>
          </table:table-cell>
          <table:table-cell office:value-type="float" office:value="29.901" calcext:value-type="float">
            <text:p>29.901</text:p>
          </table:table-cell>
          <table:table-cell office:value-type="float" office:value="0.321325999999999" calcext:value-type="float">
            <text:p>0.321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1" calcext:value-type="float">
            <text:p>1</text:p>
          </table:table-cell>
          <table:table-cell table:formula="of:=[.B17]*[.D17]" office:value-type="float" office:value="-1" calcext:value-type="float">
            <text:p>-1</text:p>
          </table:table-cell>
          <table:table-cell table:formula="of:=[.C17]*[.D17]" office:value-type="float" office:value="-1" calcext:value-type="float">
            <text:p>-1</text:p>
          </table:table-cell>
          <table:table-cell office:value-type="float" office:value="14.7633333333333" calcext:value-type="float">
            <text:p>14.7633333333</text:p>
          </table:table-cell>
          <table:table-cell office:value-type="float" office:value="0.0688666666666664" calcext:value-type="float">
            <text:p>0.0688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8]*[.C18]" office:value-type="float" office:value="-1" calcext:value-type="float">
            <text:p>-1</text:p>
          </table:table-cell>
          <table:table-cell table:formula="of:=[.B18]*[.D18]" office:value-type="float" office:value="1" calcext:value-type="float">
            <text:p>1</text:p>
          </table:table-cell>
          <table:table-cell table:formula="of:=[.C18]*[.D18]" office:value-type="float" office:value="-1" calcext:value-type="float">
            <text:p>-1</text:p>
          </table:table-cell>
          <table:table-cell office:value-type="float" office:value="28.9333333333333" calcext:value-type="float">
            <text:p>28.9333333333</text:p>
          </table:table-cell>
          <table:table-cell office:value-type="float" office:value="1.11726666666666" calcext:value-type="float">
            <text:p>1.1172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*[.C19]" office:value-type="float" office:value="-1" calcext:value-type="float">
            <text:p>-1</text:p>
          </table:table-cell>
          <table:table-cell table:formula="of:=[.B19]*[.D19]" office:value-type="float" office:value="-1" calcext:value-type="float">
            <text:p>-1</text:p>
          </table:table-cell>
          <table:table-cell table:formula="of:=[.C19]*[.D19]" office:value-type="float" office:value="1" calcext:value-type="float">
            <text:p>1</text:p>
          </table:table-cell>
          <table:table-cell office:value-type="float" office:value="17.34" calcext:value-type="float">
            <text:p>17.34</text:p>
          </table:table-cell>
          <table:table-cell office:value-type="float" office:value="1.4166" calcext:value-type="float">
            <text:p>1.4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20]*[.C20]" office:value-type="float" office:value="-1" calcext:value-type="float">
            <text:p>-1</text:p>
          </table:table-cell>
          <table:table-cell table:formula="of:=[.B20]*[.D20]" office:value-type="float" office:value="-1" calcext:value-type="float">
            <text:p>-1</text:p>
          </table:table-cell>
          <table:table-cell table:formula="of:=[.C20]*[.D20]" office:value-type="float" office:value="1" calcext:value-type="float">
            <text:p>1</text:p>
          </table:table-cell>
          <table:table-cell office:value-type="float" office:value="30.8766666666667" calcext:value-type="float">
            <text:p>30.8766666667</text:p>
          </table:table-cell>
          <table:table-cell office:value-type="float" office:value="2.25726666666666" calcext:value-type="float">
            <text:p>2.2572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-1" calcext:value-type="float">
            <text:p>-1</text:p>
          </table:table-cell>
          <table:table-cell table:formula="of:=[.B21]*[.D21]" office:value-type="float" office:value="1" calcext:value-type="float">
            <text:p>1</text:p>
          </table:table-cell>
          <table:table-cell table:formula="of:=[.C21]*[.D21]" office:value-type="float" office:value="-1" calcext:value-type="float">
            <text:p>-1</text:p>
          </table:table-cell>
          <table:table-cell office:value-type="float" office:value="16.65" calcext:value-type="float">
            <text:p>16.65</text:p>
          </table:table-cell>
          <table:table-cell office:value-type="float" office:value="0.109400000000001" calcext:value-type="float">
            <text:p>0.10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2]*[.C22]" office:value-type="float" office:value="1" calcext:value-type="float">
            <text:p>1</text:p>
          </table:table-cell>
          <table:table-cell table:formula="of:=[.B22]*[.D22]" office:value-type="float" office:value="-1" calcext:value-type="float">
            <text:p>-1</text:p>
          </table:table-cell>
          <table:table-cell table:formula="of:=[.C22]*[.D22]" office:value-type="float" office:value="-1" calcext:value-type="float">
            <text:p>-1</text:p>
          </table:table-cell>
          <table:table-cell office:value-type="float" office:value="31.14" calcext:value-type="float">
            <text:p>31.14</text:p>
          </table:table-cell>
          <table:table-cell office:value-type="float" office:value="1.1258" calcext:value-type="float">
            <text:p>1.1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23]*[.C23]" office:value-type="float" office:value="1" calcext:value-type="float">
            <text:p>1</text:p>
          </table:table-cell>
          <table:table-cell table:formula="of:=[.B23]*[.D23]" office:value-type="float" office:value="1" calcext:value-type="float">
            <text:p>1</text:p>
          </table:table-cell>
          <table:table-cell table:formula="of:=[.C23]*[.D23]"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0.942200000000002" calcext:value-type="float">
            <text:p>0.9422</text:p>
          </table:table-cell>
        </table:table-row>
        <table:table-row table:style-name="ro1">
          <table:table-cell/>
          <table:table-cell table:formula="of:=SUMPRODUCT([.B16:.B23];[.$H$16:.$H$23])/8" office:value-type="float" office:value="0.991124999999999" calcext:value-type="float">
            <text:p>0.991125</text:p>
          </table:table-cell>
          <table:table-cell table:formula="of:=SUMPRODUCT([.C16:.C23];[.$H$16:.$H$23])/8" office:value-type="float" office:value="0.677791666666667" calcext:value-type="float">
            <text:p>0.6777916667</text:p>
          </table:table-cell>
          <table:table-cell table:formula="of:=SUMPRODUCT([.D16:.D23];[.$H$16:.$H$23])/8" office:value-type="float" office:value="-6.48720833333333" calcext:value-type="float">
            <text:p>-6.4872083333</text:p>
          </table:table-cell>
          <table:table-cell table:formula="of:=SUMPRODUCT([.E16:.E23];[.$H$16:.$H$23])/8" office:value-type="float" office:value="0.275541666666666" calcext:value-type="float">
            <text:p>0.2755416667</text:p>
          </table:table-cell>
          <table:table-cell table:formula="of:=SUMPRODUCT([.F16:.F23];[.$H$16:.$H$23])/8" office:value-type="float" office:value="0.195541666666667" calcext:value-type="float">
            <text:p>0.1955416667</text:p>
          </table:table-cell>
          <table:table-cell table:formula="of:=SUMPRODUCT([.G16:.G23];[.$H$16:.$H$23])/8" office:value-type="float" office:value="0.853875" calcext:value-type="float">
            <text:p>0.853875</text:p>
          </table:table-cell>
          <table:table-cell table:formula="of:=SUM([.H16:.H23])/8" office:value-type="float" office:value="23.7255416666667" calcext:value-type="float">
            <text:p>23.7255416667</text:p>
          </table:table-cell>
          <table:table-cell table:formula="of:=SUM([.I16:.I23])" office:value-type="float" office:value="7.35872599999999" calcext:value-type="float">
            <text:p>7.358726</text:p>
          </table:table-cell>
        </table:table-row>
        <table:table-row table:style-name="ro1">
          <table:table-cell office:value-type="string" calcext:value-type="string">
            <text:p>var explained with SSE</text:p>
          </table:table-cell>
          <table:table-cell table:formula="of:=([.B24]*[.B24]/(SUMSQ([.$B$24:.$G$24])+[.$I$24]))*100" office:value-type="float" office:value="1.89904218503986" calcext:value-type="float">
            <text:p>1.899042185</text:p>
          </table:table-cell>
          <table:table-cell table:formula="of:=([.C24]*[.C24]/(SUMSQ([.$B$24:.$G$24])+[.$I$24]))*100" office:value-type="float" office:value="0.88811703507351" calcext:value-type="float">
            <text:p>0.8881170351</text:p>
          </table:table-cell>
          <table:table-cell table:formula="of:=([.D24]*[.D24]/(SUMSQ([.$B$24:.$G$24])+[.$I$24]))*100" office:value-type="float" office:value="81.356721861993" calcext:value-type="float">
            <text:p>81.356721862</text:p>
          </table:table-cell>
          <table:table-cell table:formula="of:=([.E24]*[.E24]/(SUMSQ([.$B$24:.$G$24])+[.$I$24]))*100" office:value-type="float" office:value="0.146775075505178" calcext:value-type="float">
            <text:p>0.1467750755</text:p>
          </table:table-cell>
          <table:table-cell table:formula="of:=([.F24]*[.F24]/(SUMSQ([.$B$24:.$G$24])+[.$I$24]))*100" office:value-type="float" office:value="0.0739190497855202" calcext:value-type="float">
            <text:p>0.0739190498</text:p>
          </table:table-cell>
          <table:table-cell table:formula="of:=([.G24]*[.G24]/(SUMSQ([.$B$24:.$G$24])+[.$I$24]))*100" office:value-type="float" office:value="1.40950411190455" calcext:value-type="float">
            <text:p>1.4095041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explained without SSE</text:p>
          </table:table-cell>
          <table:table-cell table:formula="of:=([.B24]*[.B24]/SUMSQ([.$B$24:.$G$24]))*100" office:value-type="float" office:value="2.21400474375307" calcext:value-type="float">
            <text:p>2.2140047438</text:p>
          </table:table-cell>
          <table:table-cell table:formula="of:=([.C24]*[.C24]/SUMSQ([.$B$24:.$G$24]))*100" office:value-type="float" office:value="1.03541424416509" calcext:value-type="float">
            <text:p>1.0354142442</text:p>
          </table:table-cell>
          <table:table-cell table:formula="of:=([.D24]*[.D24]/SUMSQ([.$B$24:.$G$24]))*100" office:value-type="float" office:value="94.8500088927045" calcext:value-type="float">
            <text:p>94.8500088927</text:p>
          </table:table-cell>
          <table:table-cell table:formula="of:=([.E24]*[.E24]/SUMSQ([.$B$24:.$G$24]))*100" office:value-type="float" office:value="0.171118217379863" calcext:value-type="float">
            <text:p>0.1711182174</text:p>
          </table:table-cell>
          <table:table-cell table:formula="of:=([.F24]*[.F24]/SUMSQ([.$B$24:.$G$24]))*100" office:value-type="float" office:value="0.0861787737882327" calcext:value-type="float">
            <text:p>0.0861787738</text:p>
          </table:table-cell>
          <table:table-cell table:formula="of:=([.G24]*[.G24]/SUMSQ([.$B$24:.$G$24]))*100" office:value-type="float" office:value="1.64327512820924" calcext:value-type="float">
            <text:p>1.64327512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atio 1: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xT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SSE(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B29]*[.C29]" office:value-type="float" office:value="1" calcext:value-type="float">
            <text:p>1</text:p>
          </table:table-cell>
          <table:table-cell table:formula="of:=[.B29]*[.D29]" office:value-type="float" office:value="1" calcext:value-type="float">
            <text:p>1</text:p>
          </table:table-cell>
          <table:table-cell table:formula="of:=[.C29]*[.D29]" office:value-type="float" office:value="1" calcext:value-type="float">
            <text:p>1</text:p>
          </table:table-cell>
          <table:table-cell office:value-type="float" office:value="28.1766666666667" calcext:value-type="float">
            <text:p>28.1766666667</text:p>
          </table:table-cell>
          <table:table-cell office:value-type="float" office:value="0.146066666666668" calcext:value-type="float">
            <text:p>0.1460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1" calcext:value-type="float">
            <text:p>1</text:p>
          </table:table-cell>
          <table:table-cell table:formula="of:=[.B30]*[.D30]" office:value-type="float" office:value="-1" calcext:value-type="float">
            <text:p>-1</text:p>
          </table:table-cell>
          <table:table-cell table:formula="of:=[.C30]*[.D30]" office:value-type="float" office:value="-1" calcext:value-type="float">
            <text:p>-1</text:p>
          </table:table-cell>
          <table:table-cell office:value-type="float" office:value="13.5966666666667" calcext:value-type="float">
            <text:p>13.5966666667</text:p>
          </table:table-cell>
          <table:table-cell office:value-type="float" office:value="0.358866666666667" calcext:value-type="float">
            <text:p>0.3588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1]*[.C31]" office:value-type="float" office:value="-1" calcext:value-type="float">
            <text:p>-1</text:p>
          </table:table-cell>
          <table:table-cell table:formula="of:=[.B31]*[.D31]" office:value-type="float" office:value="1" calcext:value-type="float">
            <text:p>1</text:p>
          </table:table-cell>
          <table:table-cell table:formula="of:=[.C31]*[.D31]" office:value-type="float" office:value="-1" calcext:value-type="float">
            <text:p>-1</text:p>
          </table:table-cell>
          <table:table-cell office:value-type="float" office:value="28.06" calcext:value-type="float">
            <text:p>28.06</text:p>
          </table:table-cell>
          <table:table-cell office:value-type="float" office:value="0.866599999999998" calcext:value-type="float">
            <text:p>0.8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2]*[.C32]" office:value-type="float" office:value="-1" calcext:value-type="float">
            <text:p>-1</text:p>
          </table:table-cell>
          <table:table-cell table:formula="of:=[.B32]*[.D32]" office:value-type="float" office:value="-1" calcext:value-type="float">
            <text:p>-1</text:p>
          </table:table-cell>
          <table:table-cell table:formula="of:=[.C32]*[.D32]" office:value-type="float" office:value="1" calcext:value-type="float">
            <text:p>1</text:p>
          </table:table-cell>
          <table:table-cell office:value-type="float" office:value="14.7833333333333" calcext:value-type="float">
            <text:p>14.7833333333</text:p>
          </table:table-cell>
          <table:table-cell office:value-type="float" office:value="0.484866666666666" calcext:value-type="float">
            <text:p>0.4848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33]*[.C33]" office:value-type="float" office:value="-1" calcext:value-type="float">
            <text:p>-1</text:p>
          </table:table-cell>
          <table:table-cell table:formula="of:=[.B33]*[.D33]" office:value-type="float" office:value="-1" calcext:value-type="float">
            <text:p>-1</text:p>
          </table:table-cell>
          <table:table-cell table:formula="of:=[.C33]*[.D33]" office:value-type="float" office:value="1" calcext:value-type="float">
            <text:p>1</text:p>
          </table:table-cell>
          <table:table-cell office:value-type="float" office:value="29.14" calcext:value-type="float">
            <text:p>29.14</text:p>
          </table:table-cell>
          <table:table-cell office:value-type="float" office:value="20.7474" calcext:value-type="float">
            <text:p>20.7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-1" calcext:value-type="float">
            <text:p>-1</text:p>
          </table:table-cell>
          <table:table-cell table:formula="of:=[.B34]*[.D34]" office:value-type="float" office:value="1" calcext:value-type="float">
            <text:p>1</text:p>
          </table:table-cell>
          <table:table-cell table:formula="of:=[.C34]*[.D34]" office:value-type="float" office:value="-1" calcext:value-type="float">
            <text:p>-1</text:p>
          </table:table-cell>
          <table:table-cell office:value-type="float" office:value="14.9966666666667" calcext:value-type="float">
            <text:p>14.9966666667</text:p>
          </table:table-cell>
          <table:table-cell office:value-type="float" office:value="0.129866666666666" calcext:value-type="float">
            <text:p>0.1298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5]*[.C35]" office:value-type="float" office:value="1" calcext:value-type="float">
            <text:p>1</text:p>
          </table:table-cell>
          <table:table-cell table:formula="of:=[.B35]*[.D35]" office:value-type="float" office:value="-1" calcext:value-type="float">
            <text:p>-1</text:p>
          </table:table-cell>
          <table:table-cell table:formula="of:=[.C35]*[.D35]" office:value-type="float" office:value="-1" calcext:value-type="float">
            <text:p>-1</text:p>
          </table:table-cell>
          <table:table-cell office:value-type="float" office:value="30.1166666666667" calcext:value-type="float">
            <text:p>30.1166666667</text:p>
          </table:table-cell>
          <table:table-cell office:value-type="float" office:value="14.5092666666667" calcext:value-type="float">
            <text:p>14.5092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36]*[.C36]" office:value-type="float" office:value="1" calcext:value-type="float">
            <text:p>1</text:p>
          </table:table-cell>
          <table:table-cell table:formula="of:=[.B36]*[.D36]" office:value-type="float" office:value="1" calcext:value-type="float">
            <text:p>1</text:p>
          </table:table-cell>
          <table:table-cell table:formula="of:=[.C36]*[.D36]" office:value-type="float" office:value="1" calcext:value-type="float">
            <text:p>1</text:p>
          </table:table-cell>
          <table:table-cell office:value-type="float" office:value="16.35" calcext:value-type="float">
            <text:p>16.35</text:p>
          </table:table-cell>
          <table:table-cell office:value-type="float" office:value="0.1466" calcext:value-type="float">
            <text:p>0.1466</text:p>
          </table:table-cell>
        </table:table-row>
        <table:table-row table:style-name="ro1">
          <table:table-cell/>
          <table:table-cell table:formula="of:=SUMPRODUCT([.B29:.B$36];[.$H$29:.$H$36])/8" office:value-type="float" office:value="0.748333333333332" calcext:value-type="float">
            <text:p>0.7483333333</text:p>
          </table:table-cell>
          <table:table-cell table:formula="of:=SUMPRODUCT([.C29:.C$36];[.$H$29:.$H$36])/8" office:value-type="float" office:value="0.425000000000001" calcext:value-type="float">
            <text:p>0.425</text:p>
          </table:table-cell>
          <table:table-cell table:formula="of:=SUMPRODUCT([.D29:.D$36];[.$H$29:.$H$36])/8" office:value-type="float" office:value="-6.97083333333334" calcext:value-type="float">
            <text:p>-6.9708333333</text:p>
          </table:table-cell>
          <table:table-cell table:formula="of:=SUMPRODUCT([.E29:.E$36];[.$H$29:.$H$36])/8" office:value-type="float" office:value="0.157500000000001" calcext:value-type="float">
            <text:p>0.1575</text:p>
          </table:table-cell>
          <table:table-cell table:formula="of:=SUMPRODUCT([.F29:.F$36];[.$H$29:.$H$36])/8" office:value-type="float" office:value="-0.00666666666666727" calcext:value-type="float">
            <text:p>-0.0066666667</text:p>
          </table:table-cell>
          <table:table-cell table:formula="of:=SUMPRODUCT([.G29:.G$36];[.$H$29:.$H$36])/8" office:value-type="float" office:value="0.209999999999999" calcext:value-type="float">
            <text:p>0.21</text:p>
          </table:table-cell>
          <table:table-cell table:formula="of:=SUM([.H29:.H36])/8" office:value-type="float" office:value="21.9025" calcext:value-type="float">
            <text:p>21.9025</text:p>
          </table:table-cell>
          <table:table-cell table:formula="of:=SUM([.I29:.I36])" office:value-type="float" office:value="37.3895333333334" calcext:value-type="float">
            <text:p>37.3895333333</text:p>
          </table:table-cell>
        </table:table-row>
        <table:table-row table:style-name="ro1">
          <table:table-cell office:value-type="string" calcext:value-type="string">
            <text:p>var explained with SSE</text:p>
          </table:table-cell>
          <table:table-cell table:formula="of:=([.B37]*[.B37]/(SUMSQ([.$B$37:.$G$37])+[.$I$37]))*100" office:value-type="float" office:value="0.645226715012341" calcext:value-type="float">
            <text:p>0.645226715</text:p>
          </table:table-cell>
          <table:table-cell table:formula="of:=([.C37]*[.C37]/(SUMSQ([.$B$37:.$G$37])+[.$I$37]))*100" office:value-type="float" office:value="0.208113388047072" calcext:value-type="float">
            <text:p>0.208113388</text:p>
          </table:table-cell>
          <table:table-cell table:formula="of:=([.D37]*[.D37]/(SUMSQ([.$B$37:.$G$37])+[.$I$37]))*100" office:value-type="float" office:value="55.9875621965783" calcext:value-type="float">
            <text:p>55.9875621966</text:p>
          </table:table-cell>
          <table:table-cell table:formula="of:=([.E37]*[.E37]/(SUMSQ([.$B$37:.$G$37])+[.$I$37]))*100" office:value-type="float" office:value="0.0285813853688177" calcext:value-type="float">
            <text:p>0.0285813854</text:p>
          </table:table-cell>
          <table:table-cell table:formula="of:=([.F37]*[.F37]/(SUMSQ([.$B$37:.$G$37])+[.$I$37]))*100" office:value-type="float" office:value="0.0000512082154364281" calcext:value-type="float">
            <text:p>5.12082154364281E-05</text:p>
          </table:table-cell>
          <table:table-cell table:formula="of:=([.G37]*[.G37]/(SUMSQ([.$B$37:.$G$37])+[.$I$37]))*100" office:value-type="float" office:value="0.0508113517667863" calcext:value-type="float">
            <text:p>0.0508113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 explained without SSE</text:p>
          </table:table-cell>
          <table:table-cell table:formula="of:=([.B37]*[.B37]/SUMSQ([.$B$37:.$G$37]))*100" office:value-type="float" office:value="1.13356076970306" calcext:value-type="float">
            <text:p>1.1335607697</text:p>
          </table:table-cell>
          <table:table-cell table:formula="of:=([.C37]*[.C37]/SUMSQ([.$B$37:.$G$37]))*100" office:value-type="float" office:value="0.365622140018858" calcext:value-type="float">
            <text:p>0.36562214</text:p>
          </table:table-cell>
          <table:table-cell table:formula="of:=([.D37]*[.D37]/SUMSQ([.$B$37:.$G$37]))*100" office:value-type="float" office:value="98.3612467071165" calcext:value-type="float">
            <text:p>98.3612467071</text:p>
          </table:table-cell>
          <table:table-cell table:formula="of:=([.E37]*[.E37]/SUMSQ([.$B$37:.$G$37]))*100" office:value-type="float" office:value="0.0502129506482649" calcext:value-type="float">
            <text:p>0.0502129506</text:p>
          </table:table-cell>
          <table:table-cell table:formula="of:=([.F37]*[.F37]/SUMSQ([.$B$37:.$G$37]))*100" office:value-type="float" office:value="0.0000899646941991966" calcext:value-type="float">
            <text:p>8.99646941991966E-05</text:p>
          </table:table-cell>
          <table:table-cell table:formula="of:=([.G37]*[.G37]/SUMSQ([.$B$37:.$G$37]))*100" office:value-type="float" office:value="0.0892674678191363" calcext:value-type="float">
            <text:p>0.0892674678</text:p>
          </table:table-cell>
          <table:table-cell table:number-columns-repeated="2"/>
        </table:table-row>
      </table:table>
      <table:table table:name="Summary for report" table:style-name="ta1">
        <table:table-column table:style-name="co4" table:default-cell-style-name="ce8"/>
        <table:table-column table:style-name="co5" table:default-cell-style-name="ce13"/>
        <table:table-column table:style-name="co6" table:default-cell-style-name="ce16"/>
        <table:table-column table:style-name="co7" table:default-cell-style-name="ce20"/>
        <table:table-column table:style-name="co1" table:default-cell-style-name="Default"/>
        <table:table-column table:style-name="co8" table:default-cell-style-name="ce25"/>
        <table:table-column table:style-name="co9" table:default-cell-style-name="ce31"/>
        <table:table-column table:style-name="co10" table:default-cell-style-name="ce31"/>
        <table:table-column table:style-name="co11" table:default-cell-style-name="ce37"/>
        <table:table-row table:style-name="ro2">
          <table:table-cell table:style-name="ce6" office:value-type="string" calcext:value-type="string" table:number-columns-spanned="4" table:number-rows-spanned="1">
            <text:p>Throughput ,read-only</text:p>
          </table:table-cell>
          <table:covered-table-cell table:number-columns-repeated="2" table:style-name="ce11"/>
          <table:covered-table-cell table:style-name="ce18"/>
          <table:table-cell/>
          <table:table-cell table:style-name="ce23" office:value-type="string" calcext:value-type="string" table:number-columns-spanned="4" table:number-rows-spanned="1">
            <text:p>Response time , read-only</text:p>
          </table:table-cell>
          <table:covered-table-cell table:number-columns-repeated="2" table:style-name="ce29"/>
          <table:covered-table-cell table:style-name="ce34"/>
        </table:table-row>
        <table:table-row table:style-name="ro3">
          <table:table-cell table:style-name="ce7" office:value-type="string" calcext:value-type="string">
            <text:p>Parameter</text:p>
          </table:table-cell>
          <table:table-cell table:style-name="ce12" office:value-type="string" calcext:value-type="string">
            <text:p>Mean estimate</text:p>
          </table:table-cell>
          <table:table-cell table:style-name="ce12" office:value-type="string" calcext:value-type="string">
            <text:p>Variation explained (with SSE) in %</text:p>
          </table:table-cell>
          <table:table-cell table:style-name="ce19" office:value-type="string" calcext:value-type="string">
            <text:p>Variation explained (without SSE) in %</text:p>
          </table:table-cell>
          <table:table-cell/>
          <table:table-cell table:style-name="ce24" office:value-type="string" calcext:value-type="string">
            <text:p>Parameter</text:p>
          </table:table-cell>
          <table:table-cell table:style-name="ce30" office:value-type="string" calcext:value-type="string">
            <text:p>Mean estimate</text:p>
          </table:table-cell>
          <table:table-cell table:style-name="ce30" office:value-type="string" calcext:value-type="string">
            <text:p>Variation explained (with SSE) in %</text:p>
          </table:table-cell>
          <table:table-cell table:style-name="ce35" office:value-type="string" calcext:value-type="string">
            <text:p>Variation explained (without SSE) in %</text:p>
          </table:table-cell>
        </table:table-row>
        <table:table-row table:style-name="ro4">
          <table:table-cell office:value-type="string" calcext:value-type="string">
            <text:p>total throughput (q0)</text:p>
          </table:table-cell>
          <table:table-cell table:formula="of:=[Throughput.I11]" office:value-type="float" office:value="9037.58333333333" calcext:value-type="float">
            <text:p>9038</text:p>
          </table:table-cell>
          <table:table-cell table:number-columns-repeated="3"/>
          <table:table-cell office:value-type="string" calcext:value-type="string">
            <text:p>response time (q0)</text:p>
          </table:table-cell>
          <table:table-cell office:value-type="float" office:value="18.8720833333333" calcext:value-type="float">
            <text:p>18.872</text:p>
          </table:table-cell>
          <table:table-cell table:style-name="ce33"/>
          <table:table-cell table:style-name="ce36"/>
        </table:table-row>
        <table:table-row table:style-name="ro4">
          <table:table-cell office:value-type="string" calcext:value-type="string">
            <text:p>Nr server contribution (qS)</text:p>
          </table:table-cell>
          <table:table-cell table:formula="of:=[Throughput.B11]" office:value-type="float" office:value="335.416666666667" calcext:value-type="float">
            <text:p>335</text:p>
          </table:table-cell>
          <table:table-cell table:formula="of:=[Throughput.B12]" office:value-type="float" office:value="0.495302647297518" calcext:value-type="float">
            <text:p>0.495</text:p>
          </table:table-cell>
          <table:table-cell office:value-type="float" office:value="0.578304602036266" calcext:value-type="float">
            <text:p>0.578</text:p>
          </table:table-cell>
          <table:table-cell/>
          <table:table-cell office:value-type="string" calcext:value-type="string">
            <text:p>Nr server contribution (qS)</text:p>
          </table:table-cell>
          <table:table-cell office:value-type="float" office:value="-0.359583333333335" calcext:value-type="float">
            <text:p>-0.360</text:p>
          </table:table-cell>
          <table:table-cell office:value-type="float" office:value="0.215203120991233" calcext:value-type="float">
            <text:p>0.215</text:p>
          </table:table-cell>
          <table:table-cell office:value-type="float" office:value="0.282113250441973" calcext:value-type="float">
            <text:p>0.282</text:p>
          </table:table-cell>
        </table:table-row>
        <table:table-row table:style-name="ro4">
          <table:table-cell office:value-type="string" calcext:value-type="string">
            <text:p>Nr middleware contribution (qM)</text:p>
          </table:table-cell>
          <table:table-cell table:formula="of:=[Throughput.C11]" office:value-type="float" office:value="2581.5" calcext:value-type="float">
            <text:p>2582</text:p>
          </table:table-cell>
          <table:table-cell table:formula="of:=[Throughput.C12]" office:value-type="float" office:value="29.3390218567791" calcext:value-type="float">
            <text:p>29.339</text:p>
          </table:table-cell>
          <table:table-cell office:value-type="float" office:value="34.2556040263324" calcext:value-type="float">
            <text:p>34.256</text:p>
          </table:table-cell>
          <table:table-cell/>
          <table:table-cell office:value-type="string" calcext:value-type="string">
            <text:p>Nr middleware contribution (qM)</text:p>
          </table:table-cell>
          <table:table-cell office:value-type="float" office:value="-0.0745833333333341" calcext:value-type="float">
            <text:p>-0.075</text:p>
          </table:table-cell>
          <table:table-cell office:value-type="float" office:value="0.00925833808829338" calcext:value-type="float">
            <text:p>0.009</text:p>
          </table:table-cell>
          <table:table-cell office:value-type="float" office:value="0.01213690507716" calcext:value-type="float">
            <text:p>0.012</text:p>
          </table:table-cell>
        </table:table-row>
        <table:table-row table:style-name="ro4">
          <table:table-cell office:value-type="string" calcext:value-type="string">
            <text:p>Nr worker thread contribution (qT)</text:p>
          </table:table-cell>
          <table:table-cell table:formula="of:=[Throughput.D11]" office:value-type="float" office:value="3439.41666666667" calcext:value-type="float">
            <text:p>3439</text:p>
          </table:table-cell>
          <table:table-cell table:formula="of:=[Throughput.D12]" office:value-type="float" office:value="52.0799975050673" calcext:value-type="float">
            <text:p>52.080</text:p>
          </table:table-cell>
          <table:table-cell office:value-type="float" office:value="60.8074727553926" calcext:value-type="float">
            <text:p>60.807</text:p>
          </table:table-cell>
          <table:table-cell/>
          <table:table-cell office:value-type="string" calcext:value-type="string">
            <text:p>Nr worker thread contribution (qT)</text:p>
          </table:table-cell>
          <table:table-cell office:value-type="float" office:value="-6.75958333333333" calcext:value-type="float">
            <text:p>-6.760</text:p>
          </table:table-cell>
          <table:table-cell office:value-type="float" office:value="76.0482650072066" calcext:value-type="float">
            <text:p>76.048</text:p>
          </table:table-cell>
          <table:table-cell office:value-type="float" office:value="99.6929000510621" calcext:value-type="float">
            <text:p>99.693</text:p>
          </table:table-cell>
        </table:table-row>
        <table:table-row table:style-name="ro4">
          <table:table-cell office:value-type="string" calcext:value-type="string">
            <text:p>server and middleware (qSM)</text:p>
          </table:table-cell>
          <table:table-cell table:formula="of:=[Throughput.E11]" office:value-type="float" office:value="26.166666666667" calcext:value-type="float">
            <text:p>26</text:p>
          </table:table-cell>
          <table:table-cell table:formula="of:=[Throughput.E12]" office:value-type="float" office:value="0.00301438122374582" calcext:value-type="float">
            <text:p>0.003</text:p>
          </table:table-cell>
          <table:table-cell office:value-type="float" office:value="0.00351952597769339" calcext:value-type="float">
            <text:p>0.004</text:p>
          </table:table-cell>
          <table:table-cell/>
          <table:table-cell office:value-type="string" calcext:value-type="string">
            <text:p>server and middleware (qSM)</text:p>
          </table:table-cell>
          <table:table-cell office:value-type="float" office:value="-0.0195833333333335" calcext:value-type="float">
            <text:p>-0.020</text:p>
          </table:table-cell>
          <table:table-cell office:value-type="float" office:value="0.000638296833339784" calcext:value-type="float">
            <text:p>0.001</text:p>
          </table:table-cell>
          <table:table-cell office:value-type="float" office:value="0.000836753638008997" calcext:value-type="float">
            <text:p>0.001</text:p>
          </table:table-cell>
        </table:table-row>
        <table:table-row table:style-name="ro4">
          <table:table-cell office:value-type="string" calcext:value-type="string">
            <text:p>server and worker thread (qST)</text:p>
          </table:table-cell>
          <table:table-cell table:formula="of:=[Throughput.F11]" office:value-type="float" office:value="268.916666666667" calcext:value-type="float">
            <text:p>269</text:p>
          </table:table-cell>
          <table:table-cell table:formula="of:=[Throughput.F12]" office:value-type="float" office:value="0.318373425803601" calcext:value-type="float">
            <text:p>0.318</text:p>
          </table:table-cell>
          <table:table-cell office:value-type="float" office:value="0.371725889843022" calcext:value-type="float">
            <text:p>0.372</text:p>
          </table:table-cell>
          <table:table-cell/>
          <table:table-cell office:value-type="string" calcext:value-type="string">
            <text:p>server and worker thread (qST)</text:p>
          </table:table-cell>
          <table:table-cell office:value-type="float" office:value="0.0687499999999999" calcext:value-type="float">
            <text:p>0.069</text:p>
          </table:table-cell>
          <table:table-cell office:value-type="float" office:value="0.00786674118953157" calcext:value-type="float">
            <text:p>0.008</text:p>
          </table:table-cell>
          <table:table-cell office:value-type="float" office:value="0.0103126382049771" calcext:value-type="float">
            <text:p>0.010</text:p>
          </table:table-cell>
        </table:table-row>
        <table:table-row table:style-name="ro4">
          <table:table-cell office:value-type="string" calcext:value-type="string">
            <text:p>middleware and worker thread (qMT)</text:p>
          </table:table-cell>
          <table:table-cell table:formula="of:=[Throughput.G11]" office:value-type="float" office:value="878.833333333333" calcext:value-type="float">
            <text:p>879</text:p>
          </table:table-cell>
          <table:table-cell table:formula="of:=[Throughput.G12]" office:value-type="float" office:value="3.40027790793518" calcext:value-type="float">
            <text:p>3.400</text:p>
          </table:table-cell>
          <table:table-cell office:value-type="float" office:value="3.97009055592629" calcext:value-type="float">
            <text:p>3.970</text:p>
          </table:table-cell>
          <table:table-cell/>
          <table:table-cell office:value-type="string" calcext:value-type="string">
            <text:p>middleware and worker thread (qMT)</text:p>
          </table:table-cell>
          <table:table-cell office:value-type="float" office:value="-0.0279166666666664" calcext:value-type="float">
            <text:p>-0.028</text:p>
          </table:table-cell>
          <table:table-cell office:value-type="float" office:value="0.00129710931863385" calcext:value-type="float">
            <text:p>0.001</text:p>
          </table:table-cell>
          <table:table-cell office:value-type="float" office:value="0.00170040157583623" calcext:value-type="float">
            <text:p>0.002</text:p>
          </table:table-cell>
        </table:table-row>
        <table:table-row table:style-name="ro4">
          <table:table-cell table:style-name="ce9" office:value-type="string" calcext:value-type="string">
            <text:p>All togeteher (qSMT)</text:p>
          </table:table-cell>
          <table:table-cell table:style-name="ce14" table:formula="of:=[Throughput.H11]" office:value-type="float" office:value="50.8333333333335" calcext:value-type="float">
            <text:p>51</text:p>
          </table:table-cell>
          <table:table-cell table:style-name="ce17" table:formula="of:=[Throughput.H12]" office:value-type="float" office:value="0.011376234871149" calcext:value-type="float">
            <text:p>0.011</text:p>
          </table:table-cell>
          <table:table-cell table:style-name="ce21" office:value-type="float" office:value="0.0132826444916598" calcext:value-type="float">
            <text:p>0.013</text:p>
          </table:table-cell>
          <table:table-cell/>
          <table:table-cell table:style-name="ce26" office:value-type="string" calcext:value-type="string">
            <text:p>all togeteher (qSMT)</text:p>
          </table:table-cell>
          <table:table-cell table:style-name="ce32" office:value-type="float" office:value="-0.359583333333335" calcext:value-type="float">
            <text:p>-0.360</text:p>
          </table:table-cell>
          <table:table-cell table:style-name="ce32" office:value-type="float" office:value="0.215203120991233" calcext:value-type="float">
            <text:p>0.215</text:p>
          </table:table-cell>
          <table:table-cell table:style-name="ce38" office:value-type="float" office:value="0.282113250441973" calcext:value-type="float">
            <text:p>0.282</text:p>
          </table:table-cell>
        </table:table-row>
        <table:table-row table:style-name="ro1" table:number-rows-repeated="2">
          <table:table-cell table:style-name="ce10" table:number-columns-repeated="4"/>
          <table:table-cell/>
          <table:table-cell table:style-name="Default" table:number-columns-repeated="4"/>
        </table:table-row>
        <table:table-row table:style-name="ro5">
          <table:table-cell table:style-name="ce6" office:value-type="string" calcext:value-type="string" table:number-columns-spanned="4" table:number-rows-spanned="1">
            <text:p>Throughput , write-only</text:p>
          </table:table-cell>
          <table:covered-table-cell table:number-columns-repeated="2" table:style-name="ce15"/>
          <table:covered-table-cell table:style-name="ce22"/>
          <table:table-cell/>
          <table:table-cell table:style-name="ce27" office:value-type="string" calcext:value-type="string" table:number-columns-spanned="4" table:number-rows-spanned="1">
            <text:p>Response time , write-only</text:p>
          </table:table-cell>
          <table:covered-table-cell table:number-columns-repeated="2" table:style-name="ce15"/>
          <table:covered-table-cell table:style-name="ce22"/>
        </table:table-row>
        <table:table-row table:style-name="ro6">
          <table:table-cell table:style-name="ce7" office:value-type="string" calcext:value-type="string">
            <text:p>Parameter</text:p>
          </table:table-cell>
          <table:table-cell table:style-name="ce12" office:value-type="string" calcext:value-type="string">
            <text:p>Mean estimate</text:p>
          </table:table-cell>
          <table:table-cell table:style-name="ce12" office:value-type="string" calcext:value-type="string">
            <text:p>Variation explained (with SSE) in %</text:p>
          </table:table-cell>
          <table:table-cell table:style-name="ce19" office:value-type="string" calcext:value-type="string">
            <text:p>Variation explained (without SSE) in %</text:p>
          </table:table-cell>
          <table:table-cell/>
          <table:table-cell table:style-name="ce24" office:value-type="string" calcext:value-type="string">
            <text:p>Parameter</text:p>
          </table:table-cell>
          <table:table-cell table:style-name="ce30" office:value-type="string" calcext:value-type="string">
            <text:p>Mean estimate</text:p>
          </table:table-cell>
          <table:table-cell table:style-name="ce30" office:value-type="string" calcext:value-type="string">
            <text:p>Variation explained (with SSE) in %</text:p>
          </table:table-cell>
          <table:table-cell table:style-name="ce35" office:value-type="string" calcext:value-type="string">
            <text:p>Variation explained (without SSE) in %</text:p>
          </table:table-cell>
        </table:table-row>
        <table:table-row table:style-name="ro4">
          <table:table-cell office:value-type="string" calcext:value-type="string">
            <text:p>total throughput (q0)</text:p>
          </table:table-cell>
          <table:table-cell office:value-type="float" office:value="6518.5" calcext:value-type="float">
            <text:p>6519</text:p>
          </table:table-cell>
          <table:table-cell table:number-columns-repeated="3"/>
          <table:table-cell office:value-type="string" calcext:value-type="string">
            <text:p>response time (q0)</text:p>
          </table:table-cell>
          <table:table-cell office:value-type="float" office:value="23.7255416666667" calcext:value-type="float">
            <text:p>23.726</text:p>
          </table:table-cell>
          <table:table-cell table:style-name="ce33"/>
          <table:table-cell table:style-name="ce36"/>
        </table:table-row>
        <table:table-row table:style-name="ro4">
          <table:table-cell office:value-type="string" calcext:value-type="string">
            <text:p>Nr server contribution (qS)</text:p>
          </table:table-cell>
          <table:table-cell office:value-type="float" office:value="-320.75" calcext:value-type="float">
            <text:p>-321</text:p>
          </table:table-cell>
          <table:table-cell office:value-type="float" office:value="1.52216648370627" calcext:value-type="float">
            <text:p>1.522</text:p>
          </table:table-cell>
          <table:table-cell office:value-type="float" office:value="1.66578292968538" calcext:value-type="float">
            <text:p>1.666</text:p>
          </table:table-cell>
          <table:table-cell/>
          <table:table-cell office:value-type="string" calcext:value-type="string">
            <text:p>Nr server contribution (qS)</text:p>
          </table:table-cell>
          <table:table-cell office:value-type="float" office:value="0.991124999999999" calcext:value-type="float">
            <text:p>0.991</text:p>
          </table:table-cell>
          <table:table-cell office:value-type="float" office:value="1.89904218503986" calcext:value-type="float">
            <text:p>1.899</text:p>
          </table:table-cell>
          <table:table-cell office:value-type="float" office:value="2.21400474375307" calcext:value-type="float">
            <text:p>2.214</text:p>
          </table:table-cell>
        </table:table-row>
        <table:table-row table:style-name="ro4">
          <table:table-cell office:value-type="string" calcext:value-type="string">
            <text:p>Nr middleware contribution (qM)</text:p>
          </table:table-cell>
          <table:table-cell office:value-type="float" office:value="1598.33333333333" calcext:value-type="float">
            <text:p>1598</text:p>
          </table:table-cell>
          <table:table-cell office:value-type="float" office:value="37.7975402815459" calcext:value-type="float">
            <text:p>37.798</text:p>
          </table:table-cell>
          <table:table-cell office:value-type="float" office:value="41.3637391566981" calcext:value-type="float">
            <text:p>41.364</text:p>
          </table:table-cell>
          <table:table-cell/>
          <table:table-cell office:value-type="string" calcext:value-type="string">
            <text:p>Nr middleware contribution (qM)</text:p>
          </table:table-cell>
          <table:table-cell office:value-type="float" office:value="0.677791666666667" calcext:value-type="float">
            <text:p>0.678</text:p>
          </table:table-cell>
          <table:table-cell office:value-type="float" office:value="0.88811703507351" calcext:value-type="float">
            <text:p>0.888</text:p>
          </table:table-cell>
          <table:table-cell office:value-type="float" office:value="1.03541424416509" calcext:value-type="float">
            <text:p>1.035</text:p>
          </table:table-cell>
        </table:table-row>
        <table:table-row table:style-name="ro4">
          <table:table-cell office:value-type="string" calcext:value-type="string">
            <text:p>Nr worker thread contribution (qT)</text:p>
          </table:table-cell>
          <table:table-cell office:value-type="float" office:value="1857" calcext:value-type="float">
            <text:p>1857</text:p>
          </table:table-cell>
          <table:table-cell office:value-type="float" office:value="51.0214306863885" calcext:value-type="float">
            <text:p>51.021</text:p>
          </table:table-cell>
          <table:table-cell office:value-type="float" office:value="55.8353039534616" calcext:value-type="float">
            <text:p>55.835</text:p>
          </table:table-cell>
          <table:table-cell/>
          <table:table-cell office:value-type="string" calcext:value-type="string">
            <text:p>Nr worker thread contribution (qT)</text:p>
          </table:table-cell>
          <table:table-cell office:value-type="float" office:value="-6.48720833333333" calcext:value-type="float">
            <text:p>-6.487</text:p>
          </table:table-cell>
          <table:table-cell office:value-type="float" office:value="81.356721861993" calcext:value-type="float">
            <text:p>81.357</text:p>
          </table:table-cell>
          <table:table-cell office:value-type="float" office:value="94.8500088927045" calcext:value-type="float">
            <text:p>94.850</text:p>
          </table:table-cell>
        </table:table-row>
        <table:table-row table:style-name="ro4">
          <table:table-cell office:value-type="string" calcext:value-type="string">
            <text:p>server and middleware (qSM)</text:p>
          </table:table-cell>
          <table:table-cell office:value-type="float" office:value="-128.75" calcext:value-type="float">
            <text:p>-129</text:p>
          </table:table-cell>
          <table:table-cell office:value-type="float" office:value="0.245258066630051" calcext:value-type="float">
            <text:p>0.245</text:p>
          </table:table-cell>
          <table:table-cell office:value-type="float" office:value="0.26839817137822" calcext:value-type="float">
            <text:p>0.268</text:p>
          </table:table-cell>
          <table:table-cell/>
          <table:table-cell office:value-type="string" calcext:value-type="string">
            <text:p>server and middleware (qSM)</text:p>
          </table:table-cell>
          <table:table-cell office:value-type="float" office:value="0.275541666666666" calcext:value-type="float">
            <text:p>0.276</text:p>
          </table:table-cell>
          <table:table-cell office:value-type="float" office:value="0.146775075505178" calcext:value-type="float">
            <text:p>0.147</text:p>
          </table:table-cell>
          <table:table-cell office:value-type="float" office:value="0.171118217379863" calcext:value-type="float">
            <text:p>0.171</text:p>
          </table:table-cell>
        </table:table-row>
        <table:table-row table:style-name="ro4">
          <table:table-cell office:value-type="string" calcext:value-type="string">
            <text:p>server and worker thread (qST)</text:p>
          </table:table-cell>
          <table:table-cell office:value-type="float" office:value="-182.083333333333" calcext:value-type="float">
            <text:p>-182</text:p>
          </table:table-cell>
          <table:table-cell office:value-type="float" office:value="0.490534113868459" calcext:value-type="float">
            <text:p>0.491</text:p>
          </table:table-cell>
          <table:table-cell office:value-type="float" office:value="0.536816019835647" calcext:value-type="float">
            <text:p>0.537</text:p>
          </table:table-cell>
          <table:table-cell/>
          <table:table-cell office:value-type="string" calcext:value-type="string">
            <text:p>server and worker thread (qST)</text:p>
          </table:table-cell>
          <table:table-cell office:value-type="float" office:value="0.195541666666667" calcext:value-type="float">
            <text:p>0.196</text:p>
          </table:table-cell>
          <table:table-cell office:value-type="float" office:value="0.0739190497855202" calcext:value-type="float">
            <text:p>0.074</text:p>
          </table:table-cell>
          <table:table-cell office:value-type="float" office:value="0.0861787737882327" calcext:value-type="float">
            <text:p>0.086</text:p>
          </table:table-cell>
        </table:table-row>
        <table:table-row table:style-name="ro4">
          <table:table-cell office:value-type="string" calcext:value-type="string">
            <text:p>middleware and worker thread (qMT)</text:p>
          </table:table-cell>
          <table:table-cell office:value-type="float" office:value="138.333333333333" calcext:value-type="float">
            <text:p>138</text:p>
          </table:table-cell>
          <table:table-cell office:value-type="float" office:value="0.283127796485487" calcext:value-type="float">
            <text:p>0.283</text:p>
          </table:table-cell>
          <table:table-cell office:value-type="float" office:value="0.309840911196918" calcext:value-type="float">
            <text:p>0.310</text:p>
          </table:table-cell>
          <table:table-cell/>
          <table:table-cell office:value-type="string" calcext:value-type="string">
            <text:p>middleware and worker thread (qMT)</text:p>
          </table:table-cell>
          <table:table-cell office:value-type="float" office:value="0.853875" calcext:value-type="float">
            <text:p>0.854</text:p>
          </table:table-cell>
          <table:table-cell office:value-type="float" office:value="1.40950411190455" calcext:value-type="float">
            <text:p>1.410</text:p>
          </table:table-cell>
          <table:table-cell office:value-type="float" office:value="1.64327512820924" calcext:value-type="float">
            <text:p>1.643</text:p>
          </table:table-cell>
        </table:table-row>
        <table:table-row table:style-name="ro4">
          <table:table-cell table:style-name="ce9" office:value-type="string" calcext:value-type="string">
            <text:p>all togeteher (qSMT)</text:p>
          </table:table-cell>
          <table:table-cell table:style-name="ce14" office:value-type="float" office:value="-35.2499999999998" calcext:value-type="float">
            <text:p>-35</text:p>
          </table:table-cell>
          <table:table-cell table:style-name="ce17" office:value-type="float" office:value="0.0183842986998662" calcext:value-type="float">
            <text:p>0.018</text:p>
          </table:table-cell>
          <table:table-cell table:style-name="ce21" office:value-type="float" office:value="0.0201188577440676" calcext:value-type="float">
            <text:p>0.020</text:p>
          </table:table-cell>
          <table:table-cell/>
          <table:table-cell table:style-name="ce26" office:value-type="string" calcext:value-type="string">
            <text:p>all togeteher (qSMT)</text:p>
          </table:table-cell>
          <table:table-cell table:style-name="ce32" office:value-type="float" office:value="0.991124999999999" calcext:value-type="float">
            <text:p>0.991</text:p>
          </table:table-cell>
          <table:table-cell table:style-name="ce32" office:value-type="float" office:value="1.89904218503986" calcext:value-type="float">
            <text:p>1.899</text:p>
          </table:table-cell>
          <table:table-cell table:style-name="ce38" office:value-type="float" office:value="2.21400474375307" calcext:value-type="float">
            <text:p>2.214</text:p>
          </table:table-cell>
        </table:table-row>
        <table:table-row table:style-name="ro1" table:number-rows-repeated="2">
          <table:table-cell table:style-name="ce10" table:number-columns-repeated="4"/>
          <table:table-cell/>
          <table:table-cell table:style-name="Default" table:number-columns-repeated="4"/>
        </table:table-row>
        <table:table-row table:style-name="ro2">
          <table:table-cell table:style-name="ce6" office:value-type="string" calcext:value-type="string" table:number-columns-spanned="4" table:number-rows-spanned="1">
            <text:p>Throughput , read and write</text:p>
          </table:table-cell>
          <table:covered-table-cell table:number-columns-repeated="2" table:style-name="ce15"/>
          <table:covered-table-cell table:style-name="ce22"/>
          <table:table-cell/>
          <table:table-cell table:style-name="ce23" office:value-type="string" calcext:value-type="string" table:number-columns-spanned="4" table:number-rows-spanned="1">
            <text:p>Response time , read and write</text:p>
          </table:table-cell>
          <table:covered-table-cell table:number-columns-repeated="2" table:style-name="ce29"/>
          <table:covered-table-cell table:style-name="ce34"/>
        </table:table-row>
        <table:table-row table:style-name="ro3">
          <table:table-cell table:style-name="ce7" office:value-type="string" calcext:value-type="string">
            <text:p>Parameter</text:p>
          </table:table-cell>
          <table:table-cell table:style-name="ce12" office:value-type="string" calcext:value-type="string">
            <text:p>Mean estimate</text:p>
          </table:table-cell>
          <table:table-cell table:style-name="ce12" office:value-type="string" calcext:value-type="string">
            <text:p>Variation explained (with SSE) in %</text:p>
          </table:table-cell>
          <table:table-cell table:style-name="ce19" office:value-type="string" calcext:value-type="string">
            <text:p>Variation explained (without SSE) in %</text:p>
          </table:table-cell>
          <table:table-cell/>
          <table:table-cell table:style-name="ce24" office:value-type="string" calcext:value-type="string">
            <text:p>Parameter</text:p>
          </table:table-cell>
          <table:table-cell table:style-name="ce30" office:value-type="string" calcext:value-type="string">
            <text:p>Mean estimate</text:p>
          </table:table-cell>
          <table:table-cell table:style-name="ce30" office:value-type="string" calcext:value-type="string">
            <text:p>Variation explained (with SSE) in %</text:p>
          </table:table-cell>
          <table:table-cell table:style-name="ce35" office:value-type="string" calcext:value-type="string">
            <text:p>Variation explained (without SSE) in %</text:p>
          </table:table-cell>
        </table:table-row>
        <table:table-row table:style-name="ro4">
          <table:table-cell office:value-type="string" calcext:value-type="string">
            <text:p>total throughput (q0)</text:p>
          </table:table-cell>
          <table:table-cell office:value-type="float" office:value="7381.54166666667" calcext:value-type="float">
            <text:p>7382</text:p>
          </table:table-cell>
          <table:table-cell table:number-columns-repeated="3"/>
          <table:table-cell office:value-type="string" calcext:value-type="string">
            <text:p>response time (q0)</text:p>
          </table:table-cell>
          <table:table-cell office:value-type="float" office:value="21.9025" calcext:value-type="float">
            <text:p>21.903</text:p>
          </table:table-cell>
          <table:table-cell table:style-name="ce33"/>
          <table:table-cell table:style-name="ce36"/>
        </table:table-row>
        <table:table-row table:style-name="ro4">
          <table:table-cell office:value-type="string" calcext:value-type="string">
            <text:p>Nr server contribution (qS)</text:p>
          </table:table-cell>
          <table:table-cell office:value-type="float" office:value="-179.125" calcext:value-type="float">
            <text:p>-179</text:p>
          </table:table-cell>
          <table:table-cell office:value-type="float" office:value="0.286187481061213" calcext:value-type="float">
            <text:p>0.286</text:p>
          </table:table-cell>
          <table:table-cell office:value-type="float" office:value="0.323021911186579" calcext:value-type="float">
            <text:p>0.323</text:p>
          </table:table-cell>
          <table:table-cell/>
          <table:table-cell office:value-type="string" calcext:value-type="string">
            <text:p>Nr server contribution (qS)</text:p>
          </table:table-cell>
          <table:table-cell office:value-type="float" office:value="0.748333333333332" calcext:value-type="float">
            <text:p>0.748</text:p>
          </table:table-cell>
          <table:table-cell office:value-type="float" office:value="0.645226715012341" calcext:value-type="float">
            <text:p>0.645</text:p>
          </table:table-cell>
          <table:table-cell office:value-type="float" office:value="1.13356076970306" calcext:value-type="float">
            <text:p>1.134</text:p>
          </table:table-cell>
        </table:table-row>
        <table:table-row table:style-name="ro4">
          <table:table-cell office:value-type="string" calcext:value-type="string">
            <text:p>Nr middleware contribution (qM)</text:p>
          </table:table-cell>
          <table:table-cell office:value-type="float" office:value="1894.29166666667" calcext:value-type="float">
            <text:p>1894</text:p>
          </table:table-cell>
          <table:table-cell office:value-type="float" office:value="32.0060384604447" calcext:value-type="float">
            <text:p>32.006</text:p>
          </table:table-cell>
          <table:table-cell office:value-type="float" office:value="36.1254506125398" calcext:value-type="float">
            <text:p>36.125</text:p>
          </table:table-cell>
          <table:table-cell/>
          <table:table-cell office:value-type="string" calcext:value-type="string">
            <text:p>Nr middleware contribution (qM)</text:p>
          </table:table-cell>
          <table:table-cell office:value-type="float" office:value="0.425000000000001" calcext:value-type="float">
            <text:p>0.425</text:p>
          </table:table-cell>
          <table:table-cell office:value-type="float" office:value="0.208113388047072" calcext:value-type="float">
            <text:p>0.208</text:p>
          </table:table-cell>
          <table:table-cell office:value-type="float" office:value="0.365622140018858" calcext:value-type="float">
            <text:p>0.366</text:p>
          </table:table-cell>
        </table:table-row>
        <table:table-row table:style-name="ro4">
          <table:table-cell office:value-type="string" calcext:value-type="string">
            <text:p>Nr worker thread contribution (qT)</text:p>
          </table:table-cell>
          <table:table-cell office:value-type="float" office:value="2469.04166666667" calcext:value-type="float">
            <text:p>2469</text:p>
          </table:table-cell>
          <table:table-cell office:value-type="float" office:value="54.3744733162642" calcext:value-type="float">
            <text:p>54.374</text:p>
          </table:table-cell>
          <table:table-cell office:value-type="float" office:value="61.3728672730674" calcext:value-type="float">
            <text:p>61.373</text:p>
          </table:table-cell>
          <table:table-cell/>
          <table:table-cell office:value-type="string" calcext:value-type="string">
            <text:p>Nr worker thread contribution (qT)</text:p>
          </table:table-cell>
          <table:table-cell office:value-type="float" office:value="-6.97083333333334" calcext:value-type="float">
            <text:p>-6.971</text:p>
          </table:table-cell>
          <table:table-cell office:value-type="float" office:value="55.9875621965783" calcext:value-type="float">
            <text:p>55.988</text:p>
          </table:table-cell>
          <table:table-cell office:value-type="float" office:value="98.3612467071165" calcext:value-type="float">
            <text:p>98.361</text:p>
          </table:table-cell>
        </table:table-row>
        <table:table-row table:style-name="ro4">
          <table:table-cell office:value-type="string" calcext:value-type="string">
            <text:p>server and middleware (qSM)</text:p>
          </table:table-cell>
          <table:table-cell office:value-type="float" office:value="-25.2083333333333" calcext:value-type="float">
            <text:p>-25</text:p>
          </table:table-cell>
          <table:table-cell office:value-type="float" office:value="0.00566795627427972" calcext:value-type="float">
            <text:p>0.006</text:p>
          </table:table-cell>
          <table:table-cell office:value-type="float" office:value="0.00639746386337629" calcext:value-type="float">
            <text:p>0.006</text:p>
          </table:table-cell>
          <table:table-cell/>
          <table:table-cell office:value-type="string" calcext:value-type="string">
            <text:p>server and middleware (qSM)</text:p>
          </table:table-cell>
          <table:table-cell office:value-type="float" office:value="0.157500000000001" calcext:value-type="float">
            <text:p>0.158</text:p>
          </table:table-cell>
          <table:table-cell office:value-type="float" office:value="0.0285813853688177" calcext:value-type="float">
            <text:p>0.029</text:p>
          </table:table-cell>
          <table:table-cell office:value-type="float" office:value="0.0502129506482649" calcext:value-type="float">
            <text:p>0.050</text:p>
          </table:table-cell>
        </table:table-row>
        <table:table-row table:style-name="ro4">
          <table:table-cell office:value-type="string" calcext:value-type="string">
            <text:p>server and worker thread (qST)</text:p>
          </table:table-cell>
          <table:table-cell office:value-type="float" office:value="-59.6250000000002" calcext:value-type="float">
            <text:p>-60</text:p>
          </table:table-cell>
          <table:table-cell office:value-type="float" office:value="0.0317099100011624" calcext:value-type="float">
            <text:p>0.032</text:p>
          </table:table-cell>
          <table:table-cell office:value-type="float" office:value="0.0357912082462441" calcext:value-type="float">
            <text:p>0.036</text:p>
          </table:table-cell>
          <table:table-cell/>
          <table:table-cell office:value-type="string" calcext:value-type="string">
            <text:p>server and worker thread (qST)</text:p>
          </table:table-cell>
          <table:table-cell office:value-type="float" office:value="-0.00666666666666727" calcext:value-type="float">
            <text:p>-0.007</text:p>
          </table:table-cell>
          <table:table-cell office:value-type="float" office:value="0.0000512082154364281" calcext:value-type="float">
            <text:p>0.000</text:p>
          </table:table-cell>
          <table:table-cell office:value-type="float" office:value="0.0000899646941991966" calcext:value-type="float">
            <text:p>0.000</text:p>
          </table:table-cell>
        </table:table-row>
        <table:table-row table:style-name="ro4">
          <table:table-cell office:value-type="string" calcext:value-type="string">
            <text:p>middleware and worker thread (qMT)</text:p>
          </table:table-cell>
          <table:table-cell office:value-type="float" office:value="457.458333333333" calcext:value-type="float">
            <text:p>457</text:p>
          </table:table-cell>
          <table:table-cell office:value-type="float" office:value="1.86655723777843" calcext:value-type="float">
            <text:p>1.867</text:p>
          </table:table-cell>
          <table:table-cell office:value-type="float" office:value="2.10679685935447" calcext:value-type="float">
            <text:p>2.107</text:p>
          </table:table-cell>
          <table:table-cell/>
          <table:table-cell office:value-type="string" calcext:value-type="string">
            <text:p>middleware and worker thread (qMT)</text:p>
          </table:table-cell>
          <table:table-cell office:value-type="float" office:value="0.209999999999999" calcext:value-type="float">
            <text:p>0.210</text:p>
          </table:table-cell>
          <table:table-cell office:value-type="float" office:value="0.0508113517667863" calcext:value-type="float">
            <text:p>0.051</text:p>
          </table:table-cell>
          <table:table-cell office:value-type="float" office:value="0.0892674678191363" calcext:value-type="float">
            <text:p>0.089</text:p>
          </table:table-cell>
        </table:table-row>
        <table:table-row table:style-name="ro4">
          <table:table-cell table:style-name="ce9" office:value-type="string" calcext:value-type="string">
            <text:p>all togeteher (qSMT)</text:p>
          </table:table-cell>
          <table:table-cell table:style-name="ce14" office:value-type="float" office:value="54.2916666666663" calcext:value-type="float">
            <text:p>54</text:p>
          </table:table-cell>
          <table:table-cell table:style-name="ce17" office:value-type="float" office:value="0.026290846729263" calcext:value-type="float">
            <text:p>0.026</text:p>
          </table:table-cell>
          <table:table-cell table:style-name="ce21" office:value-type="float" office:value="0.029674671742135" calcext:value-type="float">
            <text:p>0.030</text:p>
          </table:table-cell>
          <table:table-cell/>
          <table:table-cell table:style-name="ce26" office:value-type="string" calcext:value-type="string">
            <text:p>all togeteher (qSMT)</text:p>
          </table:table-cell>
          <table:table-cell table:style-name="ce32" office:value-type="float" office:value="0.748333333333332" calcext:value-type="float">
            <text:p>0.748</text:p>
          </table:table-cell>
          <table:table-cell table:style-name="ce32" office:value-type="float" office:value="0.645226715012341" calcext:value-type="float">
            <text:p>0.645</text:p>
          </table:table-cell>
          <table:table-cell table:style-name="ce38" office:value-type="float" office:value="1.13356076970306" calcext:value-type="float">
            <text:p>1.134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2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5:35:40.955512618</meta:creation-date>
    <dc:date>2017-12-09T12:34:20.329639306</dc:date>
    <meta:editing-duration>PT32M28S</meta:editing-duration>
    <meta:editing-cycles>4</meta:editing-cycles>
    <meta:generator>LibreOffice/5.1.6.2$Linux_X86_64 LibreOffice_project/10m0$Build-2</meta:generator>
    <meta:document-statistic meta:table-count="6" meta:cell-count="1949" meta:object-count="0"/>
  </office:meta>
</office:document-meta>
</file>